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11ac" officeooo:paragraph-rsid="000711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'Slater,': 1, 'shouted,': 1, 'reconstruction.': 1, 'unfrocked."': 1, 'yellow': 7, 'four': 14, 'woods': 1, 'clotted': 1, "friend's": 9, 'hanging': 7, 'corridors,': 1, 'handle-bar,': 1, 'hastily': 2, 'Until': 4, 'experience."': 1, 'frou-frou': 1, 'Foundation': 14, 'inheritance.': 1, 'rope--each': 1, 'drugget,': 1, '"that,': 1, 'setback?"': 1, 'sir--not': 2, 'Ronald': 7, 'delusions,': 1, 'JUNGLE': 1, 'Marsham,': 1, 'lord': 2, 'write,"': 1, 'placed': 15, 'sinking': 2, 'starter."': 1, 'agitation,': 2, 'wood,': 2, 'advice.': 4, '"Anyone': 2, 'leisurely': 1, 'Torrington': 1, 'passage--steps': 1, 'stabbed': 4, 'screaming': 1, 'night-clothes,': 1, 'night-clothes.': 1, 'disturb': 2, 'more--eh,': 1, 'uttering': 1, 'scholar': 2, 'wooden': 7, 'Cubitt,': 5, 'pince-nez.': 1, 'piling': 1, 'stars.': 1, 'stars,': 1, 'succession': 5, 's/he': 1, 'pipe-rack--even': 1, 'seven,': 1, 'spoken,': 1, 'sprung': 4, 'specially': 2, 'shelves.': 1, 'tired': 1, 'ate.': 1, 'known."': 1, 'tires': 3, 'consists': 5, 'second': 45, 'attended': 1, 'her?': 1, 'Sussex.': 1, 'screaming,': 1, 'sailed': 1, 'chin.': 3, 'haughtily': 1, 'Run': 1, 'handle-bar.': 1, '"started': 1, 'Flowers----Good': 1, 'nature,': 4, 'fingers': 6, 'fist.': 1, 'report,': 1, 'report.': 1, 'approve."': 1, 'sights.': 1, 'College': 1, 'to-morrow?"': 1, 'increasing': 2, 'specialist': 2, 'so."': 6, 'misjudged': 1, 'intellects': 1, 'chins': 1, "so.'": 1, 'leaning': 6, 'tire.': 1, 'here': 55, 'tigers,': 1, 'reported': 6, 'glass.': 3, 'glass,': 4, 'police.': 4, 'shock,': 1, 'exclamation,': 1, 'shock.': 1, 'exclamation.': 2, 'sitting,': 2, 'sitting.': 1, 'elaborate': 2, 'climbed': 2, 'reports': 2, 'transfixed': 1, 'Harden,': 1, 'NOT': 4, 'military': 1, '"who': 1, 'hotel."': 1, 'criticism': 1, 'golden': 3, 'projection': 1, 'secluded': 2, 'dust--and': 1, 'walk."': 1, 'explained': 5, 'Three': 6, 'replace': 2, 'brought': 35, 'anywhere,': 2, 'bring,': 1, 'stern': 3, 'Basil': 1, '"The': 67, 'hoping': 1, 'grime,': 1, 'odious,': 1, 'spoke': 9, 'plunge.': 1, 'glimmering': 1, 'fame!': 1, 'occupying': 1, 'music': 3, 'therefore': 10, 'strike': 5, 'frockcoat': 1, '.--"and': 1, 'until': 74, 'month."': 1, 'opponent,': 1, 'dry,': 2, 'dry.': 2, 'paperwork': 1, 'holy': 1, 'gallows,': 1, 'successful': 8, 'midnight.': 1, 'person."': 2, 'violates': 1, 'hurt': 6, 'glass': 10, 'fastened.': 1, 'surgeon': 1, 'Australia."': 1, 'hole': 5, 'hold': 16, 'sorry': 4, 'Here,': 7, 'circumstances': 9, 'brows,': 1, 'since.': 4, 'locked': 13, 'innocence,': 1, 'blade': 2, 'plunged': 2, 'liability,': 1, 'sweeter': 1, 'laughter.': 6, 'example': 1, 'Mystery': 1, 'sank,': 1, 'presence--tall,': 1, 'anyhow."': 1, 'Napoleon.': 1, 'Napoleon,': 6, 'unjust': 1, 'household': 7, 'organized': 1, 'ACTUAL,': 1, 'ASCII"': 2, 'that."': 3, 'type?': 1, 'police-station': 2, 'caution': 2, 'want': 28, 'tool-house,': 1, 'tool-house.': 1, 'absolute': 13, 'provincial': 1, 'around,': 1, 'groaned': 2, 'instant?"': 1, 'Hampstead': 1, 'drying': 1, 'cigarette.': 7, 'copious': 1, 'cigarette,': 1, 'machine': 2, 'how': 96, 'hot': 6, 'alarm?"': 1, 'youth,': 2, 'impulsive,': 2, 'conclusion."': 2, 'dignified': 1, 'retreating': 1, 'A': 104, 'outhouse--he': 1, 'beauty': 3, 'L,': 1, 'Roughly': 1, "Moran's": 1, 'wrong': 8, 'cuttings.': 1, 'destined': 2, 'Napoleons': 1, 'pondered.': 1, 'unselfish': 1, 'misfortune.': 2, 'addressed,"': 1, 'misfortune,': 1, 'endeavoured': 4, 'retired,': 1, 'retired.': 2, 'cigarettes': 6, 'specks': 1, 'Another': 3, 'keeps': 2, '"To': 14, 'carelessness': 1, 'wing': 3, 'wind': 8, 'wine': 3, 'blind': 9, 'shuddered': 1, "What's": 5, 'school.': 5, 'school,': 3, 'effect.': 1, 'Edith': 1, "we've": 1, 'engrossed': 1, "SHIKARI'S": 1, 'voice."': 1, '"Give': 2, 'Soames--at': 1, 'TRUE': 1, 'consequences.': 1, 'luck!"': 1, 'dreamer': 1, 'admirably': 1, 'His': 76, 'died.': 2, 'fit': 6, 'died,': 2, 'bringing': 3, 'fix': 5, 'shoes."': 1, 'rescued': 1, 'MR.': 1, 'omitted': 1, 'reentered': 1, 'hidden': 3, 'malignant,': 1, 'admirable': 7, 'easier': 2, 'they?"': 1, 'deplorably': 1, 'unsatisfied.': 1, 'grievous': 1, 'copying': 2, 'obliging': 1, 'faint."': 1, 'slate': 1, 'maritime': 1, 'drabs': 1, 'effects': 1, 'Disgraceful,': 1, "lovers'": 1, 'silver': 7, 'devices,': 1, 'represents': 2, 'battle-signals': 1, 'noble,': 1, 'West,': 1, 'Cubitt.': 3, 'probable."': 1, 'Smith.': 3, 'examination?"': 1, 'obstinate,"': 1, 'Wales.': 2, 'blushed': 1, 'inoffensive.': 1, 'Solitary': 1, 'preceded': 2, 'financial': 1, 'directly': 3, 'Carstairs,': 1, 'correct.': 3, 'series': 4, 'correct,': 3, "'My": 1, 'spider': 1, 'ticket': 1, 'solution': 5, 'reader': 4, 'whiz': 1, 'precedes': 1, 'fortnight': 5, 'laboratory': 1, 'message': 12, 'whip': 1, 'borne': 2, 'misfortune': 5, 'at!': 1, 'at.': 2, 'murder--stopped': 1, 'indiscretion': 2, 'encourage': 1, 'everything."': 1, 'Godfrey': 30, 'Josiah': 2, 'pair,': 1, 'stamping': 1, 'assured': 6, 'touchline.': 1, 'threatened': 3, 'come.--Sherlock': 1, 'professions?': 1, 'assures': 1, 'XXX.': 1, "for----'": 1, 'Escott,': 1, 'elsewhere': 1, 'element': 1, 'returning': 1, 'occasionally,': 1, 'one--that': 1, 'enormous': 3, 'ate': 1, 'exposing': 1, 'ANYTHING': 1, 'shelves': 1, '"They\'ve': 1, 'perhaps,': 4, 'card,': 2, 'receipted': 1, 'commented': 1, 'disturbed': 2, 'speedy': 1, 'tempting': 2, 'front.': 2, 'Lancaster,': 1, 'purpose': 7, '17,': 1, 'crowning': 1, 'Please': 2, 'guessed?"': 1, 'channels': 1, 'comment?"': 1, 'chevron': 1, 'lies."': 1, 'If,': 3, 'me!': 4, 'reward,': 1, 'reward.': 2, 'her.': 19, 'polished.': 1, 'Adelaide-Southampton': 2, 'service': 3, 'Lieutenant': 1, 'engagement': 2, 'Watson!"': 2, 'needed': 8, 'Bannister!"': 1, <text:soft-page-break/>'master': 13, 'blossoms': 1, 'bracing,': 1, 'legs': 5, 'sure,': 5, 'Surely,': 2, 'sure.': 4, 'easy,': 1, 'time-table.': 1, 'incident."': 1, 'Tibet,': 1, 'channel.': 1, 'student--a': 1, 'falling.': 1, 'motionless': 2, 'mutilated': 2, 'was,': 18, 'was.': 7, 'might,': 1, 'peril': 1, 'exultation': 1, 'showed': 35, 'coward': 1, 'handcuffs': 3, 'tree': 1, 'rusty': 1, 'now----"': 2, 'endure': 2, 'feeling': 8, 'old,': 7, 'entering,': 1, 'quadrangle,': 2, 'gulped': 1, 'Chicago': 1, 'heads.': 1, 'well,': 34, 'well.': 10, 'shrubs': 1, 'me?': 3, 'dozen': 4, 'Then': 77, 'Marker!': 1, 'affair."': 2, 'middle-sized,': 1, 'What?': 1, 'responsible': 4, 'drunk,': 2, 'eagerly': 3, 'metallic': 2, 'recommended': 1, 'absorbed': 6, 'Minister': 6, 'They': 44, 'Ask': 1, 'regulating': 1, 'What,': 2, 'Bank': 1, 'imprudent': 1, 'sensualist': 1, 'cross-examination,': 1, 'shall': 83, 'thrilled': 1, 'object': 20, 'Foundation.': 1, 'fees,': 1, 'reverberated': 1, 'fees.': 1, 'escaped.': 1, 'mouth': 11, 'long.': 4, 'letter': 48, 'long,': 20, 'retaining': 1, 'now?': 1, 'drought': 1, 'difficulties,': 1, 'difficulties.': 2, 'dummy': 1, 'stupid': 1, 'episode': 1, 'grip,': 1, 'grove': 2, 'door,': 26, 'professor': 12, 'door.': 35, 'affair?': 1, 'fanciful.': 1, 'fugitives': 1, 'connection."': 2, 'scream': 3, 'came': 144, 'saying': 4, 'nodded': 3, 'Wilder."': 1, 'loitered': 1, 'browbeat': 1, '"Dr.': 3, 'abreast': 1, 'now--probably': 1, 'Watson;': 1, 'touches': 1, 'busy': 11, 'Watson?': 4, 'lights': 3, 'tufted,': 1, 'ceased.': 1, 'bust': 23, 'appreciated': 1, 'Watson.': 23, 'rich': 5, 'Watson,': 113, 'heartily': 2, 'telegrams': 1, 'Watson!': 7, 'courts."': 1, 'plate': 2, 'resources,': 1, 'accessed,': 1, 'atoms': 1, 'water-tight': 1, 'bracket--you': 1, "Woodman's": 4, 'crackled': 2, 'pocket': 13, 'cushion': 1, 'altogether': 3, 'incredible,': 2, 'incredible.': 1, 'men?': 1, 'telegram.': 3, 'avenger': 1, 'telegram,': 4, 'them?': 1, 'them;': 1, 'SEND': 1, 'produced.': 2, 'men,': 2, 'men.': 6, 'lurched': 1, 'release': 3, 'them.': 45, 'them,': 25, 'cowered.': 1, 'blew': 3, 'disaster': 1, 'fair': 13, 'be,"': 1, 'pleased."': 1, 'radius': 1, 'result': 4, 'fail': 5, 'John': 11, 'statesman.': 1, 'best': 44, 'successes,': 1, 'inns': 1, 'Stain"': 1, 'ambitions': 1, 'estate.': 1, 'quest.': 2, 'resignation.': 1, 'rings': 2, 'inconceivable--impossible.': 1, 'stealthy': 3, 'adventure.': 1, 'adventure,': 1, 'score': 2, 'sensible': 1, 'butcher\'s?"': 1, 'Carruthers.': 2, 'trigger.': 1, 'Leverstoke,': 1, 'preserve': 3, 'skull.': 1, 'foxhound.': 1, 'men': 32, 'involved.': 1, 'nature': 7, 'rolled': 2, 'smelled': 1, 'up--he': 1, 'ears--a': 1, 'twinkling': 1, 'consume."': 1, '\xef\xbb\xbfProject': 1, 'seriously,': 2, 'debt': 1, 'point."': 2, 'six."': 2, 'pity': 1, 'described,': 1, 'weather?"': 1, 'accident': 3, 'disdain': 2, 'Wednesday.': 1, 'country': 28, 'readers': 2, 'adventures': 2, 'stamp.': 1, 'man--square': 1, 'pith': 2, 'ring,': 1, 'lot,': 1, '"Something': 1, 'argue': 1, 'tinge': 1, 'asked': 37, 'bored': 1, 'poison': 1, '"No,"': 1, 'doubt,': 7, 'vain': 5, '"London': 1, 'money.': 2, 'Colonel,': 1, 'situated.': 1, 'inaccurate': 1, 'gleaming': 5, '"Excellent!': 4, '"Excellent.': 1, '"Excellent,': 3, 'grazing': 1, 'dot,': 1, 'cardboard': 1, 'source': 3, '.': 6, 'bothers': 1, 'much': 90, 'privilege': 1, 'deliberately': 1, 'corroborated,': 1, 'prisoner,"': 1, '"one': 2, 'dots': 1, 'Rhodesia.': 1, 'life': 35, 'say?"': 3, 'follow,': 1, 'bell-rope': 2, 'needed.': 4, 'Duchess,': 1, 'strewn': 2, 'child': 3, 'worked': 6, 'doth': 1, 'Holmes': 290, 'fall,': 1, 'angry.': 1, 'doorstep,': 1, 'colour,': 4, 'employ': 2, "CAN'T": 2, 'electricians.': 1, 'prostrate': 1, 'skirts': 1, 'remembering': 1, '"Remember': 1, 'pioneer,': 1, 'played': 13, 'trees.': 7, 'Important.': 1, 'trees,': 3, 'consent,': 1, 'said?': 1, 'nightshirt,': 1, 'top.': 2, 'elicit': 1, 'to-morrow': 8, 'chap,"': 1, 'Capital': 1, 'said,': 28, '"\'Well,\'': 1, 'said.': 12, 'crackle,': 1, 'simian': 1, 'damaged': 2, 'severity': 1, 'things': 25, 'shards,': 1, 'demands': 1, 'sunshine."': 1, 'haphazard': 1, 'swarthy': 3, 'faced."': 1, 'passed.': 5, 'passed,': 2, 'Randalls,': 1, 'going?"': 1, 'Cyclist': 1, 'fairly': 12, 'self-composure.': 1, 'ill-usage': 1, 'Maybe': 3, 'securities.': 2, 'middle-aged': 4, 'dexterous': 1, 'GO.': 1, 'scratch?"':</text:p>
      <text:p text:style-name="P1"><text:s/>1, '"Excuse': 4, 'supper': 4, 'seamed': 1, 'haggard': 5, 'eBook,': 1, "someone's": 1, 'intrusion': 1, 'acquiescence.': 1, 'bonny': 1, 'academic': 1, 'stillness': 1, 'which,': 11, 'thing.': 4, 'approvingly.': 2, 'thing,': 5, 'intrusion.': 1, 'gorse.': 1, 'gorse,': 2, 'track."': 1, 'darkness?': 1, 'addresses.': 1, 'bellow': 1, 'Thank': 9, 'sleeps': 2, 'THAT': 3, 'distribute': 5, 'escaped."': 1, 'nearing': 1, 'well-to-do.': 1, 'Wire': 1, 'shading': 1, 'plight': 1, 'rushing': 2, 'previous': 3, 'enters': 3, 'Colonial': 1, '"Hill': 1, 'Oscar': 1, 'old-fashioned': 7, 'step,': 2, 'had': 1000, 'box."': 1, 'exploits': 1, "her!'": 1, 'mouth."': 1, 'MORAN,': 1, 'Surely': 8, 'innocent': 4, 'Meunier,': 1, 'complex.': 1, 'has': 272, 'hat': 5, 'Lord,': 2, 'one,"': 6, 'jumper.': 1, 'fashion."': 2, 'sovereign.': 1, 'late.': 5, 'possible': 32, 'London."': 1, 'possibly': 20, 'frustrated.': 1, 'Terrace': 1, 'job.': 1, 'sleep,': 1, 'shadow': 14, 'unique': 5, 'opinion.': 1, 'opinion,': 4, 'desire': 17, 'Honour.': 1, 'harpooners': 1, 'collection,': 2, 'war,': 2, 'remind': 1, 'cravats': 1, 'steps': 13, 'governess': 1, 'yarn."': 1, 'grotesquely': 1, 'enter,': 2, "'45--fifty": 1, 'right': 44, 'old': 90, 'crowd': 2, 'people': 20, <text:soft-page-break/>'Stepney.': 3, 'Stepney,': 1, 'us?"': 2, 'cheeks.': 1, 'captive': 1, 'commonplace': 3, 'Whatever': 1, 'Between': 2, 'left,': 4, 'twinkle,': 1, 'left.': 3, 'shake,': 1, 'enemies': 3, 'purveyor': 1, 'ruffled': 3, 'for': 751, 'bottom': 6, 'forever."': 2, 'tell."': 2, 'direction."': 2, 'plucked': 1, 'summoned': 2, 'serpents': 1, 'excite,': 1, "Hopkin's": 1, 'forever.': 1, 'forever,': 1, 'billiard-room,': 1, 'consultant,': 1, 'smashed."': 1, 'memorable': 1, 'Mme.': 4, 'lied."': 1, 'Think': 2, 'shaken': 7, 'First': 2, 'better!"': 1, 'Indeed,': 1, 'lackey': 1, 'citizens': 1, 'Susan,': 2, 'recollect': 1, '"Surely': 10, 'rascal!"': 1, 'Incidentally,': 1, 'gasp,': 1, '"Project': 5, 'perceive,"': 1, 'raised': 13, 'gauze': 1, 'statements': 1, 'shrill,': 1, 'tiger?': 1, 'university,': 2, 'youthful': 1, 'Scotland': 14, 'scrip': 1, 'son': 13, 'university;': 1, 'Few': 1, 'flight."': 1, 'retreat.': 1, 'innocent."': 1, 'swelter': 1, 'tiger.': 2, "son's": 2, 'shed,"': 1, 'due.': 1, 'cleared': 4, 'clever,': 1, 'bowling-alley,"': 1, 'fields,': 1, 'waits': 3, 'time-honoured': 1, 'suffice': 2, 'straw?"': 1, 'avail': 2, 'humorous': 1, 'grasping': 1, 'go?"': 2, 'person--a': 1, 'happy': 18, 'so!': 1, 'waistcoat': 1, "she.'": 1, 'offer': 5, 'tigers': 1, 'conclusively': 1, 'so,': 28, 'so.': 24, 'shrilly': 2, 'talents': 1, 'gun-room,': 1, 'fatigue,"': 1, 'emotions.': 1, 'Greek,': 1, 'morally': 4, 'squalid': 2, 'statement,': 1, 'so?': 1, 'hall.': 7, 'hall,': 7, 'inside': 11, 'sobbing.': 2, 'devices': 1, 'eyes!"': 1, 'County': 1, "'That": 1, 'solicitor,': 1, 'solicitor.': 1, 'increased--as': 1, 'wait,': 4, 'palm': 4, 'wait.': 2, 'time,"': 3, 'End,': 1, 'End.': 1, 'night!"': 1, 'explosion,': 1, 'explosion.': 1, 'proved': 9, 'Sit': 2, 'visitors.': 1, 'Six': 3, 'soothe': 1, 'proves': 2, 'exist': 1, 'postmark,': 1, 'emotion."': 1, 'palm.': 1, 'treatise.': 1, 'none."': 1, 'traversed': 1, 'smelt': 1, 'dotted': 1, 'floor': 12, 'wary': 1, '"Hardly': 2, 'uttered': 3, 'flood': 2, 'brings': 1, 'snick': 1, 'smell': 3, 'expose': 4, 'steamship': 1, 'hereby': 1, 'intend': 5, 'gone."': 3, 'stables.': 1, '"Drop': 1, 'alighted,': 1, 'comely': 2, "servants'": 2, 'action."': 1, 'persecution': 1, 'replacement': 3, '[EBook': 1, 'servants,': 1, 'proceed?"': 1, 'fastened': 7, '"Never': 1, 'confused.': 1, 'confused,': 1, 'Charles': 6, 'beamed': 1, 'time': 110, 'push': 3, 'Empire': 1, 'quantity': 1, "'I": 5, 'consumed.': 1, 'gloom.': 1, 'gloom,': 2, 'purred.': 1, 'Indians': 1, 'thankful,': 1, 'house--Mr.': 1, 'Title': 1, 'chair': 25, 'midst': 1, 'provided,': 1, 'fatigue.': 1, 'coincidence!': 1, 'Russian.': 1, 'bicycled': 1, 'good!': 1, 'wooden-walled,': 1, 'coincidence,': 2, 'methodically': 1, 'coincidence.': 1, 'speak,"': 1, 'bicycles': 2, 'tea,': 1, 'absence."': 1, 'remedied,"': 1, 'cook,': 1, '1895,': 1, 'tenacious': 1, 'whim,': 1, 'choice': 1, 'outside."': 1, 'once?"': 1, 'gloomy': 5, 'Indian,': 2, 'hairpin': 1, 'Indian.': 1, "'Baron": 1, '"Lie': 1, 'while,': 1, 'exact': 7, 'Blackwell,': 1, 'minute': 12, 'poor,': 4, 'moors,': 1, 'tampered': 5, 'bicycle,': 6, 'bicycle.': 5, 'leave': 41, 'solved': 6, 'settle': 3, 'team': 6, 'compressed.': 1, 'compressed,': 1, 'table--a': 1, 'unaware': 1, 'prevent': 10, 'border.': 1, 'overlooked': 2, 'occurrence': 2, "Elrige's": 1, 'And,': 3, 'yard,': 2, 'Date:': 1, "Gray's": 1, 'sign': 14, 'Why,': 7, 'climb.': 1, '.RE.ARE': 1, 'carpet,': 5, 'carpet.': 5, 'though,': 2, 'suggestive': 5, 'proprieties': 1, 'wriggle': 1, 'presence,': 4, 'bizarre,': 1, 'saw,': 4, 'falling': 2, 'crackling': 1, 'dust,': 3, 'Gutenberg:': 1, 'jury': 3, '"time."': 1, 'train."': 4, 'climbs': 1, 'grandparents': 1, '"Jacobs,': 1, 'cushion,': 1, 'test': 1, 'trail.': 2, 'yards': 15, 'address': 5, 'alone': 15, 'Gutenberg"': 4, 'along': 24, 'Europe.': 3, 'My': 42, 'momentous': 1, 'eccentricity.': 1, 'laurel': 1, 'merchants,': 1, 'brilliant': 6, 'ARMSTRONG.': 1, 'studied': 1, 'wherever': 3, 'degrees,': 1, '"Each': 1, 'Born': 1, 'MY': 2, 'copper,': 1, 'concealed': 5, 'relations?': 1, 'stained': 5, 'love': 13, 'READ': 1, 'prefer': 5, 'NOTICE': 1, 'Abbey': 8, 'specified': 2, 'Norwood."': 2, 'raking': 1, 'ironical': 2, 'K.G.,': 1, 'marble,': 1, 'Vanilla': 2, 'Bob': 2, 'murderers.': 1, 'crammed': 1, 'it,"': 9, 'working': 6, 'flaxen-haired,': 1, 'value.': 2, 'angry': 4, 'value,': 2, 'flannel,': 1, 'ante-room': 1, 'tightly': 2, 'amiss?"': 1, 'believe,': 1, 'vigour': 2, 'Royalty': 2, 'DAMAGE.': 1, 'postoffice': 1, 'Those': 4, 'wicked': 2, 'scratched': 2, 'oak-panelled': 1, 'over!"': 1, 'afford': 5, 'apparent': 2, 'Should': 2, 'odious': 5, 'ignorant': 1, 'stored.': 1, 'scratches': 2, 'blood.': 7, 'blood,': 3, 'task,': 1, 'honey': 1, 'preponderance': 1, '"Information': 1, 'deserved': 1, 'July.': 1, 'seen.': 7, 'originally': 1, 'pretend': 1, 'believes': 1, 'heart--it': 1, 'seen,': 1, 'stature': 1, 'believed': 3, 'Our': 25, 'mystery."': 4, 'Out': 2, 'get--and': 1, 'broad-shouldered': 1, 'locks': 1, 'one--the': 1, 'heard.': 3, 'clean-shaven,': 2, 'allowed': 7, 'week-end': 3, 'clothing,': 1, 'stole': 6, 'evidently': 13, 'scent,': 1, 'scent.': 1, "nuisance.'": 1, 'foul': 3, 'Who': 10, 'poking': 1, 'horses?"': 1, '"Whom': 3, "Huxtable's": 3, 'Why': 12, 'listen.': 1, 'none?"': 1, 'spot': 11, 'Hudson?"': 1, 'lock,': 2, 'expectation': 1, 'misshapen': 1, 'date': 6, 'such': 116, 'revealed': 3, 'codes': 1, 'disagreeable': 1, 'stress': 1, 'morning-room.': 2, 'natural': 10, 'ice-pack': 1, 'conscious': 5, 'applicant': 1, '("the': 1, 'so': 293, 'Honourable': 7, 'swollen': 1, 'Molesey': 1, 'danger-signals.': 1, '"Surely,"': 1, 'pulled': 15, 'piece-work': 1, '"Nay,': 1, 'drunken': 2, 'waterproof.': 1, 'sad-<text:soft-page-break/>faced,': 1, 'pudding.': 1, 'noteworthy': 1, 'heraldic': 1, 'record.': 1, 'below.': 7, 'record,': 1, 'years': 35, 'course': 15, 'Damn': 1, 'quarrelled': 1, 'goods.': 1, 'won."': 1, 'tore': 7, 'solitary': 3, 'derive': 2, 'Widger': 2, 'thumb': 3, 'did,': 1, 'torn': 4, 'troubles': 1, 'descend,': 1, 'pantry,': 1, 'suspicion': 5, 'dead.': 5, 'dead,': 8, 'pitiable': 2, 'troubled': 2, 'instantly': 4, 'conveying': 1, 'readers,': 1, 'right!': 1, 'pouch,': 2, 'matches': 1, 'Bannister.': 4, 'professor.': 3, 'Bannister,': 4, 'concerned.': 2, 'year,': 6, 'records': 3, 'year.': 7, 'overpowering': 1, 'compelled': 5, 'ELSIE': 1, 'subscribers': 1, 'workmanlike': 2, 'arriving': 1, 'concerned,': 2, 'twilight': 2, 'handiwork': 2, 'Norwood.': 5, '"Let': 11, 'brink,': 1, 'shouted': 1, '"Want?': 1, 'creation.': 1, 'establishing': 1, 'trouble.': 5, 'privately,': 1, 'trouble,': 4, 'explored,': 1, 'Stanley': 27, 'quarter': 14, 'Hampstead."': 2, 'next.': 1, 'limb.': 1, 'square': 7, 'NEIGHBORHOOD': 1, 'Trumpington.': 1, 'quit,': 1, 'crushing': 3, 'thumb-mark': 1, 'Coram."': 1, 'right."': 1, 'billiard': 1, 'facsimile.': 1, 'inside."': 1, 'beetle': 2, 'Boulevard': 1, 'quarters."': 1, 'curb.': 1, 'granite.': 1, 'small,': 3, 'neighbourhood': 2, 'small.': 1, 'Smith-Mortimer': 1, 'something,': 1, 'school."': 1, 'abide': 1, 'contained': 7, 'investigation': 13, 'sibilant': 1, 'one."': 5, 'squares': 2, 'unexplored."': 1, 'bordering': 1, 'disaster.': 1, 'GUTENBERG-tm': 1, 'things,"': 1, 'possibility': 5, 'quite': 39, 'bills,': 1, 'complicated': 2, 'Either': 3, 'besides': 7, 'you?"': 7, 'liberally': 1, 'training': 2, 'came."': 1, 'disguised': 1, "Criminal.'": 1, '"how': 1, 'Thurston.': 1, 'modest': 3, 'Terms': 2, 'moment!"': 2, 'disguises': 1, 'silhouettes': 1, 'punt': 1, 'massive': 4, 'please!"': 2, 'Bayswater': 1, "couldn't.": 1, 'emotion': 1, 'saving': 1, 'specialist,': 1, 'methodical.': 1, 'spoken': 6, 'one': 346, 'sentinel,': 1, '"For': 7, 'open': 39, 'used?"': 1, 'city': 7, 'coins.': 1, 'Monday': 5, '"come': 1, 'coat.': 1, 'Reichenbach': 4, 'coat,': 3, 'accustomed,': 1, 'hurt,': 1, 'draft': 1, 'types': 1, 'dolorously': 1, 'realization': 1, 'sailor-fashion,': 1, 'bits': 1, 'stair!"': 1, 'DISCLAIMER': 1, 'afford,': 1, 'on.': 5, 'homemade': 1, 'on,': 4, 'Embassies': 1, 'spoke.': 2, 'Patrick': 3, 'spoke,': 3, 'flopped': 1, 'much.': 2, 'snatch': 1, 'original.': 1, 'miser,': 1, 'Footmarks': 1, 'waterpipe': 1, '1.E.7': 2, 'representing': 1, 'publicans': 1, 'bit.': 2, 'much-tried': 1, 'bit,': 3, 'overtaken': 1, 'depressed': 1, 'Come': 8, 'stammer': 1, 'folly': 1, 'bit!': 1, 'coats': 3, 'future': 14, 'dressed?"': 1, 'Counties': 1, 'future."': 1, 'continuously,': 1, 'page.': 1, 'heavy-faced,': 1, 'addressing': 1, 'illness': 1, 'remark.': 2, 'remark,': 1, 'sumptuous': 1, 'varnish.': 1, 'cost?"': 1, 'varnish,': 1, 'turned': 87, 'argument': 5, 'sad': 2, 'refuge': 1, 'say': 76, 'rained': 1, 'Inquiry': 1, 'buried': 7, 'lurking': 2, 'trailing,': 1, 'Mistress': 1, 'saw': 96, 'hypodermic': 1, 'sat': 41, 'law,': 3, 'BOTH': 1, 'law.': 6, 'fashionable':</text:p>
      <text:p text:style-name="P1"><text:s/>2, 'exactly.': 1, 'position?"': 2, 'aside': 3, 'corridor.': 1, 'note': 31, 'Important': 1, 'take': 97, 'Half': 2, 'destroy': 4, 'bad,': 2, 'convulsive': 3, 'Hall': 11, 'time."': 5, 'printer': 1, 'opposite': 7, "she,'": 1, 'knew': 80, 'afternoon.': 1, '"Just': 4, 'afternoon,': 5, 'printed': 7, 'remarks': 1, 'knee': 2, 'inserted': 2, 'pages': 6, 'damage': 1, 'lawn': 8, 'operate': 1, '1.E.2.': 1, 'City,': 1, 'replaced,': 2, 'Manor,"': 2, 'bicyclist': 1, 'constable': 11, 'drive': 19, 'not;': 1, 'something.': 1, 'federal': 2, 'bade': 2, 'replaced.': 1, 'not!': 1, 'side-lamps': 1, "'Elsie.'": 1, 'not,': 16, 'not.': 15, 'salt': 1, 'trembled': 1, 'TRADEMARK': 1, 'Halfway': 1, 'Blue': 1, 'walking': 4, 'Lord!"': 1, 'marshalled': 1, 'babbled': 1, 'imagines': 1, 'rejoice,': 1, 'friction': 1, 'bright': 6, 'hiding-place': 4, 'Slaney': 3, 'suspect?"': 3, 'aggressive': 2, 'imagined': 10, 'nearer,': 1, "Dundee.'": 1, 'slow': 1, 'unkind': 1, 'Section': 7, 'prim,': 1, 'coaxing': 1, 'going': 29, 'hinge,': 2, 'lanterns.': 1, 'dreamed': 1, 'complexion': 2, 'peeped': 1, 'clawing': 2, "I'll": 34, 'sealskin,--and': 1, 'rejoiced': 2, 'open,': 19, 'infallibly': 1, 'assistant': 3, 'Lexington': 1, 'clang': 1, 'keys.': 1, 'appetite."': 1, 'india-rubber': 1, 'imagine,': 3, 'imagine.': 1, 'brandy,': 1, 'lucidity': 1, 'awaiting': 3, 'to-night."': 2, 'Having': 3, 'life."': 1, 'business."': 1, 'blind,': 4, 'keenly': 5, 'artist': 1, 'incident--the': 1, 'judgment."': 1, 'tear,': 1, 'absurdly': 3, 'worried': 1, 'taxes.': 1, 'Manchester': 1, 'landlord': 4, 'marred': 1, 'where': 107, 'hinged': 2, 'vision': 2, 'ghastly': 3, 'GRAPHIC': 10, 'names,': 1, 'threats,': 1, '"Because,': 1, 'hopes?': 1, 'overflowed': 1, 'impressions': 1, 'hastened': 4, 'aroused': 3, 'budding': 1, 'reports,': 1, 'Kent,': 2, 'furniture,': 1, 'compliance.': 1, 'That': 44, 'man;': 2, 'man?': 2, "Elsie's": 1, 'Jonas': 13, 'ALIBI': 1, 'refreshed': 1, 'Oakington': 1, 'performance.': 1, 'man,': 78, 'U.S.': 3, 'man.': 31, 'rage,': 2, 'news-bill': 1, 'impression,': 4, 'aberration': 1, 'screen': 3, 'guarded': 1, 'gratefully': 1, 'symbols.': 1, 'spare': 11, 'graceful,': 2, 'menacing': 2, 'beginning."': 1, 'suppressed': 4, 'burglar."': 1, 'concentrated': 2, '"None': 2, 'agents."': 1, 'farcical': 2, 'sir--nothing."': 1, 'many': 37, 'down?"': 2, 'west,': 1, 'representative.': 1, 'demur': 1, 'mane': 1, 'LIABLE': 1, 'Cornelius': 2, 'expression': 9, "can't": 26, 'allowance': 1, "sir'--at": 1, '"Strange,': 1, 'want?': 1, <text:soft-page-break/>'prepare)': 1, 'demurely.': 1, 'notebook."': 1, '"Other': 1, 'sentinel': 1, 'lane.': 1, 'want.': 2, 'boat': 2, 'decide."': 1, 'Address:': 2, 'dress.': 1, 'stretch': 5, 'west': 1, 'workman--one': 1, 'breath': 6, 'friendly?"': 1, 'practised': 1, 'motives': 3, 'mission,': 1, 'plague-spot': 1, 'covering': 2, 'wants': 1, 'him--Mr.': 1, 'enable': 1, 'lanes': 1, 'thousand': 16, 'formed': 11, 'consigned': 1, 'observe': 9, 'Agatha': 1, 'Play': 1, 'lost,': 1, 'former': 3, 'closed,': 1, 'Formerly': 1, 'motive,': 2, 'motive.': 2, 'pretence': 1, 'consulted': 2, 'successes': 3, 'bereavement,': 1, 'foul-mouthed': 2, 'unnecessary,"': 1, 'situation': 9, 'written,': 1, 'chair."': 1, 'region': 1, 'coolly,': 1, "housekeeper's": 1, 'chat': 1, 'injudiciously': 1, 'DID': 1, 'clang.': 1, 'brow': 6, 'surveying': 1, 'engaged': 14, 'action?"': 1, 'edge.': 1, 'weapon.': 3, 'absent,': 2, 'birth.': 1, 'tiny': 2, 'Norwood,"': 1, 'beginning,': 1, 'marshes': 1, 'feelings."': 1, '"Unless': 3, 'wire,': 1, 'ivy': 3, 'wire.': 2, 'hidden,': 1, 'cost!': 1, 'dragging': 1, 'arrest?"': 1, 'train!': 1, 'train,': 3, "it.'": 1, 'wiring': 1, 'immense': 3, 'it."': 49, 'thief.': 1, 'forebodings': 1, 'irksome': 1, 'raining.': 1, 'mouldering': 1, 'come!"': 2, 'motioned': 1, '\'Elrige\'s\'?"': 1, 'him----"': 1, '"Tut,': 1, "joker?'": 1, 'wires': 1, 'hunting-crop,': 1, 'stepping-stones': 1, 'associations.': 2, 'I': 2519, 'air-gun': 3, 'motionless;': 1, 'weight,': 1, 'stationmaster.': 1, 'edges': 2, 'wired': 4, 'advertisement': 2, 'correct?"': 1, 'cheery': 1, 'railway': 2, 'motionless.': 1, 'investigation?"': 1, 'tracking': 1, 'failure,': 1, 'impatiently.': 3, 'MISSING': 1, 'mortuary,': 1, 'vacant': 4, 'madness,': 1, 'pacing': 6, 'ungracious': 1, 'peculiarities': 1, 'costs': 3, 'trains': 1, 'shut.': 2, 'shut,': 2, 'Surrey."': 1, 'good-naturedly.': 1, 'summer': 2, 'followed.': 2, 'condition.': 1, 'being': 49, 'truculent': 1, 'obtained.': 1, 'ex-clergyman,': 1, 'rest': 13, 'necessary."': 1, 'Addleton': 1, 'him--you': 1, 'George!"': 1, 'provocation': 1, 'occasional': 2, 'certainty,': 1, 'hoofs,': 2, 'ex-President': 1, 'Afterwards,': 1, 'suavely.': 1, 'STRICT': 1, 'instrument': 3, 'parson': 1, 'Anonymous': 2, 'continuation': 1, 'strange,': 4, 'vehicle,': 1, 'else,': 3, "Pietro's": 1, 'slim,': 1, 'around': 5, 'unerring': 1, 'trousers?': 1, 'sums': 1, "Carston'--dear": 1, 'dark': 40, 'snarl': 3, '"Hum!': 3, '6.': 1, 'sorry,': 3, 'trousers,': 2, 'world': 17, 'trousers.': 2, 'her--God': 1, 'vague': 3, 'dare': 11, 'Terrace;': 1, 'sensational': 7, '60': 1, 'first,"': 1, 'bluebottles,': 1, 'stranger': 5, 'clad': 5, 'brightness': 1, 'Holmes--simply': 1, 'Augustus': 4, 'east-coast': 1, 'white-haired': 1, 'clay': 4, 'Sharp': 1, 'blonde,': 1, '"Gentlemen,"': 1, 'satisfactory': 1, '"LATER.--It': 1, "couldn't": 12, 'fiver': 1, 'crabbed': 1, 'arrested': 6, 'confide.': 1, 'members,': 1, 'destroy.': 1, 'thinks': 3, 'FRIESLAND,': 1, 'scandals': 1, 'Smith,': 7, 'slight,': 1, 'slight.': 2, 'fright,': 1, 'seaman': 4, 'claw,': 1, 'consuming': 1, 'favourite': 2, 'Charing': 7, 'exit': 1, '23rd': 1, 'happened': 16, 'think.': 2, 'waited.': 1, 'think,': 16, 'waited,': 1, 'scientific': 6, 'power': 8, 'intimate': 7, 'prosecution': 1, "doctor's": 7, 'poise': 1, 'forgetfulness': 1, "'All": 1, "You'll": 5, 'suppose?"': 9, 'moment,"': 2, 'luxurious': 1, 'name--Elsie': 1, 'stone': 7, 'retraced': 1, 'countenance,': 1, 'meal': 1, 'Bull,': 1, 'fraying': 1, 'guilt--but': 1, 'act': 6, 'revenge.': 1, 'luck': 6, 'scandal.': 3, 'scandal,': 3, 'curling': 1, '"Because': 17, 'No': 37, 'antidote': 1, 'forehead,': 5, 'legged': 1, 'forehead.': 2, 'chart.': 1, 'music."': 1, 'treated,': 1, 'moped': 1, 'apologize': 2, 'Empty': 1, 'technically': 1, 'sealer': 1, 'tropical': 1, 'trip,': 1, 'burglar': 5, 'appeared,': 4, 'her': 314, 'endeavouring': 9, 'gleam': 9, 'Collection': 1, 'meals': 1, 'sealed': 2, 'courses': 1, 'Grenoble,': 1, 'back."': 3, 'secrets,"': 1, 'bristled': 3, '"Alas!': 1, 'departed,': 1, 'N,': 2, 'complete': 16, "child's": 2, 'PINCE-NEZ': 1, "'87?": 1, 'counter,': 2, 'displacement': 1, '"About': 1, 'exchanges,': 1, 'another.': 3, 'another,': 3, 'with': 893, 'handsome': 3, 'pull': 3, 'rush': 1, 'overlooking': 1, 'House': 3, 'he?': 1, 'he;': 2, 'nearest': 5, 'do."': 2, 'fiancee--says': 1, 'fiend.': 1, 'bookcase.': 1, 'copying,': 2, 'he,': 63, 'stonily': 2, 'he.': 105, 'agree': 11, 'gasped.': 3, 'detailed': 1, 'gone': 29, '"What!': 1, 'pity,': 1, 'invigorating': 1, 'exhausted': 5, 'certain': 35, 'am': 186, 'Thursday': 2, 'an': 404, 'How': 20, 'as': 624, 'side-table.': 2, 'at': 720, 'walks': 1, 'watched': 12, 'pedestal': 2, 'qualities,': 1, 'constabulary': 1, '"we\'ll': 1, '"Oh!': 2, 'To-night': 1, 'gaitered': 1, 'Watson': 8, 'cheer': 1, 'memoranda.': 1, 'trick,': 2, 'querulous': 1, 'trick.': 2, 'PETER': 1, 'Lady': 26, '(does': 1, 'disgraceful': 1, 'Verner,': 1, 'indemnify': 1, 'walk,': 1, 'hand."': 6, 'money-bags?"': 1, 'oh!': 1, 'waving': 1, 'absconding': 1, 'Together': 2, 'intimation': 1, 'accent.': 1, 'side-whiskers.': 1, 'Susan?"': 1, 'shipping': 2, 'agent!"': 1, 'tricks': 3, 'groom': 1, 'mask': 3, 'respectable,': 4, 'CONTRACT': 1, 'Street': 18, 'mass': 2, 'Hardy,': 2, 'finally,': 12, 'original': 4, 'presentment': 1, '[Last': 2, 'consider': 4, 'caused': 16, 'instincts': 1, 'Woodley,': 5, 'Woodley.': 3, 'wilderness,': 1, '(if': 1, 'gate-post': 1, 'happy,': 2, 'scrupulously': 1, 'oaths': 1, 'friendless': 1, 'McLaren.': 1, 'attentive': 1, 'duty,': 2, 'squeal': 1, 'Donations': 2, 'startled': 1, 'Evil': 1, 'to': 2624, 'tail': 2, 'horse."': 1, 'creaking': 1, 'gallops.': 1, 'dressing': 2, 'smile': 10, 'linguist,': 1, 'knotted': 1, <text:soft-page-break/>'profession,': 1, 'cause,': 1, 'buttons.': 1, 'appointment': 3, 'returned': 19, 'puzzled': 6, 'conjectured': 4, 'thing?"': 2, 'typewriting.': 1, 'Kennington': 6, 'diary': 2, 'Mafia': 1, 'conscience,': 1, 'soften': 1, 'cunningly': 1, 'condition': 2, 'pronounced': 2, 'memorandum': 1, 'confession.': 2, 'cable': 2, 'HOUSE': 1, 'cord.': 1, 'laying': 4, 'joined': 3, 'broken,': 1, 'interval."': 1, 'large': 33, 'sang': 2, "'Elsie,'": 1, 'small': 57, 'voyage.': 1, 'wearily.': 2, 'sank': 13, 'quicker': 3, 'methodical': 1, 'foundation': 1, 'hour.': 5, 'hour,': 12, 'past': 19, '"Certainly.': 1, 'carriages': 2, 'honourable': 3, 'pass': 13, 'Bureau,': 1, "Devine's": 2, 'planking,': 1, 'poisonous': 1, 'resume': 1, 'am--but': 1, 'undecided': 1, 'tailor.': 1, 'jemmy,': 2, 'method': 4, 'contrast': 2, 'revealing': 1, 'full': 34, 'escaping': 1, '"Only': 6, 'freakish.': 1, 'carriage,': 3, 'hours': 18, 'dregs': 2, 'Lestrade': 35, 'it--just': 1, "Bannister's": 2, 'monogram,': 1, 'tires.': 2, 'me--to': 1, 'dramatist': 1, 'clapping,': 1, 'morass,': 2, 'morass.': 1, 'gout,': 1, '"Soames': 1, 'compliance': 3, 'fugitives,': 1, 'experience': 6, 'yourself,': 4, 'yourself.': 5, 'healthier': 1, 'pick': 5, 'action': 10, 'December--four': 1, 'murdering': 2, 'concerned': 2, 'rummaging': 1, "day's": 7, 'followed': 25, 'Harding,': 1, 'master?"': 1, 'cross-bars': 1, 'roof.': 1, 'Cardinal': 1, 'threatening,': 1, 'turning-chair': 1, 'out-of-work': 1, 'bedside.': 1, 'rests.': 1, 'select': 4, 'guess,': 1, 'impunity.': 1, 'Willoughby': 8, 'You,': 1, 'cable?"': 1, 'enliven': 1, 'petroleum': 1, 'Egypt,': 1, 'red-moustached': 3, 'brass-work': 1, 'implore': 2, 'flowers.': 1, 'watch.': 4, 'Watson--mental,': 1, 'Peak': 1, 'God,': 1, 'Russian': 3, 'WARRANTY,': 1, 'more': 168, 'CYCLIST': 1, 'door': 84,</text:p>
      <text:p text:style-name="P1"><text:s/>'Apparently,': 1, 'company': 3, 'spoilt': 1, 'Patrick.': 2, 'tufted': 1, 'marriage,': 2, 'marriage.': 5, 'documents,': 1, 'KIND,': 1, 'cunning': 11, 'keeping': 11, 'muscles': 1, 'Gods': 1, 'drive,': 1, 'loose--no,': 1, 'identify,': 1, 'alive,': 1, 'side-whiskers': 2, 'perfect--to': 1, 'learn': 7, 'knocked': 11, 'Russia,': 1, 'everything.': 2, 'Your': 7, 'experiences.': 1, 'beautiful': 16, 'disgrace,': 1, 'prompt': 1, 'stated': 3, 'work--that': 1, 'casts.': 1, 'suggestions': 2, 'accept': 4, 'autumn': 3, 'walked.': 1, "'95": 1, 'homesickness,': 1, 'reconstruct': 3, 'sense': 6, 'prostration': 1, 'dress': 7, '"Well,"': 6, 'huge': 9, 'exclusion,': 1, 'equanimity,': 1, 'dinner-gong.': 1, 'disconsolate': 1, 'imminent': 1, 'owner': 7, 'Cavendish,': 1, 'purpose?"': 1, 'glowing': 3, 'fiercely.': 1, 'footman': 3, '"Kensington': 1, 'creature': 5, 'waved': 1, 'plant': 1, 'needed--by': 1, 'plans': 5, 'Ah!"': 1, 'countryside': 2, 'meals,': 1, 'modification,': 1, 'state,': 2, 'latch,': 1, 'Gilchrist': 2, 'lose.': 1, 'roost,': 1, 'Overton--a': 1, 'appealed': 4, 'state?': 1, 'Redistributing': 1, 'refuse': 4, 'cablegram.': 1, 'INCIDENTAL': 1, 'register': 2, '"weald,"': 1, 'thoroughfare.': 1, 'France,': 2, 'France.': 3, 'name--a': 1, 'cases.': 1, 'cases,': 4, 'villagers,': 1, 'thoroughfare,': 1, 'helplessly': 1, '"Exactly--one': 1, 'adorned': 1, 'glade,': 1, 'upturned,': 1, "Luke's,": 1, 'nurse--taciturn,': 1, 'trade': 3, 'treat,"': 1, 'attitude': 3, 'Saunders."': 1, 'signs': 10, 'smiling': 3, 'its': 65, 'roots': 1, 'village.': 1, 'rapidly': 12, 'fly?"': 1, 'develops.': 1, 'course.': 4, 'course,': 38, 'hounds': 1, 'truth.': 6, 'truth,': 4, 'between.': 1, '1.F.': 1, 'travelling': 1, 'hobnobbed': 1, 'course?': 1, '"Admirable!"': 1, 'Kensington,': 1, 'it.': 155, 'it,': 93, 'severely': 1, 'sign,': 1, 'propose': 10, 'sign.': 1, 'Kensington.': 3, 'Michael': 2, 'busied': 2, 'it!': 2, 'it?': 13, 'skipper': 4, 'adjusted.': 1, 'Three-forty': 1, 'passage,': 4, 'passage.': 5, 'great,': 4, 'deed?': 1, 'reassured': 1, 'frequented': 1, 'unguarded?': 1, 'all.': 14, 'all,': 20, 'boxing.': 1, 'kind-hearted.': 1, 'deed.': 2, 'coarse,': 1, 'deed,': 1, 'overwrought.': 1, '"Certainly': 4, 'found': 113, 'avenged.': 1, 'men,"': 2, 'Hilton,': 2, 'band--nothing': 1, 'status': 4, 'shock': 4, 'begged': 7, 'upstairs': 2, 'parts.': 1, 'waking': 1, '"Dear': 11, 'quick!': 1, 'investigated': 1, 'Bangor,': 1, 'worn,': 1, 'operation': 2, 'murders': 2, 'rough-haired,': 1, 'quick,': 9, 'really': 43, 'try': 12, 'unhappily,': 1, 'missed': 4, '"\'The': 1, 'sensation,': 1, 'mattered': 1, 'research': 6, 'killed,': 1, 'reestablishment': 1, 'rejoice': 1, 'brindled': 1, 'squatted': 1, 'invalid,': 1, 'grati--most': 1, 'attentions': 1, 'passing,': 1, 'nervously': 2, 'Staunton."': 2, 'belief': 2, 'risen': 3, "HUXTABLE'S": 1, 'Builder': 1, 'arable': 1, 'murmur': 1, 'imagine': 20, 'POST': 1, 'positive."': 1, 'reproach': 1, 'attention,': 6, 'guests.': 1, 'attention.': 7, 'retained': 1, 'devoid': 1, "woman's": 6, 'easier,': 1, 'detective,': 4, 'lieu': 2, 'occur:': 1, 'foot-marks."': 1, '"Suddenly,': 1, 'black,': 4, 'clump': 1, 'profusion,': 1, 'stair.': 2, 'stair,': 5, 'gazed': 4, 'slipped': 8, 'patience': 2, 'number': 16, 'slipper': 1, 'yet--though': 1, 'murmured': 2, 'this?"': 9, 'glitter': 1, 'guessed."': 1, 'pledge': 3, 'remember,': 6, 'week--I': 1, 'suddenly,': 4, 'her--a': 1, 'sure!': 2, 'introduction': 1, '2012]': 1, 'am."': 2, 'threatening': 1, 'sobs.': 1, 'excitable': 3, 'half-sovereign,': 1, 'calculations': 1, 'hunting-crop': 1, 'Appledore,': 1, 'syringe.': 1, 'malicious,': 1, 'assaults,': 1, 'sympathies': 4, 'first,': 2, 'first.': 6, 'idea!': 1, 'broad-brimmed': 1, <text:soft-page-break/>'Ruston,': 1, 'interviewed': 1, 'immediate': 9, 'threaded': 1, 'refund': 6, 'consult': 2, 'explanations,"': 1, 'forward,': 7, 'forward.': 1, 'Mackleton,': 2, 'and----"': 1, 'lips."': 1, 'determines': 1, 'Often': 1, 'Hope,': 4, 'bitter': 7, 'calculation.': 1, 'despatch-box.': 3, 'ranging': 1, 'formed."': 1, 'were--then': 1, 'determined': 6, 'marriage': 9, 'rummaged': 2, 'round."': 1, 'head.': 21, 'listen': 5, 'remembers': 1, '"Stop': 1, 'Hall.': 8, 'Replacement': 1, 'policeman."': 1, "Armstrong's": 2, 'mossy': 1, 'possibilities.': 1, 'compunction': 1, 'word."': 2, '"Bite': 1, 'Halloa,': 2, 'servitude': 1, 'blond': 1, 'country,"': 2, 'counsel,': 1, 'sell': 1, '1883,': 2, '1883.': 1, 'descended,': 1, 'fashion!': 1, 'scrawled': 3, 'fashion,': 9, 'lashes.': 1, 'fashion.': 6, 'wish,': 1, 'Clue': 1, 'also': 49, 'late."': 1, 'bush?"': 1, 'hop."': 1, 'rustle,': 1, "hour's": 3, 'frail': 2, 'knobs': 1, 'understand,': 5, 'fashion:': 2, 'understand.': 5, 'seized': 13, 'play': 15, 'departmental': 2, 'girl,"': 1, 'ejaculated,': 1, 'exulted': 1, 'swiftly': 10, 'Overton,': 3, 'gained?"': 1, 'wedded': 1, 'accepting': 1, 'bustled': 2, 'moss,': 1, 'demand': 3, 'customer."': 1, 'sometimes': 8, 'cover': 7, "Barnicot's": 3, 'discomforts': 1, 'ten-mile': 1, 'barred': 2, "Nature's": 1, 'silver.': 1, 'barrel': 4, 'justify': 6, "Duchess's": 1, 'dragged': 7, 'sharp,': 2, '"Good': 10, 'Cross,': 2, 'plaster,': 1, '"She': 11, 'gold': 3, 'Carey."': 1, 'letters--imprudent,': 1, 'Had': 5, 'fatal,': 1, 'fatal.': 3, 'United': 10, 'distributed,': 1, 'entity': 3, 'Has': 2, 'overwhelmed': 3, 'occupation': 1, 'sideboard': 1, 'table?"': 4, 'writer': 1, 'matting': 1, 'failed': 9, 'high-keyed': 1, '"Since': 1, 'lad,': 3, 'columns': 2, 'Prime': 9, 'out.': 13, 'centuries,': 1, 'niggard': 1, 'ten-pound': 1, 'dependent': 1, 'alive.': 2, 'simple!"': 1, 'heavy-game': 1, 'resent': 1, 'bust."': 1, 'mentioned,': 1, 'closely': 1, 'since,"': 1, 'alive?': 1, 'frightening': 1, 'yielded--as': 1, 'enemy': 1, 'Premier.': 2, 'Help': 2, 'alluded,': 1, 'cry': 10, 'sir?"': 6, 'sojourn': 1, 'Continent': 1, 'banking': 1, 'dismounted': 1, 'furnish': 1, 'frantically': 1, 'Fournaye': 2, 'obscure': 3, 'river': 1, 'rivet': 1, '"Twenty': 1, 'approaching': 1, 'bulky': 3, 'engaged?"': 1, 'delicately': 1, 'set': 32, 'For': 43, 'doorstep."': 1, 'understand,"': 1, 'sex': 1, 'payments.': 1, 'touch': 7, 'see': 195, 'papers?"': 2, 'outwardly': 1, 'overboard': 2, 'writings,': 2, 'enclosure,': 1, 'knees': 6, 'spirits': 2, 'girl.': 3, 'speed': 1, 'license,': 2, 'heading': 3, 'girl,': 4, 'beasts': 1, 'knowing': 9, "'Never": 1, 'announcement': 1, 'premises': 1, 'brewing': 1, 'untouched': 1, 'incident': 14, 'politics.': 3, 'unpleasant.': 1, 'politics,': 1, 'condoned': 1, 'Served': 1, 'monster,': 1, 'averse,': 1, 'last': 133, 'rambles,': 1, 'entering.': 1, 'ago,"': 2, 'connection': 9, 'entered,': 3, 'returned.': 1, 'Violet': 4, 'spirit.': 1, 'poverty': 1, 'whole': 53, '"Having': 1, 'WARRANTY': 1, 'electrician': 1, 'town,': 11, 'town.': 4, 'radiant.': 1, 'acted': 8, 'sleeve,': 1, 'valuable--which': 1, 'unheard-of': 1, 'community': 2, 'hollow': 1, 'adjoining': 1, 'frosty': 3, "ladyship's": 2, 'church': 1, 'assented.': 1, 'indefinite': 1, 'drawn.': 1, 'drawn,': 1, 'belt': 1, 'devil': 2, 'markings,': 1, 'Students': 1, 'acceptance': 1, 'clay.': 1, '"Which': 2, 'rattle': 3, 'rushed,': 1, "d'Albert.": 1, 'eyebrows,': 2, 'Card': 1, 'eyebrows.': 2, 'firm': 2, 'fire': 5, 'letters?"': 3, 'proprietary': 1, 'mortification.': 1, 'mine': 4, 'eyes."': 2, 'adaptable': 1, 'correspond,': 2, 'sleeves': 1, 'systematic': 1, 'explained,"': 1, "She's": 3, 'wheeled': 2, 'police,': 2, 'handling': 4, 'Old': 6, 'blindness,': 1, 'judicial': 1, 'straight': 17, 'remains.': 1, 'suburb,': 1, 'Harker': 4, 'admire': 1, 'Crocker.': 2, 'Crocker,': 4, 'pressed': 3, 'Church': 3, 'Marker': 2, '"Very': 14, 'Miss': 13, 'brawny': 1, 'owed': 2, 'incidents?': 1, '30': 1, 'say."': 3, 'agitation': 5, 'court-martial.': 1, 'sighed,': 1, 'eve': 1, 'incidents,': 1, 'Mathews,': 1, 'couldn\'t!"': 1, 'professor,': 1, "Norway--I'll": 1, 'akimbo,': 1, 'Stock': 2, 'he--the': 1, 'soaked': 1, 'afoot.': 1, 'theatre.': 1, 'choking': 2, 'Norwich': 1, 'maids': 1, 'cousin--not': 1, 'So,': 2, 'quest,"': 1, 'shorter': 1, 'rules': 3, 'examined,': 2, 'independently?"': 1, 'DIRECT,': 1, 'pipe,': 1, 'mortifying': 1, 'repetitions': 1, 'dejected,': 1, 'death--traces': 1, 'cigar': 7, 'alert': 11, 'cabin."': 1, 'field!"': 1, 'disappointed.': 1, 'come--both': 1, 'necessity': 2, '1.E.8.': 2, 'stack': 1, 'recent': 7, 'yet?': 1, 'expend': 1, 'lad--a': 1, 'inches,': 2, 'gipsies.': 1, 'Son': 1, 'yet.': 7, 'person': 28, 'yet,': 7, 'astonished.': 1, 'maid.': 2, 'maid,': 6, 'towns,': 1, 'sprightly,"': 1, 'secretary?"': 1, 'clasped': 3, 'owner--and': 1, 'O,': 3, 'listening': 1, 'telegram': 20, 'THREE': 2, 'kit."': 1, 'conduct."': 1, 'electronically,': 1, '"But,': 1, 'steamers': 1, 'grass-strewn': 1, 'victim,': 1, 'feared,': 1, 'defenders': 1, 'ladies.': 1, 'cuffs': 1, 'image-breaker': 1, 'surprises': 1, 'relief': 1, 'advertisements': 1, 'chest': 1, 'individual.': 1, 'eager': 5, 'parents': 3, 'depravity': 1, 'establishment--boys,': 1, 'surprised': 13, 'amusing': 2, 'On': 43, 'victims': 1, 'doors': 3, 'seventeen,': 1, 'Of': 29, 'couple': 7, 'arrest.': 1, 'acquiescence,': 1, 'suffering': 1, 'quest': 3, 'clutched': 3, 'cabin.': 4, 'cabin,': 3, 'lunacy': 1, 'flannel': 1, 'ON': 1, 'promising': 2, 'imposed': 1, 'discs.': 1, 'OF': 32, '"Instead': 1, 'done,"': 1, 'continue': 5, "possession.'": 1, 'surprise,': 1, 'conclusion,': 3, <text:soft-page-break/>'conclusion.': 2, '"Inquiries': 1, 'OR': 6, 'names': 5, 'expedition,': 3, 'methods': 6, 'Pray': 1, 'spring': 8, 'pals': 2, 'necessaries': 1, 'obscure.': 1, 'obscure,': 1, 'mighty': 1, 'sight': 10, 'curious': 25, 'sprint': 1, 'pale': 9, "o'Groat's,": 1, 'bone': 1, 'Produced': 2, 'benefactor,': 1, 'twinkle': 1, 'Familiar': 1, 'Pietro': 4, 'gateway': 2, 'pond?"': 2, 'miscalculated': 1, '1.D.': 1, 'bed-chamber.': 1, 'dating': 1, 'correspondents."': 1, 'inclination': 1, 'be': 532, 'sixteen': 2, 'Look': 7, 'stonemason,': 1, 'retiring.': 1, 'STUDENTS': 1, 'crooks': 1, 'ferret-like': 1, 'agreement': 11, 'attic.': 1, 'nowhere': 3, 'moods,': 1, 'worlds.': 1, 'by': 363,</text:p>
      <text:p text:style-name="P1"><text:s/>'Mall,': 1, 'Domain': 1, 'anything': 43, 'simplify': 1, 'well-shaped': 1, 'straightened': 2, 'drama,': 1, 'Beppo,': 3, 'deserves': 1, 'Beppo.': 1, 'regular': 3, 'poker!': 1, 'possesses.': 1, 'blackmailed': 1, 'stable.': 1, 'humouredly.': 1, 'fast.': 2, 'repair': 1, 'sternly.': 2, 'naturally,': 1, 'reverence': 2, 'vain.': 3, 'into': 234, 'fast,': 2, 'plainest': 1, 'Young': 3, 'awaited': 2, 'appropriate': 1, '"Maybe': 2, 'tall,': 12, 'joking': 1, 'retrieving': 1, 'spending': 2, 'gentleman?"': 1, 'submit': 1, 'custom': 3, 'occupy': 1, 'lithe': 1, 'sleeper,': 2, 'Blackwater,': 1, 'burrow.': 1, 'suit': 5, ':': 9, 'Overton."': 1, 'opens': 5, 'turned,': 1, 'considerably': 3, 'impudent': 1, 'holdings,': 1, 'inches': 5, 'relaxed': 1, 'turned.': 1, 'interested,': 1, 'bottom."': 1, 'interested.': 2, 'Pencils,': 1, 'deductions': 1, 'link': 2, 'developments.': 1, 'developments,': 2, 'Saltire.': 1, 'line': 18, 'considerable': 15, 'posted': 6, 'books."': 1, 'open.': 8, 'after."': 1, 'MEN': 1, 'Africa': 4, 'up': 199, 'us': 197, 'medical': 4, 'mire."': 1, 'side.': 9, 'side,': 7, 'instruct,': 1, 'reconcile': 2, 'pencil': 6, 'influence': 4, 'lost.': 2, 'racer.': 1, 'mercy.': 1, 'Outside': 3, 'tool,': 1, 'settled,': 1, 'study-table.': 1, 'settled.': 1, 'well,"': 4, 'graceful': 2, 'beginning.': 3, 'living.': 2, 'living,': 1, 'rescue.': 1, 'self-command.': 1, 'self-command,': 2, 'puzzling': 1, 'gbnewby@pglaf.org': 1, 'idleness': 1, 'invalid': 1, 'preventing': 1, 'hole.': 1, 'definitely': 3, 'actors': 2, 'action--you': 1, 'Chiselhurst': 2, 'proofs."': 2, 'trouser': 2, 'energetic': 2, 'Mount-James': 2, 'window-sash,': 1, 'sir.': 23, 'water-pool,': 1, 'faintly': 1, 'home."': 2, 'Park,': 1, 'suppression': 2, 'ten-thirty.': 1, 'Soames--they': 1, 'sides': 3, "Hayes's": 1, 'ago': 11, 'inside?"': 1, 'lane': 1, 'land': 1, 'unclasped': 1, 'cling': 1, 'valuables': 1, 'affair.': 2, 'age': 4, 'lank': 2, 'walked': 22, 'ship--hot-headed,': 1, 'copy,': 7, 'affair,': 4, 'Coram,"': 1, 'fresh': 28, 'having': 28, 'code': 1, 'instantly,': 1, 'instantly.': 1, 'occurred,"': 1, 'Brackenstall': 9, 'scratch': 6, 'splashing': 2, 'results': 5, 'existing': 1, 'Huxtable.': 1, 'sir:': 1, 'Huxtable,': 10, 'softer': 1, 'game--sort': 1, 'broader': 1, 'dainty': 1, 'amiss': 1, 'gossip': 1, 'shrugged': 10, 'fate."': 1, 'Lucas,': 5, 'inferences': 2, 'seemed': 58, 'afterwards."': 1, 'detectives': 1, 'description': 7, 'young': 111, 'painless.': 1, 'housemaid,': 1, "Coram's": 1, 'Step': 1, 'keen,': 2, 'carelessly': 1, 'Madman,"': 1, 'sent': 32, 'SLANE.': 1, 'report?"': 1, 'garden': 18, 'informed,': 1, 'panting': 2, 'employ."': 2, 'result.': 2, 'men--which': 1, 'abduction': 2, 'man,"': 3, 'continued': 9, 'thoughtfully,': 1, 'resource.': 1, 'marry': 5, 'certainly,': 2, 'hinges.': 1, 'fewer': 1, 'damning': 2, 'anxious': 14, 'sleeping.': 1, 'opticians': 1, 'cigar,"': 1, 'interrupted."': 1, 'watch-chain."': 1, 'insolence': 1, 'detective.': 4, '"Indeed.': 1, '"Indeed,': 1, 'girl--for': 1, 'disordered': 1, '"Indeed!': 1, 'licensed': 1, 'crook': 1, 'faculty': 1, 'Three--two': 1, 'ask--an': 1, 'incidentally': 1, '"Don\'t': 10, 'odd': 2, 'well-wrought': 1, 'International,': 1, 'that,': 60, 'index': 1, 'that.': 20, 'business': 23, "Abbey's": 1, 'masonry.': 1, 'waning': 2, 'under-gardener,': 1, 'expressed': 1, 'hereditary': 1, 'paying': 2, 'that?': 5, 'that;': 1, 'Amazement': 1, 'firms': 1, 'bird': 1, 'drawing-room.': 1, 'manoeuvred': 1, 'sir--a': 2, 'led': 33, 'eminently': 1, 'leg': 2, 'respectively': 1, 'gathered': 4, 'answered.': 11, 'answered,': 5, 'let': 59, 'everything,': 3, 'consideration': 1, 'swims!': 1, 'invented': 3, 'fifteen': 2, 'effected,': 1, 'untidiness': 1, 'effected.': 1, 'vinegar': 1, 'great': 71, 'engage': 3, 'firm,': 2, 'receive': 8, 'involved': 3, 'me--the': 1, 'scullery-maid.': 1, 'Campaign,': 2, 'Ralph,': 1, 'survey': 2, '"What\'s': 1, 'carrying.': 1, 'defeat': 2, 'opinion': 4, 'makes': 7, 'ingloriously': 1, 'attends': 1, 'withdrew,': 1, 'limited': 3, 'slogging': 1, 'entangled."': 1, 'penny--not': 1, 'complying': 3, 'apartment,': 2, 'maids,': 1, 'convinced,': 1, 'tools': 1, 'given.': 1, 'given,': 1, 'standing': 13, 'dreams.': 2, 'confidence': 8, 'burden,': 1, 'Presently': 1, 'weakness,': 1, 'illegal': 1, 'unknown.': 3, 'unknown,': 2, 'next': 37, 'eleven': 9, 'duplicate': 3, 'doubt': 48, 'client,': 4, "'sever,'": 1, 'client.': 3, 'lock': 2, 'midday': 1, 'touched': 7, 'box,': 1, 'box.': 3, 'stabbing': 2, 'baffled': 1, 'textbook,': 1, 'queerer': 1, 'occurred': 12, 'sir,': 84, 'backhander,': 1, 'carrying': 2, 'sharply': 1, 'Holmes--and': 1, 'sir;': 3, '"Sorry': 1, 'sir?': 3, 'customer': 1, 'retreated': 1, 'this': 581, 'athlete': 1, 'clients': 2, 'case--one': 1, 'thin': 15, 'drawing-room,': 2, 'remarks,': 1, 'water,': 3, 'murmuring': 1, 'rack,': 1, 'Police': 1, 'bent': 6, 'tobacco-pouch': 2, 'process': 1, 'murder."': 4, 'coolness': 1, 'slim': 1, 'rode': 4, 'purposes': 1, <text:soft-page-break/>'pieces': 2, 'high': 29, 'slit': 1, 'bend': 1, 'slip': 7, 'none.': 2, 'none,': 2, 'sitting-room': 3, 'class.': 1, 'educational': 1, 'Several': 4, 'shuffled': 1, 'destroying': 2, 'paled': 1, 'manacled': 1, 'witnessed,': 1, 'Sooner': 1, 'delay': 2, '"Undoubtedly."': 1, 'heavens!"': 1, 'insistent': 1, 'native': 1, 'establishment': 4, 'clasping': 1, 'paler': 1, 'word,': 8, 'singular': 23, 'Cock,"': 1, 'near,': 2, 'perceiving': 3, 'tied': 5, 'listened.': 1, 'purpose.': 5, 'lines,': 1, 'notebook': 9, '"Three': 1, 'fits': 1, 'foremost': 1, 'autograph': 1, 'varied': 1, 'pale,': 3, 'realized': 6, 'significance,"': 1, 'ordered,': 1, 'professed': 1, 'One': 20, 'allow': 8, 'pyramids': 1, 'liked,': 1, 'Catholic': 1, 'wares': 1, 'consulting-room,': 1, 'thigh': 1, 'stratagem': 1, 'to-morrow."': 1, 'ladies': 2, 'doubtful': 1, 'produced': 7, 'existence.': 2, '"Capital!"': 2, 'womanly.': 1, "wife's": 2, 'perfect': 8, 'trace,': 1, 'lonely,': 1, 'pyramidal': 1, 'important,': 4, 'important.': 1, 'Cabinet': 5, 'meantime': 5, 'thieves': 1, 'Doyle': 4, 'comply': 6, 'accompaniments': 1, 'hobby': 1, '(available': 1, "colonel's": 1, 'droning': 3, 'designs': 1, 'watched?"': 1, 'animal': 2, 'pearl': 11, 'outlined': 1, 'Gelder,': 1, 'base.': 1, 'foolish.': 1, 'disappointed': 1, 'violence--an': 1, 'produce.': 1, 'pompous': 1, 'realize': 6, 'health,"': 1, 'men:': 1, 'REMEDIES': 1, 'peculiarly': 4, 'intelligent': 2, 'traced': 6, 'concave': 1, 'puckered': 2, 'sufficiently': 4, 'Say': 1, 'surgeon,': 2, 'Conan': 4, 'truth': 5, 'accompanied': 2, 'beneath': 7, 'traces': 12, 'stair,"': 1, 'strode': 2, 'enigmatic': 2, 'determine': 2, 'doing': 16, 'farther.': 3, 'society': 2, 'books': 7, 'thirteen': 1, 'us."': 8, 'blocks': 1, 'overpowered': 1, 'patch': 3, "us.'": 1, 'witness': 7, 'bone.': 1, '"Any': 2, 'concealment.': 2, 'Very': 4, 'sir!': 1, 'eyelids': 1, 'dominated': 1, 'fifty,': 2, 'following,': 1, 'marvellous."': 1, 'hilarious': 1, 'good-night,': 1, 'past-master': 1, 'shut': 5, 'await': 1, 'Shortly': 1, 'doctor,"': 1, 'Grove': 1, 'school--not': 1, 'book,': 4, 'belief,': 1, 'decay.': 1, 'out,"': 1, 'inhaling': 1, 'surely': 11, 'tempt': 1, 'thrust': 4, 'satisfied."': 1, 'met.': 1, 'suggested,': 1, 'assiduously': 1, 'suggested.': 4, 'halted': 5, 'dominant,': 1, 'things.': 1, 'injudicious': 1, 'things,': 3, 'spill': 1, 'frown.': 2, 'could': 321, 'scars': 1, 'length': 2, 'lines.': 1, 'alighted': 2, 'things?': 1, 'tone,': 1, 'judge.': 2, 'scare': 2, 'done."': 3, 'named,': 1, 'Watson?"': 7, 'manuscript': 2, 'blown': 4, 'anyone,': 1, 'cook."': 1, 'anyone.': 2, 'scene': 15, 'conclusion?"': 2, 'Highway.': 1, 'said--and': 1, 'Jabez': 2, 'short,': 6, 'taking.': 1, 'scent': 1, 'interest.': 7, 'have,': 4, 'two.': 3, 'not?--that': 1, 'two,': 4, 'deceptive': 1, 'slips,': 1, 'Eastern': 1, 'demonstration': 1, 'system': 2, 'name?"': 5, '1.B.': 1, 'Ribston': 1, 'travelled': 4, 'inscription.': 1, 'colleague,': 4, 'painful': 9, 'colleague.': 2, 'interests': 6, 'sufferings.': 1, 'accompany': 2, 'Letter': 1, 'visits?"': 1, 'blow.': 1, 'occurrence.': 1, 'yawns.': 1, 'Coventry."': 1, 'facts."': 3, 'fittings': 1, 'sharpened.': 1, 'head."': 1, 'becomes:': 1, 'gone.': 9, 'convulsively.': 1, 'Scholarship.': 1, 'later,': 12, 'later.': 4, 'good-humour': 1, 'Trelawney': 7, 'lying': 17, 'bother': 1, 'top,': 1, 'extraordinarily': 1, 'appealing': 1, 'reproduction': 2, 'bind': 1, 'tortures': 1, 'torrent': 1, 'collecting': 1, 'straggling,': 1, 'false': 7, 'trusting': 1, 'partnership': 2, 'twelve.': 1, 'gently': 4, '"Simply': 1, 'liberties,': 1, 'Westminster': 2, 'gentle': 4, 'relic': 1, 'trembling': 2, 'bell!"': 1, 'clearly': 15, 'viewed': 1, 'Remember': 1, 'documents': 7, 'serious,"': 1, 'lama.': 1, 'tramp,': 1, 'gray-bearded': 1, 'tramp!': 1, 'gentlemen,"': 5, 'silk."': 1, 'accuracy': 1, 'wicked,': 2, 'regard': 3, 'HOLY': 1, 'voyage': 4, '"Wonderful!"': 4, 'expression."': 1, '"Impossible,': 1, 'untidy,': 1, 'noise,': 1, 'documents--building': 1, 'cipher': 1, 'you--you': 1, 'Horace': 6, 'lunch,': 3, 'finish,': 1, 'Row,': 1, 'hatred.': 1, 'Row.': 1, 'hatred,': 1, 'blotting-paper': 1, 'Ragged': 3, 'volunteers': 5, 'matters,': 1, 'deeply,': 1, '"Your': 8, 'Basil--and': 1, "plot--that's": 1, 'face': 101, 'ignited': 1, "you'll": 7, 'committed.': 2, '"Tomorrow\'s': 1, 'fiasco': 1, 'wounded': 5, 'document,': 2, 'scrap-books': 1, 'fact': 20, 'inquiry.': 3, '"Can': 9, 'atmosphere': 2, 'monasteries': 1, 'Paris': 5, 'traced,': 1, 'stood.': 2, 'bring': 30, 'greenhouse': 1, 'bedroom': 17, 'mean,': 2, 'rough': 7, 'trivial': 3, 'brink': 1, 'principal': 4, 'acumen,': 1, 'trying': 10, 'Meanwhile': 4, 'jaw': 1, 'transfix': 1, 'should': 210, 'buttons': 1, 'tape': 1, 'riding': 3, 'Anglia.': 1, 'updated:': 1, 'hope': 16, 'meant': 6, 'Parker,': 1, 'listened': 12, 'means': 20, 'Whether': 3, 'familiar': 9, 'lucky': 3, 'prohibition': 3, 'mortgages,': 1, 'assume.': 1, '501(c)(3)': 2, 'wring': 1, 'Carruthers,': 15, 'antagonist': 1, 'Once': 6, 'Beside': 4, 'well."': 3, "companion's": 6, 'taxes': 1,</text:p>
      <text:p text:style-name="P1"><text:s/>'summon': 1, 'mask?"': 1, 'inaccessible,': 1, '64-6221541.': 1, 'eh?': 1, 'taxed': 1, 'are,': 10, 'neighbourhood?"': 1, 'allusion': 3, 'cat,': 1, 'frame': 6, 'shreds': 2, 'stride.': 1, 'others?"': 1, "Luke's.": 2, 'butt.': 1, 'felons': 1, 'Hart,': 1, 'drills,': 1, 'once,': 10, 'sanity': 1, 'once.': 1, 'end,': 5, 'end.': 11, 'Saunders.': 1, 'wire': 3, 'wealth': 4, 'Milverton.': 3, 'figure,': 5, 'packets,': 1, 'Moran,': 5, 'PG': 1, 'pistol': 5, 'undertaken.': 1, 'email': 2, 'get?"': 1, '1887.': 1, 'ends': 5, 'unlikely."': 2, 'dogging': 1, 'taken?': 1, <text:soft-page-break/>'courtyard': 1, "'ELSIE.'": 1, 'quitted.': 1, 'weary': 5, 'injury,': 2, 'taken,': 2, 'injury.': 1, 'staring': 8, 'restrictions': 2, 'McFarlane."': 2, 'shone,': 1, 'drug': 1, 'chosen': 2, 'doorway': 4, 'figures': 11, 'volley': 1, 'logical,': 1, 'Norwood?"': 1, 'extent': 4, 'Would': 6, "ship's": 1, 'intact.': 1, 'defiance': 1, 'pounds."': 1, 'http://gutenberg.org/license).': 1, '"\'You': 1, 'Hopkins?"': 2, 'cousin': 2, 'Station,': 5, 'russet': 1, 'Station.': 2, 'accursed': 1, '"What!"': 1, 'irrepressible': 1, 'Get': 1, 'Lestrade.': 28, 'Lestrade,': 27, 'framework,': 1, 'Yours': 2, 'stern,': 1, 'said--that': 1, 'poured': 7, 'rates': 1, 'Violet,': 1, 'yonder,': 3, 'waste': 4, 'conflagration': 1, 'alike?"': 1, 'HIMALAYAS': 1, 'rough,': 1, 'gliding,': 1, 'neighbour': 1, 'rich,': 1, 'described.': 2, 'useful,"': 1, 'hateful': 1, 'derivative': 3, 'cautiously': 1, 'hopes."': 1, 'banish': 1, 'wearied': 1, '"Could': 5, 'cock-a-doodle': 1, 'loathed': 1, 'want."': 1, 'grinning': 2, 'Mount-James."': 1, 'parsley': 1, 'resting,': 1, 'balance': 3, 'outside,': 3, 'loathes': 1, 'estimable': 1, 'whitewashed': 1, 'senseless,': 1, 'fire--her': 1, 'no!"': 1, 'site': 4, 'Literary': 13, 'holder),': 1, 'politics': 1, 'drawing-room."': 1, 'searched.': 2, 'lunatic': 1, 'ransom': 1, 'glared': 3, 'inquest': 3, 'eagerly.': 1, 'of.': 4, 'of,': 1, "maid's": 2, 'overcoats': 1, 'tempestuous': 3, 'colony.': 1, 'Wright,': 1, 'enough,"': 4, 'glaring': 1, 'ball': 1, 'dusk': 1, 'bald': 1, 'upon': 408, 'string,': 1, 'proficiency': 1, 'dust': 5, 'moulds': 1, 'words,"': 1, 'identity': 2, 'miss,': 2, 'SOLITARY': 1, 'off': 57, 'trudge': 1, '"Exactly;': 1, 'adapted': 2, 'colour': 6, 'overcoat,': 1, 'overcoat.': 2, 'statues.': 3, 'kind."': 3, 'doors.': 1, '"Exactly!': 1, 'doors,': 1, 'command': 3, 'Hallamshire': 1, 'format': 4, 'LOUD': 1, 'drawing': 5, 'devilry': 1, '"Exactly,': 5, 'lest': 5, 'returned,': 2, 'going!': 1, 'enemy,': 1, 'less': 17, 'moments': 6, 'dejection.': 1, 'rooms': 9, 'DEAR': 1, 'thither': 1, 'gentlest': 2, 'stored,': 1, 'Oh,': 3, 'web': 5, 'dead--or': 1, 'nerve,': 1, 'Westminster,': 1, 'Agent.': 1, 'Agent,': 1, 'dog-cart.': 3, 'chair.': 19, 'hand-bag': 1, 'chair,': 16, 'chair!': 1, 'hiding-place--a': 1, 'doubt.': 4, 'extremities?': 1, 'moment?': 1, 'increased': 4, 'room!': 1, 'room.': 55, 'room,': 43, "Wilder's": 2, 'cow-tracks': 1, 'stooped': 2, 'Shipping': 1, "'AS-IS'": 1, 'impressions--no!': 1, 'five': 21, 'money,': 6, 'moment,': 12, 'room?': 2, 'moment!': 1, 'height': 1, "blood.'": 1, 'blue-eyed,': 2, 'badly.': 1, 'chairs': 1, 'delicacy,': 2, 'lie?"': 1, 'rise."': 1, 'we,': 1, 'altogether,': 2, 'stagger': 1, 'title,': 1, 'flickering': 1, 'least.': 1, 'nerves': 4, 'we?': 1, 'Crooksbury': 2, 'THOSE': 1, 'actions,': 1, 'poor': 25, '"Possibly': 2, 'tenanted': 1, 'thief': 1, 'Euston."': 1, 'daylight': 2, 'clumsily,': 1, 'choosing': 1, 'loaded': 1, 'restlessness,': 1, '"Nothing,': 2, 'rifled,': 1, 'Speaking': 1, '"what': 1, 'Educated': 1, 'whistle.': 1, 'literally': 1, 'avoid': 10, 'swilled': 1, 'shone': 5, 'cultivated,': 1, 'address."': 1, 'does': 37, 'Country': 1, 'forgiven': 1, 'Dacre': 1, 'doubt;': 1, 'roads,': 1, 'Heidegger,': 2, 'roads.': 1, 'illustrate': 1, 'blowing': 3, 'Kindly': 2, 'peep': 3, 'cadaverous': 1, 'Inside': 2, 'continually,': 1, 'clerical': 1, 'writing,': 2, 'pressure': 2, 'nuts.': 1, 'secrecy,': 2, 'Liverpool,': 3, 'Liverpool.': 1, 'fetid': 1, 'easily.': 1, 'indication,': 2, 'light--"which': 1, 'hiding': 3, 'gained': 3, 'swift,': 1, 'sister': 1, 'drumming': 1, 'puts': 2, 'Buildings,': 1, 'C,': 1, 'anxieties.': 1, 'whistled': 2, 'watch-chain.': 2, 'blackness': 1, 'bullets': 3, '"Possibly,': 1, 'glasses': 13, 'VOX': 1, 'escape."': 4, 'swimming': 1, 'shilling': 2, 'letters': 25, 'debutante': 1, 'singular,': 2, 'singular.': 2, 'meant,"': 2, 'often,': 1, 'screamed': 5, 'iron-works': 1, 'roads': 3, 'Creole': 1, 'mere': 13, '"Costa': 1, 'Early': 1, 'commission': 1, 'paper-littered': 1, 'splintered': 2, 'spots': 1, 'providential': 1, 'roofed': 1, 'counterfoils.': 1, 'pool': 1, 'counterfoils,': 1, 'place,': 16, 'place.': 7, 'specimens': 1, 'worked,': 2, 'Anerley': 1, "We'll": 2, 'lists,': 1, 'road.': 14, 'larceny,': 1, 'road,': 21, 'out."': 6, 'road!': 1, 'surgeons.': 1, 'Well': 1, 'contraction?': 1, '"Thank': 11, 'errand.': 1, 'Suppose': 2, 'grate': 1, 'letter.': 4, 'letter,': 7, 'contraction,': 1, 'they,': 2, 'specimen.': 1, 'hearthrug': 1, 'tossed': 7, 'places': 4, 'official': 18, 'smooth': 2, 'triumphant': 3, 'virus,': 1, 'excitement': 3, 'spot,': 3, 'convince': 4, 'favourable.': 1, 'well-deserved': 1, 'problem': 14, 'deliver': 1, 'tracks!"': 1, 'church,': 1, 'bearing': 9, 'glazed--she': 1, 'START:': 1, '"Wonderful!': 1, 'recognize': 4, 'accounts': 2, 'profession.': 2, "fellow's": 4, 'arms.': 1, 'consumed': 4, 'inn': 7, 'changing,': 1, 'Railway,"': 1, 'garden.': 8, 'garden,': 3, 'compared': 1, 'Fate': 1, 'hobbling': 2, 'deadly': 5, 'fired,': 1, 'effective,': 1, "Duke's": 7, 'wander': 1, 'Volume': 1, 'reach,': 4, 'details': 10, '"I\'ve': 6, 'hers,': 1, 'behold': 1, 'coldly,': 1, "you're": 4, 'instant."': 2, 'February': 1, 'in?': 2, 'again.': 20, 'again,': 20, 'so,"': 2, 'again!': 1, 'wood-pile.': 1, 'wood-pile,': 4, 'in,': 9, 'chance': 24, "Peter's": 1, 'lantern.': 1, 'nurse,': 1, 'throughout': 1, 'veil': 3, 'South': 12, 'exposure': 3, 'ghost': 1, 'dandled': 1, 'detail,': 1, 'rule': 1, 'surplice': 2, 'trial.': 2, 'trial,': 2, 'sympathy,': 1, 'James."': 1, 'April,': 1, 'wealthiest.': 1, 'felony,': 2, 'surrounding': 1, 'doubts': 3, 'Kensington': 2, 'crumpled': 2, 'Holdernesse,': 1, '"Why?"': 3, 'Holdernesse.': <text:soft-page-break/>1, 'sea-chest.': 1, "don't.": 2, 'mansion': 2, 'fireplace,': 1, 'oldest': 3, 'saved': 5, 'voyage--she': 1, 'logbooks': 3, 'embers.': 2, 'invaders': 1, 'awry.': 1, 'post-bag."': 1, 'villainy,': 1, 'regal': 1, 'messenger': 1, 'fog.': 1, 'worth': 12, 'horn-handled': 1, 'shivered': 1, 'fifty.': 1, 'veranda': 3, 'lock?"': 1, 'returning,': 1, 'help?"': 1, 'well-known': 3, 'family----"': 1, 'purchased.': 1, 'failed----"': 1, 'sly': 2, 'MAP': 1, "we'll": 2, 'bewildered': 1, 'whisk': 1, 'furrowed': 1, 'fogs': 1, 'closely."': 1, 'progress?"': 1, 'AGREE': 2, 'INDIRECT,': 1, 'announced': 2, 'logbooks,': 1, 'writhing,': 1, 'whist': 1, 'triumph': 3, 'papers?': 1, 'first?"': 2, 'go."': 2, 'locked,': 3, 'distinctions,': 1, 'locked.': 1, 'gate--now': 1, 'week-end,': 2, 'others,': 3, 'others.': 2, 'viewing,': 1, 'binary,': 1, 'established': 1, 'war."': 2, 'seven-thirty': 1, 'seaman."': 1, 'it--as,': 1, 'suggest."': 1, 'particular.': 1, 'Mystery,': 2, 'employee,': 1, 'above': 18, 'attained.': 1, 'churches': 1, 'reproaching': 1, 'told': 56, 'Moor': 1, 'machine,': 3, 'machine.': 2, 'menage': 1, 'difficulty.': 1, "'cabin'--a": 1, '"Who?"': 1, 'richest': 2, '(801)': 1, 'bookcase': 4, 'Accustomed': 1, 'pursuit': 2, 'put,': 1, 'burgle': 2, 'important,"': 1, '"Such': 1, 'next?"': 1, 'referring': 1, 'obtained': 3, 'counter.': 2, 'watchers': 1, 'daughter': 4, 'Tuesday': 7, 'famous.': 2, 'famous,': 1, 'adopt': 1, 'examination.': 3, 'glass."': 1, 'smoke': 7, 'Queer': 1, 'ignominious': 1, 'anarchist': 1, "evening's": 1, "ne'er-do-well": 1, 'glittering': 2, 'crouched.': 1, 'secure': 6, 'Builder.': 1, 'gentleman,': 5, 'Lewisham': 1, 'gentleman.': 4, 'inflicting': 1, 'charred': 3, 'highly': 4, 'marriage--a': 1, 'cane': 1, 'artists,': 1, 'times."': 1, 'sorry,"': 1, '"Hum!"': 1, 'glance': 16, 'family."': 1, 'plot': 2, '"Eight': 1, '"Their': 1, 'principal.': 1, 'bundles': 2, 'negative': 2, 'insult': 2, 'roughening': 1, '"To-day,': 1, 'golden-haired,': 1, 'faster.': 1, 'said:': 1, 'presumably,': 1, 'separated': 4, 'solicit': 2, 'palimpsest,': 1, 'UT': 1, '"Defects,"': 1, 'disk': 1, 'aware': 19, 'backwards': 1, 'striving': 1, 'muttered.': 1, 'passenger': 2, 'arranged,': 1, 'exact.': 1, 'word': 39, 'wore': 5, 'society,': 2, 'shame': 1, 'books,': 3, 'books.': 1, 'work': 70, 'strong--and': 1, 'worn': 6, 'coal-tar': 1, 'personally,': 1, 'groves': 1, 'proceed."': 2, 'WESTERN': 1, 'McFarlane,"': 1, 'Club.': 1, 'ascetic': 3, 'publicity.': 1, 'Abe': 7, 'indicated': 1, 'quivering': 4, 'attacked.': 1, 'flung': 3, 'Ralph': 4, 'naturally': 4, 'complexion."': 1, 'decision,': 1, 'fanciful': 1, 'indifferent': 1, 'OWNER,': 1, 'drugget?"': 1, 'confidential': 1, 'tutor,': 1, 'inhabitants': 1, 'agony': 1, 'Tudor': 1, 'colonies.': 1, 'morbid': 1, 'Jubilee,': 1, 'interview': 4, 'ordinary': 10, 'illusion."': 1, 'truthful': 1, 'horror': 9, 'hedge.': 2, 'weapons,': 2, 'fever': 1, 'lad': 11, 'slipping.': 1, 'after': 83, 'indicate,': 1, 'Ocean': 1, 'Will': 4, 'lay': 49, 'occur.': 1, 'law': 12, 'lap': 1, 'derivatives,': 1, 'complacent': 1, 'Still,': 1, 'ghastly."': 1, 'austere': 4, 'padre': 1, 'hasty': 1, 'want,"': 1, 'appreciate': 3, 'forgot."': 1, "I'd": 4, 'green': 12, 'loud."': 1, 'remonstrate': 1, 'order': 38, 'sweetheart,': 1, 'cumulative': 1, 'S.': 2, 'office': 9, 'devote': 4, 'numbers': 1, 'practice,': 4, 'approached,': 1, 'undetected': 1, 'hopeless.': 1, 'hopeless,': 1, 'staggered': 3, 'entered--the': 1, 'practice.': 2, 'ears,': 1, 'ears.': 2, 'legally': 1, "I'm": 13, 'employed."': 1, 'HEAVY': 1, 'behalf.': 1, 'somewhere': 4, 'origin,': 1, 'sheaf': 3, 'befallen': 1, 'tinkle': 1, 'rock,': 4, 'production': 1, 'precipitate': 1, 'vanish,': 1, 'then': 88, 'them': 105, 'jerking': 1, 'boots,': 1, 'trail': 2, 'harpooner.': 1, 'break': 18,</text:p>
      <text:p text:style-name="P1"><text:s/>"winter's": 2, 'young,': 1, 'baggage': 1, 'repulsive': 1, 'owned': 1, 'they': 154, 'Britain.': 2, '"Sit': 1, 'printers.': 1, 'soothing': 1, 'bank': 2, 'detectives,': 1, 'Sunday-school': 1, 'Twenty-six': 1, 'rocky': 1, 'gallows': 1, 'tampering': 1, 'reasonably': 1, 'assembled': 1, 'rocks': 1, "goodness'": 1, 'Gilchrist.': 1, 'reasonable': 6, 'Gilchrist,': 8, 'ambuscade.': 1, 'goodness,': 1, 'excellent!"': 1, 'exertion': 1, 'schemes': 1, 'logs': 1, 'voyages': 1, 'crimes': 1, 'impede': 1, 'appointment,': 1, 'ABBEY': 1, 'admit,': 3, 'disheveled,': 1, '"Quite."': 1, 'flock': 1, 'sprints': 1, '(a)': 1, '"All': 5, 'Tarlton,': 1, 'network': 2, 'incongruous': 1, 'finished.': 3, 'finished,': 4, 'hooked': 1, 'Moorhouse,': 1, 'footstep!': 1, 'Evidently': 2, 'poorer,': 1, 'alarmed.': 1, 'weak.': 1, 'medicine': 1, 'unkempt': 3, 'interest,': 2, 'forth': 12, 'Napoleon': 7, 'Charasiab': 1, 'Johann?"': 1, 'crime?': 2, 'bicycle?"': 4, 'admits': 1, 'ancient': 6, 'crime,': 11, 'crime.': 14, "people's": 1, 'forcibly': 1, 'amazement': 9, 'storm': 2, 'morass': 3, 'shrubbery': 1, 'Cambridge': 4, 'Brotherhood': 1, 'recovering': 2, 'fellow;': 1, 'writhing': 2, 'slips.': 1, 'stranger.': 2, 'stranger,': 3, 'fellow,': 18, 'fellow.': 8, 'camera.': 1, 'opticians."': 1, 'refuges': 1, 'fellow!': 1, "haven't,": 1, 'droned': 1, 'render': 1, 'chased': 1, 'BUILDER': 1, 'vibrated': 2, 'synonymous': 1, 'another': 40, 'thoughtfully': 1, 'thick': 6, 'tangle': 3, 'noose.': 1, 'somewhere,': 1, 'power.': 2, 'rated': 1, 'dead-white': 1, 'notes,': 1, 'footmarks,': 2, 'abstracted': 2, 'discolouration': 2, 'mounted,': 1, 'scene,': 3, 'Uncle': 1, 'observations': 2, 'Grace."': 1, 'THREE-QUARTER': 1, 'part,"': 1, 'Laburnum': 2, 'dogs': 1, 'butter': 1, 'emblem': 1, 'fanatical': 1, 'luncheon': 1, <text:soft-page-break/>'endure."': 2, 'thought,': 3, 'guilt."': 1, 'wasted': 2, 'Bridge.': 1, 'yours?"': 1, 'mercy': 1, 'dog,': 3, 'attempted,': 1, 'observation.': 1, 'baronet': 1, 'observation,': 1, 'air,': 1, 'rate': 1, 'seated': 14, 'strange."': 1, 'See': 8, 'guilt': 2, '"When?"': 1, 'iron': 5, 'footmarks': 3, 'powers': 7, 'cork': 3, 'daresay,': 2, 'Fall."': 1, 'ejector,': 1, 'exercise.': 1, 'dress-coat--he': 1, 'nostrils.': 1, "mind's": 1, 'over,': 7, 'forenoon,': 1, 'manner': 22, 'vigorous': 3, 'contents': 9, 'circle,': 1, 'forced': 4, 'strength': 8, 'powder,': 1, 'Sydenham,': 2, 'necktie': 1, 'common.': 1, 'often.': 1, 'convenient': 4, 'latter': 9, 'went?"': 1, '"C.P.R.,"': 1, '"Absolutely."': 1, 'little.': 2, 'casual': 1, 'newcomer,': 1, 'Emperor.': 1, 'subjects': 1, 'forces': 2, 'completed': 3, 'astrakhan': 2, 'conducive': 1, 'circles': 1, 'content,': 1, 'culminated': 1, 'necessary,': 2, 'distracts': 1, 'extending': 1, 'empty,': 2, 'portrait.': 1, 'becomes,': 1, "life,'": 1, 'grave': 4, 'ducal': 2, 'smoked': 7, 'cap."': 1, 'force,': 1, 'calculated': 3, 'subject,': 2, 'Arthur--that': 1, 'subject.': 1, '1894,': 1, 'swamp': 1, 'knife,"': 1, 'accounted': 2, 'deeply': 6, 'followers,"': 1, '1894.': 1, 'notion': 1, 'fitted': 1, 'reserve': 3, 'decidedly': 1, 'baby,': 1, 'Hudson,"': 1, 'ingenuity.': 1, 'unfortunate!"': 1, 'Thucydides.': 1, 'dream.': 1, 'railing,': 1, 'ostler,': 1, 'wrung': 3, 'nephew': 1, 'three----"': 1, 'inestimable': 1, 'Russell': 1, 'explanation.': 5, 'explanation,': 3, 'consciousness': 1, 'burglars,': 1, 'version': 1, 'deepest': 3, 'wizened': 2, 'dismayed,': 1, 'govern': 1, 'high-class': 1, 'personality': 4, 'predecessor': 1, 'do': 207, 'explorations': 2, 'complaint."': 1, 'loved': 12, 'sleepy': 1, 'pursuers': 2, 'railings': 1, 'religion.': 1, 'tire,': 1, 'yielded': 3, 'them."': 5, 'gored': 1, 'haunted': 2, "them.'": 1, 'lens.': 2, 'empty.': 3, 'happiest': 1, 'material,': 3, 'telegram?"': 1, 'runs': 2, 'chastened': 1, 'sky,': 1, 'Armstrong': 8, 'Saltire': 3, 'exchanged': 5, 'neutralized': 1, 'optician."': 1, 'rung': 2, 'inn,"': 1, 'steal': 5, 'steam': 2, '90': 2, 'secretary': 5, 'BIRDS,': 1, 'erroneous': 1, 'do?"': 6, '"Man,': 1, 'observes': 2, 'clue,': 1, 'clue.': 2, 'dies,': 2, 'plumage': 1, 'checks': 3, 'depends': 3, 'Oxford.': 2, 'promise."': 1, 'term.': 1, 'sketches': 2, 'term,': 1, 'diffidence': 1, 'groan,': 1, 'draws': 2, 'request,': 1, 'upon,': 1, 'because,': 1, 'away': 52, 'refuses': 1, 'gentleman': 18, 'cigarette-box': 1, 'POSSIBILITY': 1, 'bracing': 1, 'cooperation': 1, 'drawn': 28, 'Barnicot,': 1, 'Ratcliff': 1, 'we': 518, 'excitement.': 3, 'terms': 27, 'mincing': 1, 'novel,"': 1, 'grounds,': 4, 'grounds.': 3, 'shoved': 1, 'spectacles': 1, 'clues': 2, 'observe,': 1, 'inn.': 5, 'inn,': 4, 'kitchen': 3, 'received': 19, 'paste.': 1, 'trance.': 1, 'cow': 2, 'Palladio.': 1, 'tool."': 1, 'unofficial,': 1, 'obsolete,': 1, 'countries.': 1, 'Bring': 1, 'connected.': 1, 'obvious,"': 1, 'receives': 3, 'step.': 1, 'draw.': 1, 'tinder,': 1, 'emporium': 1, 'heartily,': 1, 'taxes,': 1, 'tone': 3, 'intake.': 1, 'spear': 1, 'reticence.': 1, 'trunk': 1, 'detection,': 1, 'white-bearded': 1, 'heard."': 1, 'B.,': 1, 'speak': 19, 'petty': 3, 'unhappily': 1, 'engines': 1, "I've": 12, 'harm?': 1, 'condemned': 3, 'possess,': 2, 'possess.': 1, 'Lord!': 4, 'way."': 5, 'Good-bye,': 2, 'harm.': 2, 'harm,': 3, 'warmth': 1, 'duties': 2, '"Right': 1, 'families': 2, 'easy': 16, 'wide,': 1, 'attacked': 1, 'pounds,': 1, 'tidy': 1, 'concerning': 4, 'excite': 2, 'Abernetty': 1, 'humorously.': 1, "time?'": 1, 'time?"': 3, 'Night': 1, 'niece': 1, 'reassuring': 1, 'applied': 3, 'east': 2, 'ahead': 1, 'Ages."': 1, 'consulting-room': 1, 'disclaimers': 1, 'pungent': 1, 'disappointment,': 1, 'air': 17, 'aim': 1, 'clean-shaven': 3, 'complete."': 3, 'abrupt': 2, 'difficulty,': 1, 'attitude.': 1, 'aid': 8, 'voice': 12, 'known,': 3, 'known.': 2, 'plover': 1, 'brisk,': 1, 'Pompey,': 1, 'DETOUR': 1, 'throat': 1, 'oaks,': 1, 'date--to': 1, 'Athene': 1, 'madam?"': 2, 'lawyer.': 1, 'confirmed': 4, 'conclusions,': 1, 'conclusions.': 1, 'emotion,': 1, 'centre,': 3, 'Oldacre."': 1, 'centre.': 3, 'boasted': 1, 'Stop': 3, 'adjectives': 1, 'night--he': 1, 'convalescent': 1, 'descend': 1, 'plates': 1, 'wheel': 1, 'independent': 1, 'effected': 1, 'deceased.': 1, 'deceased,': 1, 'springing': 3, 'pavement.': 1, 'pavement,': 1, 'rail': 1, 'evil': 5, 'hand': 60, '"for': 3, 'heir-at-law,': 1, 'talking,': 1, 'ELRI.': 1, 'kept': 26, 'avoid.': 2, 'shelter': 2, 'thirty-four': 1, 'humble': 5, 'Mind': 1, 'would."': 1, 'client': 12, 'landing."': 1, 'goals': 1, 'tragedy?"': 1, 'the': 5864, 'nobility': 1, 'stringent': 1, 'Exactly!"': 1, 'athletic': 3, 'may,': 3, 'may.': 1, 'Godfrey,': 2, 'Anna,"': 2, 'Godfrey.': 2, 'cap.': 1, 'farther': 12, 'victim': 3, 'irrelevant?"': 1, 'Surprise': 1, '"J.H.N."': 1, '"Late': 1, 'electronically': 1, 'adding': 1, 'sleep.': 3, 'hills': 1, '"Listen': 1, 'supplemented,': 1, 'occupants': 3, 'shout': 4, 'belongs': 3, 'board': 2, 'know?': 1, 'expelled': 1, 'pin-prick,': 1, "visitors--'a": 1, 'swear,': 2, 'story?': 1, 'four-wheeler': 2, 'refund.': 2, 'sedative.': 1, '"Quiet,': 1, 'disturbed?"': 1, 'honoured': 2, 'Gutenberg"),': 1, 'Finally,': 4, 'retreat': 2, 'hairless': 2, 'opening,': 1, 'rustle': 3, 'disinclination': 1, 'Wilful': 1, 'country.': 6, 'country,': 5, 'evidence,': 6, 'evidence.': 2, 'jaw.': 1, 'night': 54, 'hill,': 2, 'aimed': 1, 'Now,': 39, 'hysterics,': 1, 'justice.': 2, '"Hopkins': 1, 'sends': 1, '"You\'re': 5, 'vilest': 1, 'born': 2, 'lurking,': 1, 'constables': 5, 'bore': 9, '"\'Well,': 1, 'congratulate': 7, 'cruet-stand': 1, 'maturing.': <text:soft-page-break/>1, 'unavoidable': 1, 'gentle,': 1, 'class--"it': 1, 'asking': 7, 'Let': 23, 'month.': 3, 'denied': 1, 'written."': 1, 'beating': 1, 'Are': 2, 'School': 1, 'chair?"': 1, 'harassed,': 1, 'constable,': 2, 'constable.': 1, 'production,': 1, 'illustration': 1, 'procure': 1, 'six,': 2, 'McFarlane,': 6, 'Near': 3, 'McFarlane.': 1, 'Place': 2, 'architectural': 1, 'post': 3, 'reputations."': 1, 'Creating': 1, 'trophy': 2, 'chaff': 1, 'impenetrable': 2, 'Marker,': 3, 'enjoyed.': 1, 'splendidly."': 1, 'clear."': 1, 'months': 18, 'Palmer,': 1, 'courtesy': 2, 'comment,': 1, 'step?"': 1, 'banker': 1, 'horizon': 1, 'turn."': 2, 'lunch.': 2, 'yet."': 2, 'practical,"': 1, 'decoyed': 1, 'Priory': 5, 'dilemma': 1, 'mantle': 3, 'wasting': 1, 'pays': 2, 'Make': 1, 'profession': 1, 'bound': 13, 'Police,': 1, 'cry,': 2, 'prisoner': 12, 'GAME': 1, 'parties': 2, 'analysis.': 1, 'formidable': 7, 'balanced': 1, 'diary,': 2, 'flag--to': 1, 'confessed,': 1, 'why?': 1, "minutes'": 1, 'amidst': 1, 'Countess': 2, 'truncated': 1, 'misfortune."': 1, 'sovereign': 2, 'fight': 4, 'derision': 1, 'why,': 4, 'way': 69, 'wax': 3, 'palpitating,': 1, 'him."': 20, 'was': 1769, 'war': 3, "him.'": 1, 'widens': 1, 'overjoyed': 1, 'becoming': 1, 'vitality': 1, 'Inside,': 1, 'balance,': 1, 'taken': 54, 'RIGHT': 1, 'pay.': 1, 'elderly': 13, 'same,': 3, 'astonished': 6, 'incisive': 1, 'Jingo!"': 1, 'true': 11, 'absent': 5, 'edition.': 2, 'slope': 1, 'accord,': 1, 'impatience.': 4, '1.E.4.': 1, 'impatience,': 1, 'maximum': 1, 'rack': 1, 'advice."': 1, 'neighbours': 2, 'inquiring': 3, '"Finally,': 1, 'bedroom,"': 1, '108.txt': 1, 'horses': 3, 'promises': 3, 'stranded': 2, 'Alexandria.': 1, 'inclusive': 1, 'Some': 6, 'lodgings?"': 1, 'wretched': 6, 'evidence': 33, 'are?"': 1, 'whatsoever.': 2, 'guessed': 1, 'promised': 3, 'fidget': 1, 'stealthily': 1, 'brother.': 1, 'yourself."': 2, 'brother,': 1, 'agents,': 2, 'physical': 5, 'apartment': 1, 'dimly': 2, 'weaned': 1, 'pace?': 1, 'friend,"': 2, 'park,': 2, 'stake': 4, 'ajar': 1, 'bed.': 5, 'bed,': 9, 'hurry,': 2, 'interested': 9, 'pace.': 1, 'holding': 5, 'Lhassa,': 1, 'was--had': 1, 'Jacobs,': 2, 'forearms.': 1, 'pompous,': 1, 'express,': 1, 'Square,': 1, 'Square.': 1, "o'clock": 19, 'Colonel!"': 1, 'guiltless': 1, 'convincing': 2, 'polite': 3, 'moor.': 6, 'table,"': 1, 'Strong': 1, 'flat-chested,': 1, 'dissipation': 1, 'Paris.': 1, 'ours.': 1, 'promise,': 3, 'ours,': 1, 'reappeared,': 1, 'nailed,': 1, 'Mission': 1, 'together': 22, 'inquiry,': 2, 'victory.': 1,</text:p>
      <text:p text:style-name="P1"><text:s/>'victory,': 1, '"Mr.': 17, 'Teutonic': 1, 'sooner,"': 1, 'royalties.': 1, 'paced': 4, 'miry': 1, 'brow.': 2, "Moriarty's": 1, 'impulse': 1, 'Milner': 1, 'dance': 1, 'arrested,': 2, 'valets': 1, 'unmixed': 1, 'supplement': 1, 'seek."': 1, 'heath-covered': 1, 'reproduced:': 1, 'devoted': 2, 'certainly': 62, 'hurry': 3, 'able."': 1, 'flask': 1, 'home?"': 1, 'perceive,': 8, 'flash': 4, 'agony.': 2, 'Oberstein,': 1, 'aristocratic': 3, 'permanently': 1, 'turn,': 3, 'terror': 9, 'fainted,': 2, 'message."': 1, 'Tankerville,': 1, 'doughy': 2, 'is!"': 3, 'syringe': 2, 'liability': 1, 'valet,': 3, 'used."': 1, 'valet.': 1, 'entries': 1, 'pallor,': 1, 'trouble': 13, 'pallor.': 1, 'brows': 5, 'aggressively': 1, 'perceived': 5, 'Parker': 1, 'Just': 8, 'presented': 7, 'turns': 5, 'bully,': 1, 'gun': 1, 'Duchess': 4, "Adair's": 1, 'permissible.': 1, 'drunkard,': 1, 'MURDER': 1, 'woven': 1, "'IDEE": 1, 'appear.': 1, 'upper': 1, 'trouble."': 2, 'regret': 4, 'penknife.': 1, 'boulders,': 1, 'discover': 2, 'niggardly': 1, 'beneath.': 1, 'thinker': 2, 'cost': 3, 'Slowly': 1, 'legs,': 1, 'helpless': 3, 'mean.': 1, 'penetrated': 1, "art's": 1, 'Bert': 1, 'curse': 1, 'appear': 21, 'repeated.': 1, 'assistance': 6, 'repeated,': 2, 'sailor.': 2, 'completed.': 1, 'uniform': 1, 'To-morrow': 3, 'ending."': 1, 'During': 3, 'appeal': 9, 'pedal.': 1, 'alertness': 1, 'safety.': 2, 'satisfy': 3, 'situation.': 2, '"At': 11, 'burn': 1, '"As': 7, 'paralyzing.': 1, 'Cornelius,"': 1, 'drinking,': 1, 'disclaim': 1, 'fashion?"': 1, 'prayer-book': 1, 'English': 7, '"An': 2, 'please."': 1, '"Am': 1, 'Footsteps': 1, 'appears': 7, 'change': 11, 'cursing,': 2, 'right?"': 2, 'Admiralty,': 1, 'theorize': 1, 'oak,': 1, 'victim--and': 1, 'precursor': 1, '"Tut-tut!': 1, 'vibrating': 1, 'rifled': 1, 'trial': 1, 'reappearance."': 1, 'Pioneers.': 1, 'usually': 8, 'wolf.': 1, 'situation,': 1, 'homeward': 1, 'distributed:': 1, 'retired': 4, 'ground."': 2, 'marked': 12, 'writing-table.': 3, 'retires': 2, '"Pals': 1, 'offer."': 1, 'market': 4, 'prove': 17, 'you."': 26, 'incident.': 3, 'prompting': 2, 'http://www.gutenberg.net/1/0/108/': 1, 'live': 8, 'wonderfully': 1, 'SL.NE.': 1, 'same.': 1, 'sighted': 1, 'defeat.': 1, 'intently': 2, 'gentlemen!': 1, 'entrance': 7, 'soft.': 1, 'club': 4, 'Monday.': 2, 'suicide.': 2, 'close."': 1, '"Wait': 2, 'gentlemen,': 17, 'clue': 14, 'commissioned': 2, 'hesitated': 1, 'clumps': 2, 'angel,': 1, 'indescribable': 1, 'cap': 2, 'cat': 2, 'Down': 1, 'Johann': 1, 'incidents': 4, 'can': 223, '"Capital!': 1, 'AK,': 1, 'cab': 13, 'social': 2, 'heart': 10, 'straw,"': 1, 'expanding': 2, 'chip': 1, "didn't": 9, 'paused': 4, 'heard': 94, 'stout,': 1, 'chin': 5, 'handle': 7, 'clothing': 1, 'occur': 3, 'demonstrations.': 1, 'essential--essential,': 1, 'bleeding,': 1, 'discussion': 1, 'hopes--in': 1, 'write': 12, "state's": 1, 'despair': 4, 'future,': 2, 'candle,': 1, 'robbery,': 1, 'nose.': 2, 'nose,': 7, 'firmly': 2, 'COULD': 2, 'gossip.': 1, 'Sherpur,': 1, 'License': 8, 'neat': 1, 'typewriting': 1, 'fortune,': 2, 'brazen': 1, 'fortune.': 3, 'grass,': 2, 'grass.': 1, 'produce': 3, 'clinking.': 1, <text:soft-page-break/>'gale,': 1, 'Martin': 5, 'pause,': 1, 'hear,': 1, 'pause.': 1, 'ascertain': 1, 'goal': 2, 'recent,': 1, 'mystification,': 1, 'recent.': 1, 'inscrutable': 2, 'remember': 27, 'whenever': 1, 'Waterbeach,': 1, 'colossal.': 1, 'warm,': 1, 'taking,': 2, 'agencies.': 1, 'TIMES,': 2, 'crept': 7, 'memory,': 1, 'memory.': 2, 'wealth.': 1, 'wealth,': 1, '1.F.6.': 1, 'detective?"': 1, 'Author': 1, 'indeed': 23, 'consulting': 3, 'compete."': 1, 'brain': 6, 'genteel': 2, 'affairs': 6, 'cold': 15, 'still': 61, 'birds': 3, 'university.': 1, 'trifle': 1, 'talks!': 1, 'exultant': 1, 'cliff,': 3, 'acknowledge': 3, 'amounted': 2, 'Robbery': 1, 'vicinity': 1, 'inflicted': 2, 'forms': 4, 'Neligan."': 1, 'window': 45, 'clear?"': 1, 'disguise': 1, 'atonement': 1, 'intrigue,': 1, 'hiding-place,': 3, 'Grace': 13, 'hiding-place.': 4, 'Wait': 2, 'spirits.': 1, 'bird,': 1, 'Norfolk': 10, 'obedience.': 1, 'bay': 1, 'Faber': 1, 'introduce': 6, 'spirits?': 1, 'blotting-pad.': 1, 'half': 35, 'not': 622, 'neighbourhood.': 1, 'R.': 1, 'now': 83, 'provision': 1, 'hall': 10, 'nor': 26, 'wont': 1, 'follow?"': 1, '"King\'s': 1, 'chuckled': 5, 'servant': 4, 'WILL': 1, 'drop': 7, 'form.': 4, 'form,': 3, 'obtuse,': 1, 'termination,': 1, 'form:': 2, 'entirely': 27, 'raises': 1, 'Nearer': 1, 'domain': 7, 'fired': 9, 'challenged': 1, 'stooping': 3, 'directing': 1, 'Except': 4, 'hurried': 13, 'bee-farming': 1, 'avidity': 1, 'SHERLOCK': 3, 'year': 15, 'industrious.': 1, 'happen': 1, 'avoided': 1, 'lunching': 1, 'bankers,"': 1, 'amusement': 2, 'Chesterfield.': 1, 'shown': 16, 'Chesterfield,': 1, 'opened': 55, 'could,': 3, 'to-night?"': 2, 'looking': 15, 'Norwegian': 2, 'TELEGRAPH,': 1, 'yarned': 1, 'added.': 1, 'wax.': 3, 'selection,': 1, 'train--quarter-past': 1, 'receiving': 3, 'Vast': 1, 'shows': 4, 'consciousness.': 1, 'consciousness,': 1, 'interesting.': 6, 'thong': 1, 'astonishment.': 2, 'astonishment,': 1, 'fire,': 5, 'fire.': 13, 'intruding': 2, 'barrow.': 1, 'advantages': 1, 'Stand': 3, 'fields.': 2, 'good-hearted': 1, 'inevitable': 1, 'card': 10, 'care': 14, 'show,': 2, 'ability,': 1, 'contemplation': 1, 'honest': 6, 'tangled': 1, 'invitation': 1, 'promotion': 1, 'iron.': 1, 'iron,': 1, 'Even': 14, 'flying': 2, 'striking': 2, 'high-windowed,': 1, 'illustrious': 5, 'There': 137, 'gangs': 1, 'rounded': 2, 'yourself': 18, 'clear,"': 1, 'brain.': 2, 'brain,': 3, 'Syria': 1, 'impossible': 19, 'ring': 11, 'drove': 14, 'angular': 1, 'size': 1, 'sheep': 2, 'prepared,': 1, 'unlink': 1, 'sheet': 9, 'silent': 15, 'device,': 1, 'caught': 18, 'lightened': 1, 'callous': 1, 'deep-lined': 2, 'Chancelleries': 1, 'ignorant,': 1, 'tragic': 7, 'friend': 79, "boy's": 4, 'rotund': 1, 'pomp': 1, 'yet,"': 3, 'that': 1913, 'brains': 2, 'audacity,': 1, 'violence,': 1, 'violence.': 5, 'expanse': 4, 'flowery': 1, 'packet': 1, 'inmates': 1, 'variable.': 1, 'punishment': 1, 'flowers': 2, 'than': 113, '"Well?"': 4, 'pay-list,"': 1, 'rugged': 1, 'accordance': 2, 'to-morrow,': 3, 'crack': 2, 'to-morrow.': 1, 'household.': 1, 'reproduce,': 1, 'counterfoil': 2, 'pipe."': 1, 'dawn,': 1, 'congratulation.': 1, 'undertaking.': 1, 'him,"': 1, 'remained': 14, 'twinkled': 1, 'punctually': 1, 'Saffron': 1, '(and': 1, '(any': 1, 'slam': 2, 'pain."': 1, 'distorted': 1, 'anger': 5, 'breakfast': 11, 'recover': 4, 'now!"': 1, 'blinds.': 1, 'supplication.': 1, 'slave,': 1, 'light-green': 1, 'reader."': 1, 'equipment': 1, 'beggarly': 1, 'online': 4, "'Oh,": 1, 'swelled': 1, 'cheeks,': 2, 'begin': 9, 'stables,': 1, 'Inspector,"': 1, 'paths,': 2, 'price': 6, 'Abergavenny': 1, 'Surrey?"': 1, 'statement:': 1, 'sightseers': 1, 'impossible.': 6, 'Blandford': 1, 'abroad?"': 1, 'packed.': 1, 'forever': 4, 'emblems,': 1, 'husband."': 1, 'failure': 1, 'Mount-James?"': 3, 'attempting': 1, 'steady': 5, 'visitors,': 1, 'bedroom."': 3, '"Ah!': 4, 'bay--the': 1, 'hurled': 1, 'professional': 6, 'floor."': 2, '"Ah,': 10, 'good-night': 1, 'A.E': 1, 'honour.': 1, 'honour,': 2, 'anyone."': 1, 'fifty': 5, 'discovered': 11, 'sealskin--the': 1, 'manager.': 1, 'decided,': 1, 'respects.': 1, 'kidnapped,': 1, 'respects,': 1, 'ground': 7, 'stair': 1, 'title': 3, 'bait,': 1, 'loser,': 1, 'proportion': 1, 'say--that': 1, 'Circus.': 1, 'only': 182, 'one-twenty.': 1, 'TELEGRAPH]': 1, 'friend."': 2, 'stain': 7, 'shrill': 3, 'moulding.': 2, 'groom,': 1, 'offensive.': 1, 'ash,': 1, 'routine': 2, 'duel': 1, 'reputation,': 1, 'charities': 1, 'cannot': 47, 'unfastened': 1, 'stroll': 2, 'widow."': 1, 'SCHOOL': 1, 'leather': 5, 'seldom': 8, '"Willoughby': 1, 'friends,': 2, 'friends.': 1, 'half-closed': 1, 'husband': 22, 'problem,': 1, 'gleamed': 6, 'evening--a': 2, 'again!"': 2, 'burst': 12, 'eaves.': 1, 'attached': 5, 'unmarried': 1, 'shallow.': 1, 'Rothiere,': 1, 'asleep': 1, 'nightfall,': 1, 'culpable': 1, 'this."': 2, 'sport': 2, 'concern': 1, 'come,': 5, 'come.': 9, 'corroboration': 1, 'wheel,': 2, '1840.': 1, 'wheel.': 1, 'blame,': 2, 'come!': 1, 'so!"': 1, 'hear,"': 1, '3': 3, 'nettled.': 1, 'Syndicate.': 2, 'settled."': 1, 'between': 57, 'flier,': 1, 'complications': 1, 'justified': 1, 'exclaimed.': 1, 'whipped': 1, 'notice': 14, 'summons': 1, 'groaned.': 1, 'troubles--some': 1, 'antics': 1, 'blame': 5, 'smashed': 4, 'Were': 2, 'article': 3, 'three--two': 1, 'Give': 3, 'colour.': 2, 'But,': 8, 'Through': 3, 'CONSEQUENTIAL,': 1, 'wheels': 5, 'comes': 12, 'shamefully': 1, 'Jeremy': 2, 'sulky': 1, 'Englishman': 2, 'Sir': 14, 'cottage.': 1, 'observer.': 1, 'inexplicable': 3, 'ties."': 1, 'wound,': 2, 'exploit': 2, 'wound.': 1, 'differ': 1, 'illustrious,': 1, 'learning': 2, 'four.': 1, 'madam,': 9, <text:soft-page-break/>'donate.': 1, 'cycling': 1, 'informed': 7, 'indecision,': 1, 'cared': 4, 'punished': 2, 'dangers': 1, 'Known': 1, 'occasion.': 1, 'canary-trainer,': 1, 'disclosed': 3, 'cloven': 1, 'disclosing': 1, 'subtle,': 1, '"Or': 1, 'wounds': 1, 'Rica,"': 1, 'Conk-Singleton': 1, '"On': 6, 'morose': 2, 'suspected': 3, 'Vincent': 1, 'chance."': 1, '"Of': 8, 'game--you': 1, 'School.': 1, 'School,': 1, 'these': 106, 'defiers.': 1, 'danger.': 1, 'knew?"': 1, 'Belgrade,': 1, 'trick': 2, 'notoriety': 2, "haven't": 6, 'joke': 2, 'care,': 1, 'care.': 1, 'danger?': 1, 'earnestly.': 1, 'investigating,': 1, 'Doctor;': 1, 'fool': 4, 'Stevens,': 1, 'zenith': 1, 'sawdust': 3, 'soil': 2, 'know--and': 1, 'chimneys,': 1, '"This': 34, 'heels': 4, 'commanded': 3, 'offer,"': 1, '"How': 28, "jew's-harp.": 1, 'MacPherson.': 1, 'develop': 1, 'frayed.': 2, 'draghounds--no': 1, 'cricket-cap': 1, 'inquire': 1, 'gentlemen': 8, 'Wilder,': 7, 'you,"': 9, 'inquiry': 8, 'charge.': 1, 'charge,': 2, 'trap.': 1, 'fortnight.': 1, 'trap,': 3, 'document': 16, 'swore.': 1, 'noble': 8, 'finish': 1, 'writing--here': 1, 'heel,': 1, 'enigmatical': 1, 'solicitation': 1, 'witnesses.': 1, 'nobleman,': 1, 'nobleman.': 1, 'huntsman,': 1, 'road."':</text:p>
      <text:p text:style-name="P1"><text:s/>2, 'shillings,': 2, 'computers.': 1, 'deserted,': 1, 'penitent,': 1, 'Fairbanks,': 1, 'severe': 2, 'foment': 1, 'fidgeted': 2, 'case--that': 1, 'sir."': 29, 'know?"': 7, "You're": 1, 'Waterloo,': 1, 'am,': 3, 'rapidity.': 1, 'indefatigable': 1, 'tossing': 1, 'lad.': 1, 'skulking': 2, 'valuable': 11, 'stool,': 1, 'man-handled': 1, 'efforts,': 1, 'rule,': 2, 'slanting': 1, 'Villa"': 1, 'Farnham."': 1, 'appears,': 1, 'Might': 3, 'death': 34, 'Her': 14, 'packet.': 2, 'thinking': 2, 'Anyway,': 1, 'senseless': 3, 'wet': 6, 'improvement': 1, 'either.': 1, 'allude': 3, 'either,': 1, 'sequin-covered': 1, 'treatment': 1, 'conduct.': 1, 'struck': 30, '"You--you': 1, 'real': 9, 'propped': 3, 'fine,': 2, 'read': 50, 'specimen': 3, 'correspondence.': 1, 'discontinue': 1, 'Thanks': 1, 'Project': 77, 'earnest': 3, 'overlooks': 1, 'nocturnal': 4, 'lads': 1, 'average': 1, 'using': 7, 'dainty.': 1, 'execution': 1, 'lady': 40, 'such.': 1, 'rear': 2, 'not,"': 1, 'fortune': 5, 'deduction': 1, 'pounds': 12, 'roll': 2, '"Before': 1, 'benefit': 2, 'returned."': 1, 'emerged.': 1, 'mediaeval': 1, 'smouldered': 1, 'molehills': 1, 'Before': 4, 'opened.': 3, 'twelve': 13, 'opened,': 2, 'water.': 2, 'harpoon': 6, 'exposed': 3, 'good-bye,': 1, 'rewarded.': 1, 'done,': 9, 'E': 3, 'spectacles,': 1, 'Mary': 7, 'particular."': 1, 'bless': 3, 'peace.': 1, 'peremptorily': 1, 'abetted': 1, 'unlocked': 3, 'squire': 3, 'recorded': 1, 'Pompey': 4, 'Arthur,': 1, 'dingy,': 1, 'paint,': 1, 'twice.': 1, 'Minerals': 1, 'Earl': 6, 'Shetland': 1, "Foundation's": 3, 'knees,': 2, 'strained': 2, 'hack,': 1, 'uneasy': 3, 'tidiness,': 1, 'fractured': 1, 'sixty': 2, 'exciting': 1, 'throw': 21, 'foppish,': 1, 'gas-lamp,': 1, 'comparison': 2, 'coping.': 1, 'central': 9, 'friendship': 1, 'liked?': 1, 'journey': 5, 'greatly': 1, 'without,': 1, 'intent': 3, 'without.': 2, 'assassin': 2, 'theft,': 1, 'liked.': 1, 'passion.': 1, 'whole,': 2, 'whole.': 1, 'four-thirty': 1, 'follows': 1, "brougham's": 1, 'Moran--showed': 1, 'rolling': 6, 'steadiness,': 1, 'heated': 1, 'training,': 2, 'shrinking': 3, 'your': 406, 'stare': 1, '"Get': 2, 'risen,': 1, 'prepare': 3, 'area': 1, '"Hold': 1, 'removing': 1, 'Hotel': 1, 'bungler,': 1, 'servants.': 4, 'trifle,"': 1, 'start': 10, 'drank': 4, 'created': 2, 'low': 8, 'stars': 1, 'thick,': 3, 'delicious.': 1, 'warmly': 1, 'you.': 33, 'you,': 103, 'groan': 2, 'episode--in': 1, 'you!': 5, 'you?': 4, 'yonder.': 2, 'curiously': 6, 'brougham': 4, 'two-thirds': 1, 'cottage': 4, 'protest,': 1, 'excited--"was': 1, 'promiscuous': 2, 'honour--and': 1, 'are.': 3, 'proofs,': 4, 'Anglo-Indian,': 1, 'bucket': 1, 'ago--it': 1, 'cat.': 1, 'supposition,': 1, 'Alexis.': 1, 'Alexis,': 1, 'wrings': 1, 'are:': 1, 'grate.': 2, 'curious--is': 1, 'inflict': 1, 'packets': 2, 'describe': 3, 'moved': 13, 'sales': 2, 'spies!"': 1, 'wait,"': 1, 'tastes.': 1, '"You\'ve': 1, 'trickled': 2, 'sheath': 2, 'view-halloa': 1, 'Nos.': 1, 'side-slip,"': 1, 'unwelcome': 2, 'Reading': 1, 'genial.': 1, 'destroyed."': 1, 'owing': 1, 'elemental': 1, 'Updated:': 1, 'details.': 2, 'swarmed': 1, 'details,': 1, 'Westminster.': 2, 'croaking': 1, 'frockcoat,': 2, 'evenings': 1, 'scratch,': 1, '"Here\'s': 2, 'you': 1177, 'forcing': 1, 'everywhere.': 1, 'premature?': 1, 'alternate': 1, 'Great': 1, 'move,': 2, 'overwhelmingly': 1, 'peat': 1, 'drift': 1, 'peas': 1, 'peal': 1, 'flattened': 2, 'registry': 1, 'indiscreet,': 1, 'Downs,': 1, 'legitimate': 1, 'building': 3, 'well-remembered': 1, 'fool,': 1, 'evening,': 14, 'evening.': 6, 'Executive': 1, 'anticipated,': 1, 'hard-working': 3, 'researches,': 1, 'moonlight': 2, 'doubted': 3, 'card?"': 1, 'tense': 1, 'sash.': 1, 'sea-chest,': 2, 'surrounded': 6, 'skeleton': 1, 'pointing': 4, 'breadth': 1, 'month': 8, 'ceased': 1, 'thoughtful': 1, 'Borgia': 1, 'Take': 8, 'Brotherhood.': 1, 'managed': 1, 'cravats.': 1, 'adhere': 1, 'beeswing.': 2, 'carpet': 9, 'dreadful': 13, 'meant,': 1, 'unenforceability': 1, 'pledged': 1, 'muttering.': 1, 'woodwork': 3, 'fall?"': 1, 'workpeople': 1, 'then?"': 16, 'moved."': 1, 'clubbed': 2, 'laws': 9, 'very': 318, 'loiterers': 1, 'apple,': 1, '"he': 1, 'possessed.': 1, 'coloured': 1, 'Secretary': 7, "meetings,'": 1, 'go-between': 1, 'Soames': 9, 'tomorrow,': 1, 'continued:': 1, 'Salt': 1, 'securely': 1, 'REPLACEMENT': 1, 'heaven': 4, 'Khalifa': 1, <text:soft-page-break/>'erect.': 1, 'Wilder': 7, 'uneasy.': 1, 'manager': 3, 'uneasy,': 1, 'qualities.': 1, 'CONTENTS:': 1, 'wearer': 1, 'guilty?"': 1, 'tear': 1, 'track!': 1, 'smiling.': 1, 'fence': 1, 'streets': 1, 'track,': 3, 'this,"': 1, 'track.': 5, 'self-contained': 1, 'answer,': 3, 'answer.': 5, 'path,"': 1, 'continued,': 4, '4557': 1, 'General': 3, "'Let": 1, 'chuckle': 2, 'lonesome,': 1, 'conscience': 1, 'him?': 4, 'darkness': 4, 'witnessed': 1, 'drawer.': 1, 'dog-cart': 1, 'drawer,': 2, 'advise.': 1, 'him.': 87, 'him,': 60, 'apologized': 1, 'learned': 21, 'advance': 2, 'him!': 3, 'elsewhere.': 1, 'elsewhere,': 1, 'excitement,': 1, 'loose': 7, 'forgive': 3, "Carruthers's": 1, 'tracks': 10, 'street,': 4, 'ponderous': 1, 'street.': 10, 'outside.': 5, 'eventful': 1, 'buy': 2, 'strong': 16, 'handwriting': 1, 'stationers': 1, 'conviction': 1, 'houses': 3, 'losses': 1, 'whine': 1, 'untiring': 1, 'drawers': 1, 'amount': 2, 'emotion.': 2, 'cue.': 1, 'sunburned': 1, 'apologize,': 1, 'progress,': 1, 'Belminster,': 1, 'mark!"': 1, 'family': 10, 'gallows."': 1, 'indolent': 1, 'ask': 41, 'lurked': 1, 'trained': 3, 'S,': 2, 'whoever': 2, 'thatched': 1, 'commence,': 1, 'Beppo': 8, 'story.': 6, 'story,': 4, 'capacity,': 1, 'conventional': 2, 'takes': 5, 'injure': 1, 'land--God': 1, 'finally': 4, 'up?"': 1, 'unpleasant': 2, 'public-house,': 2, 'story-teller,"': 1, 'injury': 4, 'Undoubtedly': 1, 'eBooks,': 2, 'bushes': 3, 'eBooks.': 2, 'started.': 1, 'College,': 1, 'formidable--so': 1, 'Bless': 1, 'excuse': 3, 'proofs?"': 1, 'So': 34, 'broke': 14, 'mounted': 4, 'producing': 1, 'Paris?': 1, 'respected': 1, 'entail,': 2, 'solve.': 1, 'clearly."': 1, 'me!"': 5, 'nine': 1, 'writing-table': 3, 'take.': 3, 'horses,': 3, 'horses.': 1, 'spontaneous': 2, 'history': 3, 'sir--certainly': 1, 'fourth--and': 1, 'gardener,': 2, 'Legion': 1, 'fury,': 2, 'DAILY': 2, 'fury.': 1, 'pushed': 6, 'CAN': 2, 'cows': 2, 'phrase': 4, 'inspector': 6, 'string': 3, 'bridegroom': 2, 'Secretary.': 1, 'starting-point': 8, 'complication': 1, 'confidence."': 4, 'ledger': 1, 'stayed': 5, 'foreseen': 1, 'plum-coloured': 1, "heart's": 1, 'property."': 1, 'emergency.': 2, '"My': 19, '"\'If': 1, 'sort?"': 1, 'boards."': 1, 'gash': 1, 'Lower': 9, 'tried': 24, 'rude': 2, 'diamond-tipped': 1, 'it--and': 1, 'derived': 1, 'harpooners,': 2, 'bitterness.': 1, 'tries': 2, 'acquaintance': 1, 'granted.': 2, 'gasp': 2, 'inconceivable': 4, 'Dear,': 1, 'a': 2582, 'undergo': 1, 'woods,': 2, 'woods.': 1, 'Deep': 3, 'ledge.': 3, 'savoury': 1, 'dread': 2, 'banks': 1, 'calm,': 2, 'dream': 1, 'though.': 1, 'grizzled': 3, 'ladyship': 1, 'extended,': 1, 'help': 46, '"Important!"': 1, '"Some': 1, 'soon': 21, 'held': 45, 'granted,': 1, 'BE': 1, '4': 1, 'committed': 12, 'staunch': 2, 'Advise': 1, '"Disease?"': 1, 'gray-haired': 1, 'agreement.': 3, 'queerest': 1, 'Copyright': 1, 'computers': 1, 'Where': 7, 'thing,"': 2, 'reluctance': 1, 'flushed,': 1, 'actually': 7, 'yesterday?"': 5, 'absence': 7, 'Putting': 1, 'child.': 2, 'occasion,': 3, 'IDEE': 2, 'in:': 1, 'slammed': 1, 'full,': 2, 'full.': 3, 'finer': 1, 'guns.': 1, 'evening': 22, 'nestled': 1, 'food': 4, 'Barrett,': 1, 'ascetic,': 1, 'anticipated': 1, 'hanged.': 1, 'look-out': 3, 'cyclist.': 1, 'resigned': 3, 'Aveling,': 1, 'foot': 11, 'Army,': 1, 'desperately': 2, 'foolscap.': 1, 'elder': 3, 'fully': 5, 'from.': 1, 'statement': 3, 'hillside,': 1, 'sure."': 1, 'Hopkins,"': 2, 'tobacco--all': 2, 'distractions,"': 1, 'dint': 1, 'stopped': 10, 'twice,': 1, 'sir,"': 9, "isn't": 6, 'referred': 3, 'heavy': 17, 'use."': 1, 'transcribe': 1, 'End': 2, 'restless': 4, 'thirty.': 2, 'fees': 2, 'house.': 29, 'energy.': 1, 'house,': 36, 'energy,': 2, 'beyond': 8, 'event': 3, 'as,': 2, 'trusty': 1, 'bust?"': 1, 'unnatural': 1, 'since': 68, 'publish': 2, 'attendant.': 1, 'ago."': 1, 'safety': 2, 'narratives.': 3, 'present--in': 1, 'issue': 3, 'gardener': 2, 'None': 1, 'drink': 3, 'ourselves--a': 1, 'inspection.': 1, 'appear,': 1, 'According': 1, 'pub': 1, 'cross.': 1, 'inscribed': 1, 'reason': 35, 'base': 2, 'unsightly': 1, 'brightest': 2, 'jaw,': 1, 'disorder,': 1, 'put': 65, 'ash': 1, 'bullying': 1, 'mark?': 1, 'HOPKINS.': 1, 'perceptible': 1, 'thoughts,': 1, 'terrible': 21, 'trust,': 2, 'terribly': 2, 'cart.': 2, 'expecting': 4, 'over-mastering': 1, 'pictures,': 2, 'accumulating,"': 1, 'dear,': 3, 'cut-and-dried': 1, 'dear.': 1, 'knots': 3, 'consultations': 1, 'loved.': 2, 'alphabet,': 1, 'cartridge.': 1, 'alphabet!': 1, 'knocking': 1, 'reflected': 1, 'custody."': 1, 'interrupted.': 1, 'infinite': 2, 'can,"': 1, 'talked': 2, 'minutes,': 4, 'minutes.': 2, 'mist': 1, 'wounded--he': 1, 'Busybody': 1, 'horse': 5, 'Nature': 1, 'insignificant': 1, 'pinned': 2, 'unrivalled?"': 1, 'station': 6, 'delivered,': 1, 'sigh': 1, 'she\'?"': 1, 'hundred': 21, 'shifted': 2, 'vision.': 1, 'bowed': 6, 'vision,': 1, 'passed': 44, 'declare': 1, 'Siberia.': 1, 'Siberia,': 1, 'Wales,': 1, 'cartridges': 1, 'translation': 1, 'fluffy,': 1, 'Lancashire': 1, 'serious,': 2, "you'd": 1, 'scheme': 3, 'kindly': 9, "morning's": 2, 'anticipate': 1, 'purposeless': 1, 'himself--so': 1, 'sunburned,': 1, 'profession--one': 1, 'recovered': 7, 'strenuous': 1, 'toward': 1, 'weapon': 5, 'settee,': 1, 'withered': 1, 'settee.': 1, 'God': 3, 'urgently': 1, 'experience,': 1, '2001,': 1, 'loving--all': 1, 'Late': 2, 'substantial': 2, 'comrades': 1, 'sentences': 2, 'Got': 1, 'concentration': 1, "God's": 4, 'lid': 2, 'lie': 9, 'suddenness': 1, 'empowered': 1, 'well-chosen': 1, 'officers': 2, 'lit': 11, 'information:': 1, 'lip': 1, 'useless': 1, 'dangers.': 1, '"Old': 1, 'With':</text:p>
      <text:p text:style-name="P1"><text:soft-page-break/><text:s/>31, 'digestion,"': 1, 'presently.': 1, 'to----"': 1, "Lestrade's": 6, 'experienced': 3, 'inference': 1, 'sentence,': 2, 'sentence.': 1, 'Abbey,': 1, 'emperor,': 1, 'plunder': 1, 'Chief': 2, 'experiences': 1, 'eaten': 1, 'Coptic': 1, 'charters--researches': 1, 'The': 450, 'gracious,': 4, 'Bridge': 2, 'psychologists': 1, 'chronicle': 2, 'riding-crop': 1, 'mobile': 1, '"\'Yes,': 1, 'clear': 43, 'broadened': 1, 'to--well,': 1, 'unreasonable': 1, '"Exactly.': 15, 'outhouse': 2, 'glass!"': 1, 'fifty-two': 1, 'burrow."': 1, 'furiously.': 1, 'latest': 2, 'indeed.': 1, 'cows.': 2, 'indignation.': 2, "Smith's": 1, 'languid': 1, 'boil,': 1, "'at": 1, 'celebrities': 1, 'Ministers': 1, 'tree,': 2, 'descended.': 1, 'relative--his': 1, 'pocketed': 1, 'heavens': 1, 'second."': 1, 'nails.': 1, 'with,': 3, 'with.': 4, 'LICENSE': 2, 'northern': 1, 'justice': 5, 'information.': 4, 'flesh': 3, 'darted': 9, 'wife?': 1, 'carpet?': 1, 'Road': 1, 'pretty': 7, 'custody?"': 1, 'circle': 3, 'heaven,': 3, 'THAT?"': 1, 'king': 1, 'heaven!': 2, 'temptation.': 1, 'trees': 1, 'street-lamps': 1, 'Minister.': 2, 'famous': 13, 'feels': 1, 'grew': 2, 'poker."': 1, '"John,': 1, 'basement': 1, 'through--a': 1, 'during': 33, 'self-inflicted."': 1, 'exhibiting': 1, 'full-bearded,': 1, 'house?"': 1, 'nightshirt': 2, 'flight.': 6, 'coincidence': 3, 'gloves': 4, 'courteous': 1, 'moved,"': 1, 'Coram,': 3, 'seventeen': 1, 'howled': 2, 'patriotism': 1, 'throwing': 2, 'father?"': 1, 'emergency,': 1, 'symptoms,': 1, 'discovered."': 1, 'rest."': 1, 'drenching': 1, 'Trumpington': 1, 'invisible.': 2, 'flower-bed.': 1, 'close': 20, 'Neither': 2, 'gate."': 1, 'embarking': 1, 'probable': 9, 'pictures': 4, 'pony.': 1, 'Park': 7, 'won': 5, 'years,': 9, 'secret.': 3, 'years.': 6, 'honour': 6, 'probably': 15, 'conditions': 2, 'natural."': 1, 'upstairs.': 2, 'quicksand?': 1, 'unconscious': 1, 'missing': 6, 'description.': 1, 'description,': 2, 'Constable': 1, 'men?"': 1, 'lifetime.': 1, 'sharp-featured': 1, 'frenzied': 1, 'half-hearted': 1, 'invisible': 1, 'lifetime!': 1, 'kneeled': 1, 'both': 43, 'condition,': 1, 'assistant.': 1, 'secrets': 1, 'county,': 1, "wouldn't": 5, 'assumed': 1, 'gaunt': 4, 'sensitive': 3, 'above,': 1, 'picture.': 1, 'Sherlock': 62, 'forgotten': 1, 'STAIN': 1, '1.E.5.': 1, 'dazed,': 2, 'breakfast-table.': 1, 'Certainly': 2, 'errors,': 1, 'lady."': 1, 'live.': 1, 'Panama': 1, 'arguing.': 1, 'manners': 1, 'whatever': 5, 'yards.': 1, 'unfolded': 3, 'wineglasses."': 1, 'likes': 1, 'vessel': 2, 'pack.': 1, 'razors--had': 1, 'Was': 8, 'Hotel,': 2, 'commencement.': 1, 'dwindling': 2, 'described': 3, 'arrest': 15, 'damp': 1, 'first."': 3, 'Cubitt': 12, 'Most': 2, 'coarse': 3, '1884,': 1, 'experience.': 3, 'collected': 2, 'threaten': 1, 'empty': 12, 'volumes.': 1, 'test-tube': 2, 'lived': 10, 'partly': 3, 'success.': 2, 'like,': 1, 'volumes,': 3, "wrong--I'll": 1, 'else': 14, 'manner.': 4, 'manner,': 7, 'lives': 9, '"Mrs.': 1, 'high-nosed,': 1, 'severely.': 1, 'furrow': 1, '"Holmes!"': 1, 'delight.': 1, 'utmost': 12, 'look': 71, 'Lucas.': 2, 'villagers': 1, 'excursions,': 2, '"Several."': 1, 'governor': 1, 'rope': 4, 'dusty': 1, 'while': 29, 'match': 8, 'successes--a': 1, 'fleet': 1, 'charm': 2, 'guide': 6, 'touched."': 2, 'glass-cutter,': 1, 'bludgeons': 1, 'use.': 1, 'Holmes?': 2, 'use,': 1, 'Holmes;': 3, 'Holmes:': 1, 'youngster,': 1, 'Holmes!': 8, 'in."': 1, 'loosened': 2, 'ready': 14, 'fastened?"': 1, 'Holmes.': 148, 'rising,': 1, 'Unfortunately': 1, 'business,"': 2, 'predominates': 1, 'clear.': 7, 'clear,': 5, 'exists,': 1, 'museum.': 1, 'seat,': 3, '1.E.6.': 1, 'clear?': 2, 'madly': 1, 'ROCK': 2, 'composition': 1, 'clearness': 1, 'meal.': 1, 'used': 15, 'socks.': 1, 'socks,': 1, 'read,': 1, 'work--one': 1, 'read.': 1, 'needs.': 1, 'purpose."': 1, 'uses': 1, 'clock.': 1, '1.F.5.': 1, 'read:': 3, 'golden-moustached,': 1, 'tufts': 1, 'Archie': 1, 'idling': 1, 'ingenious': 2, 'her?"': 1, 'forms?': 1, 'lath-and-plaster': 1, 'studies': 1, 'MONTHS': 1, 'claret-coloured,': 1, 'wedged': 1, 'obviously': 2, 'royalty': 1, 'chronicles': 1, 'farm?"': 1, 'forms.': 1, 'chattering,': 1, '"our': 1, 'appalled': 1, 'grossly': 1, 'moment.': 4, 'wing.': 2, 'rider.': 1, 'dangerous.': 1, 'High': 2, 'dangerous,': 1, 'Because,': 1, 'masks.': 1, 'shivering': 2, 'desk': 1, '"Enough': 1, 'quarters': 2, 'Theresa.': 2, 'odd!"': 1, 'winced': 1, 'handle,': 1, 'insolent': 1, 'praying': 1, 'aroused?': 1, 'limbs.': 1, '"I\'ll': 11, "constable's": 1, 'concealed.': 1, 'Redistribution': 1, 'providing': 4, '..E': 1, 'active,': 2, 'conjurer': 1, 'cell,': 1, 'dangers,': 1, 'remaining': 3, 'pond,': 2, 'sandwiches': 1, '"Too': 3, 'lose."': 1, 'longer,': 1, 'London,"': 1, 'performance,': 1, 'showing': 4, 'matter--a': 1, 'displaced': 1, 'visit?"': 1, 'game': 8, 'logical': 2, 'beauty--was': 1, 'wiser': 3, 'judgment,': 3, 'judgment.': 1, 'distance.': 1, 'distance,': 2, 'preparatory': 2, 'heart!"': 1, 'optician': 2, 'word!"': 2, 'pillar': 1, '"Laburnum': 1, 'throat,': 1, 'relations,': 1, 'provoking': 2, 'housekeeper': 6, 'popular': 3, "Secretary's": 1, 'fruitless.': 1, 'together."': 3, 'mathematical': 1, 'Little': 1, 'plot.': 2, 'served,': 1, 'Dancing': 1, 'last,': 15, 'last.': 11, 'some': 282, 'presently,': 1, 'foresight.': 1, 'harm."': 2, 'urgent': 3, 'lips': 10, 'towards': 23, 'length----"': 1, 'snatches': 1, 'savage': 11, 'nonproprietary': 1, 'classic.': 1, 'stay?"': 1, 'Cubitt,"': 1, 'absurd.': 1, 'gild': 1, 'absurd,': 1, 'civilization': 1, 'earth----"': 1, 'possible?"': 1, '(or': 3, 'bureau,': 3, "Here's": 3, 'hansom,': 1, 'run': 14, 'father?': 1, 'rum': 5, 'reach': 9, 'time--eh?"': 1, 'crouching,': 2, <text:soft-page-break/>'sound.': 2, 'toes,"': 1, 'works,': 5, 'step': 24, 'father,': 2, 'become': 12, 'everyday': 1, 'abroad': 1, 'facility:': 1, 'August': 1, 'forget.': 1, 'Handsome?"': 1, 'tracing': 2, 'defective,': 1, 'corners.': 1, 'corners,': 3, 'Reading,': 1, 'Reading.': 1, 'positive': 10, 'Bridge."': 1, 'fragments.': 4, 'silence': 13, 'fragments,': 1, 'seeing': 5, 'sinewy': 1, 'within': 38, 'indications': 3, 'taken.': 6, 'quiver,': 1, 'Their': 4, 'simple.': 2, 'men--should': 1, 'factor': 1, 'walks,': 1, 'theory.': 3, 'chivalrous,': 1, 'theory,': 1, 'tool-house': 1, 'computer': 2, 'innate': 1, 'Wilson,': 2, 'measured': 1, 'monumental': 1, 'cherished': 1, 'BREACH': 2, 'help,': 1, '[it': 1, 'confessing': 2, 'roll,': 1, 'himself': 56, '.M': 1, 'duly': 2, 'collapsed': 2, 'specialty': 1, 'Switzerland': 1, "Grace's": 4, 'reek': 2, 'dull': 2, 'baboon.': 1, 'whaler.': 1, 'skull': 1, 'corroborate': 1, 'guttered."': 1, 'marks,': 1, 'vacancies': 1, "There's": 13, 'accustomed': 5, 'performances': 1, 'loving': 1, 'similar': 3, 'ordered': 4, 'pictured.': 1, 'culpable.': 1, 'flush': 1, 'To': 23, 'visit.': 3, 'top-hat': 1, 'Above': 3, 'superficial.': 1, '1894': 2, 'smile.': 9, 'smile,': 6, 'shown,': 1, 'nab': 1, 'require.': 2, 'sullen': 3, 'Harding': 7, 'amounts': 1, 'final,"': 3, 'fears': 1, 'A,': 3, 'A.': 1, 'TO': 3, 'politicians': 1, 'betaken': 1, 'electrical': 1, 'themselves.': 1, 'eager,': 1, 'themselves,': 2, 'eye?"': 1, '"Ask': 2, 'sealer."': 1, 'duty,"': 1, 'shrug': 1, 'draw': 9, 'venerable': 2, 'clean': 4, 'princely': 1, 'crouching': 3, 'AM': 2, 'astonish': 1, 'does.': 2, 'T,': 2, 'rested': 6, 'AT': 1, 'smiled': 6, 'advances': 1, 'Cock': 3, "Eva's": 1, 'independently': 1, 'Bannister,"': 2, 'practically': 3, 'required': 1, 'Web': 3, 'clenched': 6, 'An': 20, 'As': 69, 'fear,': 5, 'nose--that': 1, 'At': 51, 'bribe': 1, "she's": 1, 'requires': 1, 'sounded': 1, 'lie."': 1, 'Holmes--nothing': 1, 'HERE': 2, 'perseverance': 1, 'Soames."': 1, 'ascertained,': 1, 'Adair,': 1, 'Adair.': 2, 'cheerful': 1, 'go': 84, 'attracted': 1, 'roughly,': 1, 'jumping-shoes,': 1, '"Besides,': 1, 'Tuesday.': 2, 'comfort.': 1, 'Tuesday,': 1, 'Returning': 1, 'catastrophe.': 1, 'journeys': 1, 'them--in': 1, 'nose': 5, 'attired': 1, "'E.B.'": 1, 'position.': 4, 'position,': 8, 'smoking."': 1, 'Not': 8, 'thud,': 1, 'Now': 14, 'friendly': 2, 'discovery?"': 1, 'deprecation': 1, 'Dook,': 1, 'wayside': 1, 'murderous': 2, 'Duke': 19, 'sat."': 1, 'farm,': 1, 'Mrs.': 34, 'wave': 1, '"are': 1, 'repulsion': 1, 'rattling': 1, 'more,': 12, 'armchair.': 1, 'more.': 25, 'No,': 23, 'coldly.': 1, 'No.': 5, 'exits': 2, 'stiff': 2, 'unstained.': 1, 'walking-stick,': 1, 'inflexible': 1, 'suit,': 3, 'himself--his': 1, 'No?': 1, 'verdict': 1, 'frenzy.': 1, 'No:': 1, 'attire,': 2, 'MAGNUM': 1, 'sedentary': 1, 'any."': 1, 'inspection': 2, 'quoting': 1, 'protect': 3, 'garden?"': 1, 'Holmes--that': 1, 'clouded,': 1, '"Did': 14, 'boots': 2, 'soul': 5, 'jump': 1, 'unnecessary,': 2, 'noise': 3, 'dignity.': 2, 'picked': 27, 'wait."': 1, 'ardent': 1, 'accomplice.': 2, 'Bath': 2, 'slatternly': 1, 'click': 2, 'Ah!': 2, 'plays': 1, 'nine-thirty.': 2, 'product.': 1, 'grass?"': 2, 'Ah,': 5, 'valet': 2, 'evoked': 1, 'advises.': 1, 'America': 2, 'despatch-box?"': 2, 'convulsion': 1, 'mischief,': 1, 'melancholy': 2, 'mischief.': 1, 'Cathcart': 1, 'elect': 1, 'upsetting': 1, 'done?"': 2, 'prescribe': 1, 'fifteenth': 2, 'following': 16, 'PARAGRAPH': 1, 'Crimean': 1, 'making': 16, 'enterprising': 1, 'kidnapped': 3, 'dwellings.': 1, 'convert': 1, 'arrive': 5, 'copyright': 12, 'mystery,': 1, 'laurels.': 1, 'benevolence': 1, 'mystery.': 2, 'play.': 2, 'play,': 1, 'examining': 9, 'felled': 2, 'CHARLES': 2, 'foresee': 3, 'danger': 7, 'juries': 1, 'manage': 3, 'nothing?"': 3, 'addressed': 4, 'French': 12, 'nerves,': 2, 'for?"': 1, 'imaginary': 1, 'cloud': 3, 'arrive."': 1, 'Merrow,': 1, 'homicidal': 1, 'remains': 12, 'servant,': 5, 'chuckled.': 2, 'servant.': 3, 'messages,': 1, 'stage': 3, 'beyond.': 2, 'cheeks': 4, 'popped': 1, 'Tunbridge': 1, 'started': 14, 'becomes': 3, 'darting': 3, '"Next': 1, 'charming': 5, '"Patrick': 1, 'dress-clothes,': 1, 'chain,': 1, 'couch,': 2, '"to': 1, 'whisky': 2, "Lucas's": 1, 'forerunners': 1, 'dine?"': 1, 'arched': 1, 'passers-by.': 1, 'drawer': 2, 'three-card':</text:p>
      <text:p text:style-name="P1"><text:s/>1, 'ride': 3, 'crossed': 6, 'close,': 1, 'servants': 11, 'December': 1, 'meet': 15, 'withdrew': 3, 'control': 2, 'Heidegger': 1, 'heard,': 3, 'links': 5, 'far,': 4, 'appears--though': 1, 'admirer': 1, 'Marengo,': 1, 'escaped': 4, 'Mr.': 392, 'sought': 3, 'wonderful': 1, 'darkening': 2, 'blackmailers.': 1, '"Tall?': 1, 'gains': 1, 'hesitate': 2, 'embodiment': 1, 'defective': 2, 'picturesque': 3, 'meanwhile': 1, 'Fraser,': 1, 'Fraser.': 1, 'arrangement': 2, 'located': 4, 'mantelpiece.': 4, 'endowed': 1, 'left."': 1, 're-use': 2, 'deplore': 1, 'figures,': 1, 'license?"': 1, 'pink': 1, 'cobwebs': 1, 'furiously': 3, 'launched,': 1, 'farm': 1, 'escape?': 1, 'hope,"': 1, 'British': 8, 'MORNING': 1, 'Thorpe': 5, 'transfixed.': 1, 'precautions,': 1, 'hell-hound': 1, 'seedy': 2, 'courage,': 2, 'escape.': 6, 'Princess,': 1, 'winter': 5, 'While': 3, 'letter--this': 1, 'Crosby,': 1, "M's": 1, 'discuss.': 2, 'blazes!"': 1, 'crazed': 1, 'about."': 1, 'despair,': 3, 'client."': 2, 'despair.': 4, 'jail.': 1, 'divided': 1, 'Wilson': 1, 'creation': 1, 'hand,': 23, 'hand.': 31, 'wood-flooring': 1, 'Smith': 15, 'grass-grown': 1, 'reformers--revolutionists--Nihilists,': 1, "won't": 9, 'mentioned': 7, 'again?"': 2, 'hand:': 1, 'steel': 2, 'Compliance': 1, <text:soft-page-break/>'outer': 10, 'exclusion': 2, 'Exchange': 2, 'Mall.': 1, 'masses': 1, 'send': 12, 'firing,': 1, 'him': 304, 'treachery': 1, 'student,': 1, 'youngster': 1, 'aquiline': 3, 'found----"': 2, 'massed': 1, 'master.': 7, 'Does': 1, 'stable-boy': 2, 'sharpness': 1, 'offence.': 1, 'gaze,': 2, 'subjected.': 2, 'tiptoe,': 1, 'Yet,': 1, 'stout': 3, 'hands': 36, 'front': 48, 'However,': 21, 'handy': 1, 'effeminacy.': 1, 'masters': 1, 'donations.': 1, 'mysterious': 3, 'university': 3, 'aniseed': 2, 'house,"': 1, 'Therefore,': 6, 'more,"': 1, 'notebook,': 4, 'notebook.': 7, 'partner."': 1, 'crossing': 1, 'lay,': 1, 'Use': 2, 'shaking': 4, 'shop?"': 1, 'upward': 3, 'ankles': 1, 'quivered': 1, 'dodge."': 1, 'unusual.': 1, 'Bannister--a': 1, 'Museum,': 1, 'arrested.': 1, 'backwards,': 1, 'wages?"': 1, 'cigarettes.': 1, 'variety': 1, 'cigarettes,': 1, 'wine,': 2, 'call."': 1, '"In': 18, 'sallow,': 2, 'littered': 1, '"If': 20, 'confess': 14, 'closer': 2, 'relate': 1, 'you!)': 1, 'time,': 26, 'remiss': 1, 'time.': 16, '"Plumb': 1, '"It': 87, 'cause': 14, '"Is': 16, 'busts."': 2, "one's": 3, 'dismiss.': 1, 'intruded': 1, 'umbrella': 1, 'margin,': 1, 'lock.': 2, 'dagger,': 1, 'early,': 1, 'dwell': 1, 'Dunlop,': 1, 'pursuit.': 1, 'ill.': 1, 'completely': 5, 'ill,': 1, 'unusuals': 1, 'intruder': 2, 'sneer': 1, 'received.': 1, 'ankle,': 1, 'resumed': 2, 'verge': 1, 'engraved': 1, 'route': 1, 'duns': 1, 'flying.': 1, 'times': 12, 'keen': 11, "client's": 3, 'Gothic': 1, 'insensible': 1, 'long--not': 1, 'downloading,': 1, 'remorse.': 1, 'NORWOOD': 1, 'possessing': 1, 'powerful': 6, 'introspective': 1, 'Good-bye."': 1, 'concerned--we': 1, '"Failure,': 1, 'activity,': 1, 'art': 3, 'Station,"': 1, 'quality': 1, 'pities': 1, 'Conduit': 1, '"Besides': 1, 'be.': 2, 'be,': 4, '"Come': 6, 'bears': 1, 'exposure."': 1, 'WORK': 1, 'conspiracy,': 1, 'relations': 5, 'forgery': 1, 'attack': 4, 'be?': 3, 'assent.': 1, 'Saturday.': 1, 'Saturday,': 2, 'perfectly': 15, 'final': 3, 'beard': 12, 'glimmer': 1, 'disturbed,': 1, 'exactly': 21, 'This,': 4, 'lists': 1, 'troubling': 1, 'smiled.': 3, 'smiled,': 1, 'herself': 10, 'outline': 2, 'photograph': 5, 'forger.': 1, 'slipped,': 1, 'wrists.': 1, 'wrists,': 1, 'beg': 10, 'bed': 15, '"Among': 1, 'relation,': 1, 'relation.': 1, '6th': 1, 'stripes.': 1, 'spurt': 2, 'curiosity,': 3, 'distinguished': 3, 'bet': 1, 'want?"': 2, 'drunk': 1, 'Information': 4, 'lightly': 1, 'unchanged': 1, 'North.': 1, 'ivory': 2, 'villainy': 1, 'sardonic': 2, 'Other': 1, 'BLACK': 1, 'groom,"': 1, 'need': 19, 'asthmatic,': 1, 'WERE': 1, '6:30--C.A.M.,"': 1, '"Which?"': 1, 'pursued': 2, 'burgling': 1, 'able': 33, 'instance': 1, 'relatives': 1, 'Leslie': 6, 'consequence.': 1, 'pursuer': 2, 'lecturer': 3, "horse's": 1, 'eagerness.': 1, 'passionately': 1, 'acquitted,': 1, 'homely': 1, 'vengeance': 1, 'connected': 7, 'but': 453, 'Enter': 1, 'villain.': 1, 'camped': 1, '9:50,': 1, 'pounds.': 1, '"Had': 1, 'plumber': 1, 'consequences': 3, 'amusement."': 1, 'overlook?"': 1, 'upset': 4, 'relative,': 2, 'astonishing': 1, 'scrambled': 5, 'snapshot': 1, 'trial,"': 1, '"Has': 4, 'grateful.': 1, 'impression': 13, 'splintering': 1, 'wilful': 1, '(trademark/copyright)': 1, 'unsolicited': 1, 'influences.': 1, 'development.': 2, 'indentation,': 1, 'molest': 1, 'arrived,': 1, 'message-boy.': 1, 'shoes': 3, 'untimely': 1, 'based': 2, 'tire': 3, 'earned': 3, 'haggard.': 1, 'haggard,': 1, 'golf.': 1, 'Meanwhile,': 9, 'hands."': 5, 'employer': 6, 'brighter': 4, 'unsuccessful.': 1, 'Mafia.': 1, 'danger?"': 1, 'attained': 3, 'sheath.': 1, '"Purely': 1, 'infernal': 2, 'WARRANTIES': 2, 'Yard': 3, 'drawers,': 2, 'tight': 1, 'crumbling': 1, 'secret,': 3, 'expert,"': 1, 'pass,': 1, 'pass.': 1, 'amazement.': 6, 'crime."': 3, 'amazement,': 5, 'below,': 4, 'ascended': 1, 'endless': 1, 'gray': 14, 'talking.': 3, 'had,': 6, 'tobacco': 7, 'episodes': 1, 'houses,': 2, 'accepted,': 1, 'she': 245, 'murderer."': 1, 'dangerous': 27, 'uniformed': 2, 'Bannister."': 1, '"\'Journeys': 1, 'widow': 1, 'spotted': 3, "FIXE,'": 1, '"God': 3, 'burying': 1, 'shake': 3, 'shrouded': 1, 'canine': 1, 'inkling': 1, 'view,': 1, 'accused': 1, '"Got': 1, 'powder': 4, 'desperate': 5, '"May': 5, 'PURPOSE.': 1, 'Good': 5, 'surmised': 1, 'study.': 10, 'strips.': 1, 'study,': 3, 'horribly': 6, 'middle.': 2, 'collapsed.': 1, 'unshaven': 1, 'mind,': 8, 'state': 16, 'mind.': 17, 'correctly': 1, 'horrible': 7, 'Title:': 1, 'limit.': 1, 'wreckage,': 1, 'Could': 5, 'curtains': 5, 'petrified': 1, 'asked.': 16, 'asked,': 6, 'sole': 3, 'renamed.': 1, 'powers,': 4, 'sorely': 1, '"Fortune': 1, 'importance': 9, 'buckets': 1, 'pains,': 1, 'busts,': 3, 'official.': 1, 'interfere': 1, 'human.': 1, 'Westminster."': 1, 'Neligan,': 1, 'merry': 1, 'evenings,': 1, 'group': 3, 'precious': 3, 'distribution': 6, '"Certainly."': 2, 'matter?"': 2, 'ten.': 6, 'limits': 1, 'career': 9, 'trying,': 1, 'rounded,': 2, 'worse--which': 1, 'see."': 3, 'strains': 1, 'admit': 15, 'joy.': 1, 'flower-bed': 1, 'joy,': 1, 'yours."': 1, 'intending': 1, 'resolved.': 1, 'did.': 6, 'periodic': 1, 'cork,': 1, 'shoulder;': 1, 'passers-by': 1, 'penetrating': 3, '"good-morning.': 1, 'EXCEPT': 1, 'beeswing."': 1, 'together.': 14, 'together,': 4, 'jury?"': 1, 'university--I': 1, 'sense,': 1, 'shoulder,': 1, 'appeared': 18, 'shoulder.': 11, 'DEI.': 1, 'plunder.': 1, 'tobacco,"': 1, 'argued': 1, 'scenery,': 1, 'addition': 4, 'tragedy,': 4, 'ripe,': 1, 'manage."': 1, 'Harker?"': 1, 'slowly': 5, 'treat': 1, 'whisper': 2, '"Undoubtedly.': 1, 'confidentially;': 1, 'day."': 5, 'shoulders': 9, 'senses': 2, 'corresponding': 5, 'league': 2, 'releasing': 2, <text:soft-page-break/>'June,': 2, 'proceeded.': 1, 'expenditure': 1, 'harpoon.': 1, 'harpoon,': 1, 'smoking': 6, 'FIXE': 2, 'dead!': 1, "That's": 18, 'And': 58, 'will;': 1, 'eat."': 1, 'hatpin.': 1, 'noiselessly': 1, 'harder': 1, 'arms,': 1, 'chalk': 5, 'will,': 9, 'will.': 3, 'soundest': 1, 'narratives,': 1, 'Any': 5, 'else?"': 3, 'periods': 2, 'resident': 1, 'name,"': 1, 'recognized,': 1, 'faithfully.': 1, 'surface': 1, 'faithfully,': 2, 'SEBASTIAN,': 1, 'examined': 33, 'appearance,': 3, 'swinging': 2, 'appearance.': 2, 'tell?"': 1, 'disclosures': 1, 'You': 172, 'wreck': 2, 'Anyhow,': 4, 'clergyman,': 2, 'life?"': 1, 'out?"': 2, 'above.': 3, 'confession."': 1, 'began': 15, 'Underneath': 1, 'amiability.': 1, 'strange': 24, 'wrong-headed': 1, 'Oxford': 7, 'party': 3, 'in--queer,': 1, 'tapped': 2, 'decide,"': 1, 'Huxtable': 5, 'since,': 2, 'earnestness': 1, '"Even': 1, 'lamb,': 1, 'journeys,': 1, 'eccentric': 3, 'appearances': 1, 'Failing': 1, '"Come,': 11, 'effect': 7, 'to-night': 5, 'fierce': 4, 'frequently': 4, 'stolen?"': 1, 'examine,': 2, 'rubber-soled': 1, 'keep': 29, 'outcasts': 1, "inspector's": 1, 'Hart': 1, 'reflection': 1, 'Graham': 1, 'Lexington,': 1, 'Whitehall': 4, 'well': 58, 'Crown!"': 1, 'part.': 4, 'ANY': 3, 'amends': 2, 'drone': 1, 'Have': 11, 'suspicions.': 1, 'trust."': 1, 'admirable.': 2, 'glowed': 2, 'restore': 1, 'concentrate': 2, 'suspicions,': 1, 'enormously': 2, 'do,"': 4, 'bottom.': 2, 'COLONEL.': 1, 'liked': 4, 'mistaken': 2, 'Sigerson,': 1, 'shoe.': 1, 'marauding': 1, 'distant': 4, 'instructive,"': 1, 'wild-eyed': 1, 'skill': 2, '"Now--within': 1, 'merits,': 1, 'spells': 1, 'recapitulated': 1, 'ushered': 6, 'reckoning': 1, 'tenner': 1, 'SIDELIGHTS': 1, '4,': 1, 'politeness,': 1, 'maintaining': 1, 'Despite': 1, 'size,': 1, 'doorway.': 3, 'riverside': 1, 'doorway,': 1, 'warrant': 6, 'By': 11, 'Inspector,': 1, 'intimated': 1, 'EBook': 1, 'ample': 1, 'disappearance': 8, 'devised': 1, 'Cavendish': 1, 'mistake,': 2, 'Norwood,': 2, 'source,': 1, 'libraries.': 1, 'Perceiving': 1, 'decade,': 1, 'unseen': 1, 'granite': 1, 'immediately': 4, 'amply': 1, 'crimson.': 1, 'prominent': 2, 'loss': 7, 'England': 7, 'lost': 29, 'B.': 1, 'Sleepy': 1, 'illusion': 1, 'reckless': 1, 'surgery': 3, 'lose': 7, 'Caunter,': 1, 'sentences,': 1, 'page': 8, 'lends': 1, 'cataract,': 1, "being,'": 1, 'shed': 2, 'glare': 3, 'way?"': 3, 'belonged': 5, 'he."': 1, 'library': 2, 'motive': 10, 'pack,': 1, 'repeat': 2, 'fingers,': 1, 'fully,': 1, 'cleverness,': 1, 'home': 11, 'liking': 1, 'proofs': 4, 'before,': 7, 'before.': 11, "heaven's": 4, 'madam.': 2, 'lop-eared,': 1, 'Monsieur': 1, 'steaming': 1, 'broad': 12, 'ones': 3, 'madam!': 1, 'emotions': 1, 'grinding': 1, 'before?': 2, 'habits,': 2, 'habits.': 1, 'careless': 1, 'she]': 1, 'traversed.': 1, 'Bellinger!"': 1, 'hinder': 1, 'engineer,': 1, 'law?"': 1, 'household--a': 1, 'married.': 2, 'reaching': 2, 'she.': 5, 'goatee': 1, 'she,': 8, 'Up': 3, 'paper': 41, 'Stamford,': 1, 'imperfectly': 1, 'off?"': 2, 'instinct': 2, 'she?': 1, 'fresh.': 1, 'Heavens!': 1, 'fresh,':</text:p>
      <text:p text:style-name="P1"><text:s/>1, 'discovered,': 3, 'sinister': 5, 'in.': 12, 'recognized': 8, 'Embassy."': 1, 'Minister?"': 1, '"Pompey': 1, '"Exactly."': 4, 'more."': 2, 'stakes': 1, '"Strand': 1, 'equally': 5, 'busts,"': 1, 'prefer?"': 1, 'court.': 2, 'society--had,': 1, 'Khartoum': 1, 'cocoa': 1, 'either?"': 1, 'Internal': 1, 'times,': 4, 'abduction,': 1, 'secretive': 2, 'additions': 1, 'dug': 3, 'drab-covered': 1, 'much."': 1, 'doubtless': 1, 'Dunlop': 3, 'impatience': 2, 'leather.': 2, 'broad,': 7, 'noticed': 5, '"We': 34, 'wages,': 1, 'Terrace.': 2, '108.zip': 1, 'hoofs': 1, 'belief.': 1, 'billiards,': 1, 'endeavour,': 1, 'cricket': 1, 'trademark.': 3, 'north': 4, 'addition,': 2, 'Duke,': 5, 'artist,': 1, 'Yesterday': 2, 'stirred': 1, 'pistol!': 1, 'gain': 3, '"I\'m': 3, 'herself--and': 1, 'highest': 3, 'pistol,': 1, 'minutely': 2, 'he': 1132, 'sending': 1, 'notice,': 1, 'discreet?': 1, 'grieve': 2, 'or,': 1, 'abrasion,': 1, 'cruel': 2, 'projecting': 3, 'limit': 1, 'Terrace,': 1, 'pippin': 1, 'events."': 1, 'eyes.': 24, 'piece': 7, 'Brixton': 1, 'display': 1, 'friend.': 7, 'friend,': 18, 'befell': 1, 'pathway.': 1, 'Maynooth,': 1, 'penny': 2, 'Lake': 1, 'beats': 3, 'sleeping,': 1, 'resented': 2, 'Place,': 2, 'kissed': 2, 'musician."': 1, 'steel,': 1, 'Order,': 1, 'Place.': 2, 'half-opened': 1, 'Shall': 2, 'Never': 2, 'bedrooms,': 1, 'bedrooms.': 1, 'members': 3, 'Besides': 1, 'chalk.': 1, 'compete': 1, 'winced.': 1, 'yours.': 2, 'physical,': 1, 'yours,': 4, 'Like': 1, 'crystal,': 1, 'yes.': 1, 'astounding': 1, 'stay': 5, 'stab': 2, 'Morgan': 1, 'Cairns,': 1, "captain's": 1, 'friends': 7, '"Nothing': 6, 'mechanic,': 1, 'pensioner--an': 1, 'EBOOK': 2, 'persistent': 1, 'onward.': 1, 'Well,': 59, 'Arms,': 1, 'ill-gotten': 2, 'students': 2, 'determination': 1, '"the': 4, 'indirectly': 2, 'Holmes."': 12, 'hideous,': 3, 'aided': 4, 'pardon': 1, 'similarity': 1, 'better,': 3, 'better.': 1, 'circumlocution': 1, 'moonlight,': 1, 'agitation.': 1, 'Theresa': 8, 'generations.': 1, 'dissuading': 1, 'was,"': 1, 'robbers,': 1, 'trodden': 2, 'scheming': 1, 'captain': 1, 'Murder,': 1, '(which': 1, 'up.': 9, 'whose': 36, 'up,': 24, 'Liverpool': 1, 'calculate': 1, 'smithy,"': 1, 'tremors': 1, 'seriously': 4, 'up!': 1, 'presents': 5, 'up?': 1, 'crop,': 1, 'dead."': 1, 'Thames.': 1, 'yes:': 1, 'tracked.': 1, 'grotesque,"': 1, 'comparatively': 2, 'otherwise,': 2, 'Waterloo': 1, 'poisoner,': 1, 'straw.': 1, <text:soft-page-break/>'powder.': 1, 'Cambridgeshire': 1, 'smack': 1, 'confess,': 2, 'affairs.': 3, '"However,': 1, 'confederate': 1, 'M,': 1, 'affect': 1, 'Eh,': 1, 'vast': 1, 'mine;': 1, '"That': 23, 'there!"': 1, 'bureau?"': 2, 'Sydenham': 4, 'present.': 3, 'bay.': 1, 'present,': 1, 'convenience': 1, 'trial."': 1, 'employees': 2, 'deplorable': 3, 'front,': 2, 'Author:': 1, 'clothes': 4, 'favoured': 1, 'force': 11, 'me,': 94, 'me.': 87, 'dribbling,': 1, 'likely': 19, 'M.': 1, 'scream,': 4, 'kidnap': 1, 'Watson,"--he': 2, 'quill': 1, 'me:': 1, 'even': 41, 'Mary--Mary': 1, 'pulse,': 1, 'nodded,': 1, 'pace': 4, 'desirous': 1, 'untouched,': 1, 'orchestra': 1, 'enjoyable,': 1, 'gold,': 2, 'selfish,"': 1, 'rest.': 1, 'followed."': 1, 'rest,': 2, 'Put': 3, 'new': 19, 'net': 1, 'poorly': 1, 'ever': 54, 'sidled': 1, 'Terror--not': 1, 'screams': 1, 'Chatham.': 2, '"Really,': 1, 'fliers,': 1, 'never': 108, 'drew': 21, 'met': 30, 'beast,': 1, 'active': 12, "'Lord": 1, 'landlord.': 1, 'bicycle."': 4, 'landlord,': 2, 'dry': 5, 'cried.': 26, 'cried,': 10, 'puzzled,': 1, 'wrought.': 2, 'light.': 6, 'piercing': 1, 'light,': 7, 'credit': 5, 'glasses--who': 1, 'beautiful,': 2, 'permit': 4, '"Couldn\'t': 1, 'suitable': 1, 'intrigue': 1, 'eyebrows': 5, 'fantastic': 1, 'heeled': 1, 'intensely': 2, 'campaign': 2, 'where,': 1, 'Rather': 1, 'St.': 3, 'her!"': 1, 'Relations': 1, 'county': 6, 'across.': 2, 'Behind': 1, 'report."': 1, 'moral': 1, 'yourself?"': 3, "photograph,'": 1, 'checks,': 1, 'landscape': 2, 'criminals': 3, 'exception.': 1, 'exception,': 2, 'crash,': 1, 'arms': 7, 'right;': 1, 'noses.': 1, 'call': 23, 'calm': 3, 'recommend': 2, 'right,': 10, 'survive': 1, 'right.': 10, 'tell': 107, 'upon.': 1, 'transpired,': 1, 'boat.': 1, 'Good-morning,': 2, 'posting': 1, 'unlikely.': 1, 'jacket,': 1, 'air-guns?': 1, 'tenacity': 1, 'Good-morning!': 1, 'Charlington,': 1, 'warp': 2, 'warn': 5, 'warm': 4, 'frenzy': 2, 'dim,': 1, 'charged': 1, 'square,': 2, 'dog-cart,': 3, 'inhabited': 2, 'villainy!': 1, 'are."': 1, 'room': 80, 'Fraser': 1, 'Mycroft': 2, 'roof': 1, 'criminal?': 1, 'arm.': 6, 'arm,': 3, 'rim': 1, 'foliage': 1, 'blood-bespattered': 1, 'exceptions': 1, 'Africa--a': 1, 'see,"': 1, 'waiting,': 1, 'criminal,': 4, 'criminal.': 6, 'lodged': 1, 'grizzled,': 1, 'give': 76, 'tramp?"': 1, 'sealing-wax': 1, 'involve': 2, 'endured.': 1, 'July,': 1, 'through,"': 1, 'Holmes,': 185, 'wrenched': 1, 'rid': 1, 'advancing': 1, 'loathe': 1, 'athlete.': 1, 'athlete,': 1, 'spikes.': 1, '"First': 3, 'independently,': 1, 'amazing': 5, 'on."': 3, 'Jack': 3, 'answer': 17, "boy's,": 1, 'alarmed,': 2, 'Chiswick,': 1, 'Chiswick.': 1, '"Wanted,': 1, 'Holdernesse?"': 1, 'now,"': 2, 'Randalls?"': 1, 'Lucas': 12, 'food,': 1, 'Pattins.': 1, 'Sergius?"': 1, 'laugh.': 3, 'laugh,': 3, 'curiosity': 1, 'effective.': 1, 'shirt': 5, 'purchase': 1, 'All': 20, 'attempt': 11, 'third': 16, 'fault.': 1, 'blocks,': 1, 'neglect': 1, 'still,': 2, 'defaced': 1, 'still.': 3, 'cold,': 5, 'ordained,"': 1, 'Adelaide': 1, 'veranda.': 1, 'Walsham,': 1, 'operations': 2, 'foresaw': 1, 'found."': 1, 'surrounded.': 1, 'deck': 2, 'sheltering': 1, '"Why': 12, '"Pray': 6, 'helpless.': 1, 'befall': 2, 'down,': 17, 'down.': 10, 'unsullied': 1, 'corroboration,': 1, '"Who': 11, 'wickedness': 1, 'before': 143, 'then.': 1, 'mercy,': 1, 'then,': 35, 'personal': 4, 'fireplace': 3, 'fringe.': 1, 'crew': 2, 'better': 24, 'then;': 1, 'pretty,': 1, 'disappointing.': 2, 'carve': 1, 'weeks': 9, 'housekeeping': 1, 'overcome': 1, 'donors': 1, 'combination': 5, 'trust,"': 1, 'weakness': 2, 'grand': 1, 'within,': 2, 'school': 7, 'within.': 4, 'twenty-seven,': 1, 'one--and': 1, 'observe,"': 1, 'pedals.': 1, 'operation.': 1, 'secured.': 2, 'bony': 1, 'potentate': 2, 'fringed': 1, 'week,': 5, 'week.': 1, 'recovery': 1, 'sleepless': 1, 'India': 2, 'it--to': 1, 'Fortescue': 1, 'police."': 3, 'Hayes,': 5, 'leaned': 5, 'problems,': 1, 'went': 53, 'side': 58, 'approaching.': 1, 'mean': 23, 'afforded': 1, 'dour': 1, 'Premier': 6, 'assault?': 1, 'morning-room': 1, '"Oh,': 16, 'taught': 1, 'Dinner': 1, 'forgot': 3, 'dawn': 1, 'assault,': 1, 'collector': 1, 'guineas,': 1, 'is:': 2, 'them?"': 4, 'velvet': 1, 'wide-opened': 1, 'hushed': 2, 'lurks': 1, 'telegram."': 2, 'content': 3, 'message.': 3, 'message,': 6, 'start.': 5, 'is.': 3, 'start,': 2, 'is,': 27, 'waiting."': 1, 'surprise': 17, "'em.": 1, 'turning': 10, "Overton's": 2, 'whiff': 1, 'perhaps,"': 1, 'single-roomed': 1, 'revenge': 2, 'skin,': 1, 'skin.': 1, 'struggle': 2, 'MacPherson,"': 1, "yesterday's": 1, 'obvious?"': 2, 'mistress': 7, 'greasy': 1, 'shaggy': 2, 'began,': 1, 'thoroughfare;': 1, 'interest,"': 1, 'messages': 3, 'Defect': 1, 'standstill.': 1, 'hurriedly.': 1, 'moved,': 2, 'moved.': 2, 'tale,': 1, 'switch,': 1, 'arrived': 10, 'loud': 4, 'merchant,': 1, 'conjecture,': 1, 'enraged': 1, 'waistcoat.': 1, 'features': 13, 'quarreled,': 1, 'perilous': 1, 'Sovereign': 1, 'hook': 1, '"Sound': 1, 'village,': 2, 'disappearing': 3, 'Certainly,': 1, 'immensely': 2, 'visit."': 1, 'cross-road': 1, 'you--two': 1, 'righted,': 1, 'rascal?"': 1, 'historian': 1, 'twisted': 2, 'tongs.': 1, 'Press': 3, 'approach,': 1, 'knives--all': 1, 'Collar': 1, 'fiend!"': 3, 'Hall,': 9, 'reprobate': 1, 'disappeared?"': 2, 'floor)': 1, '"Exactly,"': 2, 'villages': 1, 'floor,': 13, 'floor.': 11, 'somewhat': 9, 'feature.': 1, 'peculiar': 6, 'begins': 2, 'distance': 8, 'anxiety': 1, 'creatures,': 1, 'body,': 5, 'scribbled': 3, 'WITH': 1, 'older': 6, 'enabled': 1, 'bitterness': 1, 'knows."': 1, 'matter': 52, 'street': 15, 'deserving': 1, 'mitigating': 1, 'threadbare': 1, 'Come,': 8, 'sees': 3, '"let': 2, 'red-bearded': 1, 'modern': 5, <text:soft-page-break/>'mind': 22, 'eyes': 72, 'grasp': 3, 'Refund"': 1, 'seen': 62, 'seem': 19, 'wrist.': 1, 'seek': 2, 'tells': 3, 'sound,': 3, 'data,': 1, 'do.': 12, 'do,': 8, 'Herder,': 1, '"Up': 1, 'do!': 1, 'point,': 5, 'divulge': 1, 'point.': 5, 'gently.': 1, 'fitting': 2, 'do?': 11, 'streaked': 1, 'joke."': 1, 'gently,': 1, 'lichen-tinted': 1, 'tell.': 4, 'tell,': 1, 'explain?"': 1, 'change.': 1, 'much,': 1, 'length,': 1, 'haul': 1, 'tell?': 1, 'expedition?': 1, 'see.': 13, 'see,': 16, 'that!"': 3, 'pillows,': 1, 'Kennedy,': 1, 'observation': 1, 'Saltire,': 2, 'docket': 1, 'alarm': 10, 'deliberate': 1, 'observed,': 5, 'observed.': 4, 'Venucci,': 2, 'points': 17, 'Balmoral.': 1, 'stage?"': 1, 'breathed': 2, 'strong,': 5, 'urgency': 1, '1.E.8': 2, 'baritsu,': 1, 'lived,': 3, 'hunger': 2, 'visitor': 19, 'causes': 1, 'Carey': 10, 'ending': 6, 'deftly': 2, 'uneasiness': 1, 'liberty': 2, 'misadventures.': 1, 'sundial': 2, 'bookcase,': 1, 'Staunton,': 7, 'indicate': 2, 'ear,': 1, 'ear.': 2, 'dinner-dress': 1, '1.E.1': 3, 'explain': 14, 'folded': 2, '"Put': 1, 'field,': 2, 'now!': 1, 'coming."': 2, 'wearing': 4, 'third.': 1, 'third,': 1, 'forms,': 1, 'rejoicing': 2, 'remained,': 1, 'remained.': 3, 'stop': 2, 'perceive': 4, 'convulsed': 3, 'coast': 3, 'patted': 1, 'tiled': 2, 'proposal': 1, 'sandy': 1, 'earn': 1, 'bar': 1, 'folk,': 1, 'fields': 2, 'Over': 2, 'pleasantry."': 1, 'Holmes,"': 18, 'bag': 2, 'bad': 11, 'softly': 1, 'architecture': 1, 'Melan': 1, 'scraping': 1, 'heath,': 1, 'defiance.': 1, 'judge,': 2, 'ears': 4, 'other."': 3, 'heath.': 1, 'reference': 4, 'collection.': 2, 'sailors,': 1, 'fluffy': 1, 'testing': 1, 'alterations': 1, 'laughing.': 1, 'restored----"': 1, 'decided': 1, 'interruptions': 1, 'housemaid."': 1, 'subject': 4, 'wits,': 2, 'Things': 2, 'said': 452, 'matters.': 3, 'stairs,': 5, 'simple."': 1, 'stairs.': 2, 'artificial':</text:p>
      <text:p text:style-name="P1"><text:s/>1, 'Rue': 1, "there's": 9, 'meditative': 1, 'simplest': 2, '"So,': 4, 'sorts': 1, '"Burglary!': 1, 'Basil.': 1, 'Central': 2, '1.F.4.': 1, 'yet?"': 3, 'patients,': 1, 'seen."': 3, 'alteration,': 1, "'and": 2, 'decide.': 2, 'picking': 4, 'enemy?"': 1, 'monomaniac': 1, 'Otherwise': 1, 'suggested': 8, 'Mecca,': 1, 'Yard,': 6, 'Yard.': 1, 'against': 58, 'no,"': 1, 'jotted': 1, 'sniffed': 1, 'mistress,': 2, 'unturned': 1, 'confronted': 3, 'matting."': 1, 'prospect': 1, 'motioning': 1, 'him?"': 7, 'admirers?"': 1, 'UNDER': 1, 'page,': 1, 'incessant': 1, 'dropped.': 1, 'leader.': 1, 'springy': 3, 'boys.': 1, 'Forest': 3, 'drilled': 1, 'dog-cart?': 1, "boys'": 1, 'now,': 39, 'MILVERTON': 1, 'now.': 9, 'murder,': 1, 'C.': 2, 'murder.': 6, 'basis': 2, 'desk."': 1, 'Arctic': 2, 'ceiling,': 2, 'three': 85, 'erect': 2, 'particulars': 5, 'removed,': 4, 'Persia,': 1, 'removed.': 3, 'Persia.': 1, 'delirium.': 1, 'interest': 28, 'timber-yard': 2, 'entered': 31, 'lovely': 3, 'emptied.': 1, 'threw': 19, 'less,': 2, 'DE': 1, 'spring.': 1, 'www.gutenberg.org': 2, 'spring,': 1, 'true,"': 6, 'dismiss': 2, 'lantern,': 1, 'less.': 1, 'BRITISH': 1, 'locations': 1, 'shed?"': 1, 'hollowed': 1, 'personally': 3, 'yesterday."': 3, 'encyclopaedia': 1, 'harshness': 1, 'ALIBI.': 1, 'dropped."': 1, 'Earl,': 1, 'reddish': 1, 'able-bodied': 1, 'Into': 2, 'strained.': 1, 'rabbits,': 1, 'interests,': 2, 'admirer."': 1, 'near': 26, 'Persian': 1, 'suppose': 20, 'papers,': 9, 'ask,': 3, 'papers.': 13, 'ask.': 1, 'study': 20, 'twenty-four': 1, 'over.': 9, 'seven': 9, 'thought.': 5, 'voices?"': 1, 'is': 1077, 'it': 1057, 'coming,': 4, 'writing-desk,': 2, 'jovial,': 1, 'One.': 1, 'in': 1779, 'regular,': 1, 'march': 1, 'path?"': 1, 'coming.': 1, 'disappear': 3, 'if': 245, 'grown': 1, 'Towers,': 2, 'Towers.': 1, 'man-eating': 1, 'make': 109, 'Stewart,': 1, 'material.': 1, 'smoke.': 2, 'luck!': 2, '"Except': 1, 'unfortunate': 22, 'receipt': 2, 'President': 1, 'idea!"': 1, 'Kimberley': 1, 'game--there': 1, 'meets': 3, 'bearded': 4, 'essentials."': 1, 'can.': 3, 'can,': 1, 'soil,': 1, 'delight': 2, 'get."': 1, 'supposing': 3, 'jealous': 1, 'opportunity': 3, 'yet--what': 1, 'thoughts': 6, 'kid': 1, 'bell,': 4, 'bell.': 9, 'postponed': 1, 'romp': 1, 'changes': 1, 'failing': 1, 'away--you': 1, 'are,"': 1, 'inherit': 3, 'BASS': 1, 'locations.': 1, '809': 1, 'practices': 1, 'qualities': 2, 'virile': 1, 'Lestrade?"': 3, '.ERE': 1, 'yours': 3, 'left': 105, 'dream,': 1, 'answering': 3, 'just': 74, 'sentence': 3, 'sporting': 2, 'unfair': 2, 'Kent--Lady': 1, 'Oldacres': 1, 'identify': 2, 'feet,': 11, 'human': 8, 'feet.': 5, 'facts': 14, 'instructed': 2, 'yet': 71, 'yew': 2, 'candidate': 2, 'infinitely': 2, 'character': 5, 'move."': 1, 'reticence,': 1, 'reply:': 1, 'arrival.': 1, 'greensward': 1, 'breath,': 3, 'save': 43, 'fumes': 1, 'health--well,': 1, '(www.gutenberg.org),': 1, "'Inspector": 1, 'ago,': 10, 'swiftly.': 1, 'ago.': 8, 'fact.': 2, 'fact,': 11, 'relating': 1, 'officer,': 2, 'discreet': 3, 'Edith,': 1, 'sodden': 2, 'shoulder': 6, 'dignity': 1, 'sculptor': 1, 'eleven-twenty,': 1, 'fit.': 1, 'however"--she': 1, 'performing': 1, 'unnecessary': 4, 'thoughtful,': 1, 'nine."': 1, 'magistrate.': 1, 'satisfaction,': 3, 'satisfaction.': 2, 'notorious': 3, 'leases,': 1, 'Prince': 1, '"Someone': 3, 'daylight,': 1, 'deal': 15, 'justice,': 1, 'overhung': 2, 'somehow': 1, 'dead': 33, 'silence,': 1, 'paragraphs': 3, 'dear': 61, 'meaning.': 1, 'exists': 1, 'theatrical': 1, 'ore.': 1, 'dense': 2, 'tracked': 1, 'McFarlane?"': 2, 'stations,': 1, 'reply.': 1, 'bold,': 1, 'Getting': 1, 'pillared': 1, 'throat.': 2, 'reply,': 2, 'bold': 3, 'paragraph,': 1, 'Jowaki': 1, 'ready."': 1, '"Try': 1, 'sift': 1, 'firemen': 1, 'key."': 1, 'bolt': 2, 'told,': 1, 'deal,"': 1, 'reach."': 1, 'theories,': 1, 'several.': 1, <text:soft-page-break/>'ingratiating': 1, 'conceal': 13, 'right!"': 1, 'joyous.': 1, "butler's": 1, 'assault': 2, 'afternoon': 5, 'cart,': 1, 'commit': 3, 'telegraph-office': 1, 'nerve': 2, 'thinner': 1, 'for.': 3, 'lied': 1, 'for,': 4, 'low.': 1, 'low,': 5, 'tract': 2, 'and--to': 1, 'intellectual': 3, 'chooses': 1, 'down': 165, 'lies': 11, 'for?': 1, 'privet': 1, 'plain-clothes': 3, 'attention,"': 1, 'Clubs:': 1, 'worst.': 1, 'frightened': 6, 'murderers': 2, 'annoyance': 2, 'stage,': 1, 'tennis': 2, 'jealousy': 2, 'inspected': 2, 'bound.': 2, 'surgery.': 1, 'prepared.': 1, 'surgery,': 1, 'Fournaye,': 3, 'murderer,': 6, 'murderer.': 2, 'form': 11, 'err,': 1, 'what?': 1, 'January': 1, 'exact."': 1, 'politicians,': 1, 'eleven.': 1, 'eleven,': 1, 'garments': 1, 'what!': 1, 'there--Patrick': 1, 'lie;': 1, 'manager,': 1, '"One': 9, 'take?"': 1, 'Golden': 1, 'honoured."': 1, 'clear-cut,': 1, 'handicap.': 1, 'Shaw.': 1, 'scattered,': 1, 'Shaw,': 2, 'whisked': 1, 'unromantic': 1, 'Cornelius,': 1, 'Cornelius.': 1, 'luck,': 1, 'fellow!"': 1, 'frankness,': 2, 'attaches': 1, 'temper': 3, 'grays,': 1, 'long-distance': 1, 'breathe': 1, 'strengthening': 1, 'discovery,': 2, 'classic': 1, 'number--very': 1, 'jump.': 2, 'dinner?': 1, 'sale': 2, 'north.': 2, 'scrawl': 1, 'cocoanut': 4, 'life--that': 1, 'ship': 1, 'discretion,': 2, 'discretion.': 1, 'explained,': 4, 'explained.': 2, 'newsletter': 1, "Chicago.'": 1, 'Brown,': 2, 'arms?"': 1, 'generally': 2, 'clubs.': 1, 'handed': 11, 'answerable': 1, 'mistaken.': 3, 'mistaken,': 1, 'http://pglaf.org': 2, 'red-faced': 1, 'molested': 2, 'interference,': 1, 'handled,': 1, 'widow,': 1, 'delivered': 2, 'clear-cut': 1, 'felt': 13, 'slaughter-house.': 1, 'fell': 30, "fact--can't": 1, 'publican': 2, 'authorities': 1, 'stick,': 9, 'pierced': 1, 'died': 8, 'entered?"': 1, 'forty-two': 1, 'apology': 1, 'sufficient,': 1, 'Devine.': 1, 'daily': 3, "Gutenberg-tm's": 1, 'jacket': 2, 'Second': 2, 'Hayes,"': 1, 'alert,': 4, 'teeth': 2, 'landlady': 2, 'reveries,': 1, 'profits': 1, 'elderly,': 3, 'government,': 2, 'shop': 6, 'room."': 8, 'discreetly': 1, 'Neligan?"': 1, 'accuse?"': 1, "McFarlane's": 3, 'invent': 2, 'is--to': 1, 'grandly': 1, "Allardyce's": 1, '1888.': 1, 'mile': 4, 'skin': 2, 'evidence."': 1, 'milk': 2, 'retention': 1, 'spoke--"I': 1, 'suicide': 2, 'depend': 2, "Soames's": 1, 'lids,': 1, 'pouch': 1, 'Hopley': 1, 'father': 15, 'Gutenberg': 20, 'travel,': 1, 'answered': 2, 'Brooding': 1, '"So': 18, 'marks': 12, 'trains,': 1, 'suffered': 1, 'off.': 2, 'me': 395, 'telegraph': 5, 'penniless': 1, 'Perhaps,': 1, 'assailant.': 1, 'Adventures': 1, 'spirited.': 1, 'soul.': 1, 'soul,': 1, 'mad!"': 2, 'uneventful': 1, 'advised': 2, 'constable?"': 2, 'crocodile-skin': 1, 'white-faced,': 1, 'dim': 2, 'cause.': 1, 'Foundation,': 4, 'Farnham;': 1, 'did': 144, 'die': 2, 'did."': 1, 'accidentally': 1, 'consequences?"': 1, 'Farnham,': 3, 'Farnham.': 2, 'moistening': 1, 'bureau.': 3, 'round': 70, '"S"': 1, 'unexpected': 8, 'villa': 3, 'Dovercourt': 1, 'why?"': 3, 'man."': 5, 'else.': 4, "man.'": 1, 'soft-nosed': 1, 'appetite.': 1, 'eBooks': 3, 'theories': 5, '12:22': 1, 'practice."': 1, '"Several': 1, 'line--and': 1, 'England,"': 2, 'white-and-tan': 1, '"Bad!"': 1, 'favour': 2, 'come,"': 1, 'suspect': 4, 'definite,': 1, 'international': 4, 'stepping': 1, 'filled': 11, 'briskest': 1, 'metal-headed': 1, 'target,': 1, 'processing': 1, 'check-book': 1, 'wail': 1, 'garroter': 1, 'involuntarily': 1, 'availed': 1, "marksman's": 1, 'corporation': 1, 'tobacco,': 1, 'necktie--the': 1, 'wait': 8, 'box': 10, 'boy': 21, 'here?': 1, 'desired,': 1, 'add?': 1, 'disappearance,': 1, 'current': 1, 'works.': 5, 'requirements': 2, "How's": 1, 'here.': 18, 'suggestion': 3, 'here,': 34, 'Pietro,': 1, 'here!': 1, 'shook': 14, 'cover.': 2, 'bog': 1, 'recounting': 1, 'sort,': 1, 'useful': 6, 'him!"': 3, '"Where': 14, 'merely': 3, 'father.': 1, 'When': 49, 'terms?"': 2, 'guilty,': 2, 'missing?"': 2, 'fact?"': 1, 'Paulo,"': 1, 'chasm.': 2, 'sympathetic': 1, 'justifiable,': 2, 'Australia': 2, 'disfigured.': 1, 'sake': 5, 'moment--one': 1, 'ingenuity': 2, 'visit': 24, 'ways,': 3, 'ways.': 3, 'cold.': 1, 'watch-charm,': 1, 'bearing.': 1, 'sharpen': 2, 'Walsham': 1, 'thawed,': 1, 'hotel,': 2, 'hotel.': 3, 'sharing': 3, 'beeswing': 2, 'acceptable': 1, 'treasury': 1, 'good-humouredly.': 1, 'Hayes': 8, 'rigid': 4, 'effort': 8, 'Wood."': 1, 'fly': 3, '"They': 11, '"Half': 1, 'deformed': 1, 'displayed,': 1, 'prayed': 1, 'inside.': 5, 'Pacific': 1, 'inside,': 5, "valet's": 1, '"Then': 29, 'taciturn,': 1, 'growing': 1, 'Lane.': 2, 'Lane,': 1, 'Archive': 13, 'deceased': 2, 'department,"': 1, 'claim': 5, 'window?"': 3, "Heidegger's": 3, 'ringing': 1, 'moved?"': 1, 'dinner.': 1, 'Stevenson': 1, 'confused': 2, 'agent': 5, 'sample': 2, 'ostler': 1, 'cracked,': 1, 'council': 1, 'Dutch': 1, 'door?"': 5, 'pages.': 2, 'hinge': 1, 'pages,': 2, 'dumb.': 1, 'nonchalant': 1, 'retreat--VERY': 1, 'chemical': 4, 'till': 1, 'pure': 1, 'swore': 4, '"Hurrah!"': 1, 'persuasion': 1, 'sworn': 1, 'pathway': 1, 'amiss.': 1, 'fellow-countryman.': 1, 'map': 2, 'staying': 2, 'mar': 1, 'issued.': 1, 'swayed': 1, 'maw': 1, 'may': 166, 'HAD': 2, 'night."': 8, 'cease': 1, 'Dunlop.': 1, 'membership': 1, 'mad': 3, 'true."': 1, 'destructive': 1, 'grow': 5, 'man': 231, "'Sumner,": 1, 'inquired': 4, 'neck': 5, 'productions,': 1, 'maybe': 1, 'provide': 7, 'switch': 1, 'jail': 2, 'block': 3, 'deceive': 2, 'verify': 1, 'tall': 7, 'Row': 2, 'gesture': 5, 'nearly': 24, 'development,': 3, 'Mississippi': 1, 'watch-pocket.': 1, 'shield': 3, 'ROCK,': 1, 'pointed': 16, <text:soft-page-break/>'wishing': 2, 'hurriedly': 2, 'argues': 1, 'itself,"': 1, 'pitch': 2, 'square-towered': 1, 'view.': 3, 'unwonted': 1, 'inquiries.': 1, 'police': 39, 'thank': 6, "months'": 2, 'interesting': 20, 'months,': 1, 'damages,': 1, 'months.': 2, 'failure."': 1, 'maid': 16, 'taller': 1, 'policy': 1, 'ours': 1, 'main': 13, 'ugly': 1, 'led.': 1, 'tucked': 1, 'views': 1, 'cut,': 1, 'rattled': 5, 'cut.': 2, 'whaler': 1, 'sooner': 8, 'overmastering': 1, 'lunch': 2, '"Quick,': 3, 'markings': 1, 'She': 96, 'threshold.': 1, 'discoloured':</text:p>
      <text:p text:style-name="P1"><text:s/>3, 'ensue': 1, 'killed': 5, 'developments': 7, 'possess': 4, 'jury,': 3, 'blind.': 2, 'peered': 2, 'peasant': 1, 'aware,': 10, 'lord,"': 1, 'aware.': 1, 'rock': 1, 'candle-end': 1, '[Stand': 1, 'up,"': 3, 'got,': 2, 'come?"': 1, 'trademark,': 3, 'bookshop': 1, 'treacherous': 1, 'it!"': 6, 'borrow': 1, 'mechanism.': 1, 'therefore,': 16, 'importance."': 2, 'fingertips': 1, 'girl': 8, 'bearing--a': 1, 'traces,': 1, 'locally,': 1, 'living': 5, 'physical.': 1, 'yes,': 9, 'footsteps': 4, '3rd': 1, 'Morton,': 2, 'interference': 1, 'Dundee.': 1, 'unworldly': 1, 'wife."': 1, 'accounts.': 1, 'imperative': 1, '"Anything': 3, 'emerged': 7, 'thin,': 7, 'correct': 4, 'assurance': 2, 'inconceivable,': 1, 'earlier': 4, 'G': 1, 'front!"': 1, 'sideways': 3, 'hiding-place?"': 1, 'Sometimes': 2, 'smudge': 1, 'spies': 1, 'Detective!': 2, 'wits': 1, 'whereabouts.': 1, 'existed,': 1, '"Lady': 1, 'checks.': 1, 'OPUS--the': 1, 'across,': 1, 'inductive': 1, 'clicked': 1, 'treatment,"': 1, 'Already': 2, 'language': 1, 'contented': 1, 'worrying': 1, "Saltire's.": 1, 'thing': 34, 'heavy,': 4, 'invalidity': 1, 'legitimate.': 1, 'Andaman': 1, 'think': 127, 'waited': 11, 'first': 104, 'exotic': 1, 'man!"': 2, 'height?"': 1, 'pallid': 1, 'tidying': 1, 'sequel,': 1, 'but,': 17, 'thing!"': 1, 'dozen,"': 1, 'Black': 9, 'long': 92, 'carry': 9, 'Probably': 2, 'sounds': 2, 'eye,': 2, 'discharged': 1, 'eye.': 2, 'little': 114, 'flaxen-haired': 1, 'Huret,': 1, 'murky': 1, 'slept': 8, '"Consider': 1, 'anyone': 36, 'escort': 1, 'pockets,': 2, 'laughed,': 1, "Hudson's": 2, 'speaking': 2, 'name--his': 1, 'now?"': 6, 'inefficient': 1, 'London.': 16, 'room--one,': 1, 'half-round,': 1, 'accurately': 1, '"there': 2, 'eighteenth': 1, 'Miles': 2, 'ready,"': 1, 'eyed': 1, 'discharge,': 1, 'butt': 3, 'blow,"': 1, 'blackguard': 2, 'blurred': 2, 'undoubtedly': 15, "here's": 1, 'chestnuts.': 1, 'formal,': 1, 'probably--lead': 1, 'sailing': 1, '16': 2, 'appear?"': 1, 'notches': 1, 'Mortimer,': 3, 'plain.': 1, '"Bad!': 1, 'modified': 1, 'nameless,': 1, 'knives': 2, 'venture': 5, 'were': 385, 'gigantic': 1, 'proofread': 1, 'advantage,"': 1, 'destroyed.': 1, '1.': 2, 'servants."': 1, 'files': 4, 'gathering': 2, 'deciphering': 1, 'Court': 1, 'marrying': 1, "He's": 4, 'sheet,': 2, 'improbability': 1, 'occupies': 1, 'voices': 4, "He'd": 1, 'him--only': 1, 'investigation,': 5, 'Hope,"': 1, 'investigation.': 11, 'occupied': 3, 'hearthrug.': 1, 'separate?"': 1, 'gratitude.': 1, 'Do': 18, 'clung': 1, 'merriment.': 2, 'efficient': 1, 'are--and': 1, 'light,"': 1, 'charming,': 1, 'bell-rope,': 3, 'interior': 2, 'Slaney.': 2, '"Work': 1, 'registered': 2, 'ultimate': 1, 'well-marked': 1, 'Rugby': 1, 'trace': 22, 'investigations': 1, 'track': 5, 'baize': 1, 'Cattle': 1, 'paid': 18, 'blackest': 3, 'voice,': 6, 'aloud': 2, 'voice.': 5, '20%': 1, 'apologies,': 1, 'sheets': 2, 'apologies.': 1, 'pair': 10, 'escapes,': 1, 'tugging': 2, 'bearskin': 1, 'D,': 1, '"With': 1, 'especially': 6, 'prank.': 1, 'fills': 1, 'have,"': 1, '"were': 1, 'vicious,': 1, 'alone,': 1, '"Watson,': 4, 'alone.': 6, 'precise': 2, 'WE': 1, 'otherwise': 2, 'shot': 16, 'bitter,': 1, 'show': 21, 'inquest.': 3, 'inquest,': 4, 'curlew': 1, 'evening."': 3, 'supposition': 3, 'employer,': 2, 'upright': 1, 'employer.': 1, 'shod': 1, 'shoe': 2, 'Kent': 1, 'threshold': 2, 'corner': 14, '"Here!': 1, 'We': 123, 'M.A.,': 1, 'stormy': 1, 'man!': 2, 'suspicious."': 1, 'storms': 1, 'behind': 49, 'deductions,': 1, 'spirituality': 1, 'black': 32, 'raising': 1, 'consent': 2, 'bureau': 2, 'fiendish': 1, 'plump': 2, 'heaven!"': 2, 'bitterly': 2, 'betting,': 1, 'get': 84, 'Amid': 2, 'meanwhile,': 2, 'Fighting': 6, 'peg!': 1, 'hailed': 1, 'unconsciously': 1, 'Right': 6, 'Service.': 1, 'busiest': 1, "'P.C.'": 2, 'morning': 40, 'Dundee,': 1, 'ivy,': 2, 'miles': 19, 'ruddy': 1, 'malodorous': 1, 'patient,': 1, 'South.': 1, 'communicated': 4, 'Adelaide,': 1, 'deletions': 1, 'declared': 2, 'honesty': 1, 'dummy,': 1, 'seas': 1, 'meantime,': 2, 'seat': 3, 'Watson--her': 1, 'doings': 1, 'declares': 2, 'seal': 3, "'There": 1, 'pebble': 1, 'bolted.': 1, 'Slaney,': 4, 'plan,': 1, 'wonder': 6, 'holder,': 1, 'unobserved.': 1, 'holder.': 1, 'document.': 2, 'fabrication."': 1, 'amateur.': 1, "father's": 3, 'could.': 1, 'enough': 27, 'trade,': 3, 'trade.': 1, 'diamonds': 2, '"Well,': 100, 'Merridew': 1, 'reading': 7, 'across': 40, 'pencil,"': 1, 'knife': 11, 'whispered': 2, 'hiding-place--that': 1, 'FOR': 3, 'sensitive.': 1, 'tut': 1, 'doing,': 1, 'killing': 1, 'honest,': 1, 'acid-stained,': 1, 'invite': 1, 'Each': 4, '"\'Here': 1, 'doing.': 2, '"Here': 5, 'possibly--I': 1, "alive!'": 1, 'check,': 1, 'repeating': 1, 'Newby': 1, 'row,': 1, '"Tobacco': 1, 'according': 1, 'result."': 1, '2011]': 1, 'jovial': 1, 'disappointment': 1, 'moor?"': 1, 'possessions--notably': 1, 'sea.': 1, 'among': 37, 'stretches': 1, 'like."': 2, 'carpet."': 2, 'despaired': 1, 'Elizabethan': 1, 'sea,': 2, 'stretched': 8, 'associated': 10, 'crosspiece': 1, '"James': 2, 'destroyed': 1, 'unusual': 18, 'caricature': 1, 'window-sills': 1, <text:soft-page-break/>'FOUNDATION,': 1, 'capable': 8, '"He\'ll': 1, 'visit:': 1, 'fellow-citizens': 1, 'mark': 20, 'profile,': 1, 'bothered.': 1, 'marked,': 1, 'thumb-mark,': 1, 'son?"': 1, 'thumb-mark.': 1, 'borders': 2, 'body?"': 1, 'England."': 1, 'gate.': 5, '"Nursed': 1, 'price.': 1, '18th."': 1, 'collar-ends': 1, 'measles': 1, 'offered': 6, 'tea-tray': 1, '"Does': 2, 'dates': 2, 'rascals!': 1, 'gripped': 2, 'villain!--now,': 1, 'dramatic': 6, 'wake': 1, 'grip--that': 1, 'breakfast.': 2, 'those': 65, 'breakfast,': 5, 'sound': 20, 'Lauder,': 1, 'stacked': 1, 'visit,': 2, 'enough."': 3, 'thumb-marks': 1, 'preserved,': 1, 'profiles': 1, 'midday.': 1, 'associates': 1, 'UNICORN,': 5, 'UNICORN.': 1, 'Besides,': 9, 'window-sill.': 1, 'awakened': 3, 'burglars?"': 1, 'margin': 3, 'price,': 1, '"VOX': 1, 'Godolphin': 10, 'EVEN': 1, 'subdued,': 1, 'red-rimmed': 1, 'rubbing': 1, 'address.': 1, 'coffee': 2, 'sprained': 1, 'middle': 11, 'relying': 1, 'sudden': 18, 'police-whistle,': 1, 'wisely': 1, 'abhors': 1, 'movements': 3, 'Cock,': 1, 'different': 16, 'Cock.': 1, 'box?"': 1, 'doctor': 15, 'pay': 14, 'Cambridge?"': 1, 'same': 49, 'acquaintances': 1, 'triumphantly': 1, 'deference': 1, 'stepped': 9, 'movement,': 1, 'Holmes--absolutely': 1, 'movement.': 2, 'safe': 12, 'vain--Colonel': 1, 'rainy': 1, 'distrait,': 1, 'companion': 5, 'Peter,': 4, 'running': 3, 'first-class,': 1, 'been.': 4, 'been,': 3, 'climbing': 1, 'totally': 1, "morning.--Basil.'": 1, 'Brambletye': 2, 'ruined,': 1, 'drain': 2, '1900.': 1, 'intermittent': 1, 'argument.': 1, 'acquaintance,': 1, 'roughly': 1, 'acquaintance.': 1, 'heir,': 2, 'Carlton': 1, 'heir.': 2, 'solve': 2, 'bottle': 11, 'dashed': 4, 'fortunate,': 1, 'Embassy.': 1, 'correspond."': 1, 'amazed': 2, 'consisted': 2, 'gates': 2, '13th--that': 1, 'gaining': 1, 'suitor': 1, "sake!'--proves": 1, 'money': 21, 'sights': 1, 'colourless': 1, 'unofficial': 1, "professor's": 10, 'dock.': 1, 'multiplex': 1, 'George!': 2, 'George,': 4, 'statesmen': 2, 'confederate--save,': 1, 'afternoon."': 1, 'comradeship': 1, 'beagle': 1, 'November.': 1, 'pile': 2, 'continue."': 1, 'gossip,': 1, 'house."': 4, 'curtains,': 2, 'WAR--a': 1, 'wife,': 3, 'bolted': 1, 'wife.': 8, 'Napoleonic': 2, 'DISTRIBUTE': 1, 'sight.': 3, 'Bob,"': 1, 'sight,': 1, 'English,': 1, 'secrecy': 1, 'fellow--nothing': 1, 'washed-out': 1, 'found.': 3, 'grim': 6, 'found,': 2, 'several."': 1, 'career,': 3, 'acquainted': 1, 'unarmed.': 1, 'missing.': 2, 'identifying': 1, 'war?"': 1, 'fanlight': 2, 'serves': 1, 'lightning': 1, 'facing': 4, 'chamber': 1, 'audience': 1, 'London': 40, 'either': 31, 'retailers': 1, 'served': 4, 'voluntarily': 1, 'nice': 1, 'robbers': 1, 'Gutenberg-tm.': 1, 'Gutenberg-tm,': 1, 'mouse."': 1, 'imprisonment': 1, 'pronounce': 1, 'projecting.': 1, 'seating': 1, 'rugs,': 1, "Saltire's": 2, 'second,': 1, 'images': 1, 'New': 2, 'fashion--:': 1, 'accomplice': 2, 'spasm': 3, 'gross': 1, 'theirs,': 1, 'pocket,': 5, 'Men': 1, '"That\'s': 12, 'filling': 1, 'death."': 3, 'critical': 2, 'station,': 3, 'Eva.': 1, 'station.': 4, 'moderate': 1, 'GRAPHIC:': 1, 'measuring': 1, 'dispensary': 1, 'Eva,': 1, 'cab,': 4, 'dress,': 1, 'seconds': 1, 'manufactured': 1, 'notable': 1, 'intrude': 1, 'broken': 18, 'Sure': 1, 'visits': 1, 'License.': 2, 'refers': 1, '"Where?"': 1, 'half-confidences': 1, 'drunkard.': 1, 'enveloped': 1, 'understanding,': 1, 'intentness': 1, 'staff.': 2, 'Revenue': 1, 'adventure?"': 1, 'bust--the': 1, 'selfishness."': 1, 'violence': 4, 'awful,': 1, 'practical': 11, 'out!': 1, 'community,': 1, 'pockets': 1, 'staff?': 1, 'mixed': 1, 'Moriarty,': 4, 'road': 31, 'ruin,': 1, 'quietly': 5, 'dagger': 1, 'whiter': 1, 'spreading': 1, 'heaving': 1, 'blessed': 2, 'up."': 2, 'references': 3, 'strip': 4, 'squat,': 2, 'annoys': 1, '"Great': 1, 'morning,': 31, 'morning.': 18, 'endure.': 1, 'distracted': 1, 'bank-book': 2, 'freer,': 1, 'systematic,': 1, 'elms,': 1, 'bread-crumbs': 1, 'decisive': 1, 'Outrage.': 1, 'indorsed': 1, 'halloa!': 6, 'mornings': 2, 'fanatic': 1, 'reference.': 1, 'lodgings': 2, 'clothes,': 1, 'strikes': 3, 'Hilda!"': 1, 'Arthur.': 1, 'accepting,': 1, 'white,': 3, 'land,': 1, 'wild,': 5, 'wounded,': 2, 'reproached': 1, 'swagger,': 1, 'games.': 1, 'arranged': 4, 'again,"': 1, 'in?"': 1, 'treatment."': 1, "wasn't": 4, 'lion.': 1, 'fate.': 3, 'faces?': 1, 'arranges': 1, 'Blues': 1, 'that--eh?"': 1, 'faces,': 1, 'affection': 1, 'Time': 1, 'mind."': 3, 'conundrum': 1, 'cabled': 1, 'deep': 23, 'fellow': 38, 'imagination': 2, 'examine': 7, 'to?"': 3, 'Baldwin,': 1, 'file': 3, 'garrulous': 1, 'lifetime': 1, 'deed': 4, 'heath': 5, 'impecunious': 1, 'film': 1, 'fill': 2, 'again': 43, 'discreetly."': 1, 'relit,': 1, 'annoyance."': 1, 'back,': 14, 'short-sighted': 1, 'field': 1, 'neighbouring': 2, 'foul--of': 1, 'Indian--a': 1, 'coughing': 1, 'amount.': 1, 'cable,': 1, 'finished."': 1, 'evil,':</text:p>
      <text:p text:style-name="P1"><text:s/>2, 'disgust,': 1, "Woodley's": 1, 'London?"': 3, 'brandy': 5, 'important': 25, 'itself,': 1, 'suns,': 1, 'itself.': 3, 'Vale,': 1, 'Seated': 1, 'upper.': 1, 'match?"': 1, 'grudge': 1, 'Watson--very': 1, 'tackling,': 1, 'casts': 4, 'SECOND': 1, 'roams': 1, "Mary's": 1, 'tightened': 2, 'couple."': 1, 'fair-haired': 1, 'starting': 2, 'caste': 1, 'silent.': 3, 'represent': 3, 'silent,': 7, 'forget': 4, 'founder': 3, 'duplicates': 1, 'foolscap': 1, 'suburban': 3, 'SIX': 1, 'forty': 1, 'cabman': 1, 'sunk': 8, 'Murray,': 1, 'forged': 1, 'unguarded?"': 1, 'talks': 2, 'fellows': 1, 'children': 2, 'slunk': 1, 'reluctant': 1, 'really,': 2, 'shattered': 3, 'observer."': 1, 'ferment,': 1, 'north,': 1, <text:soft-page-break/>'mother?': 1, 'inexhaustible': 1, 'laid': 28, 'proofs.': 1, 'story."': 1, 'fellow."': 1, 'finish."': 1, 'mother,': 1, 'mother.': 2, 'hideous': 5, 'puffs': 1, 'expression,': 2, 'nicotine.': 1, 'expression.': 4, 'rules,': 1, 'bosom,': 1, 'duplicate.': 2, 'fall': 5, 'race-horse.': 1, 'difference': 2, 'college,': 4, 'lever,': 1, 'college.': 1, 'coat-of-arms,': 1, 'curtly,': 1, 'Hold': 1, '"There\'s': 2, "Don't": 6, 'blunder."': 1, 'prisoners': 1, 'employment.': 1, 'applicable': 3, 'sought.': 1, 'along.': 1, 'along,': 3, 'mistaking': 2, 'nine,': 3, 'nine.': 1, "James's": 2, 'Nihilist': 1, 'then."': 1, "Minister's": 1, 'Zoo,': 1, 'interview?"': 1, 'statement."': 2, 'aristocrat': 1, 'weapon,"': 1, 'sitting-room.': 2, 'lawyer': 1, 'further': 18, 'ourselves,': 3, 'ribbon': 1, 'ghost,': 1, 'milk,': 1, 'defence': 2, 'stood': 47, 'ardent,': 1, 'man--Well,': 1, 'carcass': 1, '"Splendid!"': 1, 'boarding-house': 1, 'stirred.': 1, 'judicious': 1, '"Excellent!"': 5, 'public': 23, 'movement': 2, 'creature,': 2, 'cigar.': 2, 'Hallamshire;': 1, 'Stepping': 1, 'profound,': 1, 'compilation': 1, 'forefinger': 1, 'self-respect,': 1, 'dabbled': 1, 'favourable': 1, 'Arthur': 11, 'Contact': 1, 'threads': 2, 'investigating': 2, 'knife.': 2, 'own.': 5, 'Whole': 1, 'slapping': 1, 'thready': 1, 'search': 7, 'aback,"': 1, 'division': 1, 'arrested?"': 2, 'gleams': 1, 'misery': 2, 'bracket,': 1, 'PRIORY': 1, 'narrow': 9, 'whimsical': 1, 'tottered': 1, "Watson's": 1, 'apprehension,': 1, 'emptied': 1, 'America,': 1, 'fastening': 1, 'America.': 2, 'sleeper.': 2, 'imagined,': 1, 'suits': 2, 'establish': 2, 'Parliament.': 1, 'saluted': 1, 'Europe': 4, 'lady,': 8, 'lady.': 7, 'eye': 9, '"have': 1, 'composure': 1, 'distinct': 1, 'volcano.': 1, 'wiped': 1, 'plastered': 1, 'two': 145, 'cab."': 1, 'error': 1, 'comparing': 1, 'trivial,': 1, 'before?"': 1, 'characteristics': 2, 'aperture': 1, '"1883."': 1, 'fairly.': 1, 'trap-door.': 1, 'ahead,': 2, 'concussion.': 1, 'handsomely': 1, 'purse': 1, 'stable': 1, "'He": 2, 'American': 5, 'other--if': 1, 'particular': 15, 'smoker': 2, 'straight-haired': 1, 'queenly,': 1, 'town': 2, 'Looking': 2, 'none': 18, 'exit.': 2, 'hour': 28, 'correspondent,': 1, 'recall': 4, 'correspondent.': 1, 'dog-cart."': 1, 'squire,': 2, 'chasm."': 1, 'nothing;': 1, 'remain': 8, 'paragraph': 13, 'nothing!': 1, 'den': 3, 'dazed': 1, 'abandon': 6, 'nothing,': 9, 'abroad,': 1, 'nothing.': 11, 'marble': 2, 'clue?"': 2, 'compare': 3, 'of."': 1, 'virtuous': 1, 'gravely': 2, 'failed."': 1, 'share': 10, 'discovery."': 1, 'uglier.': 1, 'outrage."': 1, 'issue.': 1, 'hours,': 4, 'purchased': 2, 'instructions,': 1, 'sharp': 11, "hours'": 3, 'evident.': 1, 'narrowly': 1, 'needs': 2, 'awkward': 1, '"Madam,': 1, 'indeed,"': 1, 'Canadian': 1, 'pressing': 3, 'licked': 1, 'fame': 3, 'maps': 1, 'Spare': 1, 'steps,': 1, 'profiting': 1, 'small?"': 1, 'bleat': 1, 'apology.': 1, 'hangings,': 1, 'advice': 5, 'Plant': 1, 'questioning': 3, 'fever,': 1, 'blood': 15, 'coming': 20, 'verified': 1, 'bloom': 1, 'response': 1, 'bleak': 1, 'reappeared': 2, 'porticoed': 1, 'tottered--I': 1, 'coax': 1, 'crowded': 1, 'coat': 4, 'slobbered': 1, 'map.': 2, 'eats': 1, 'dragon': 1, 'deserted': 5, 'wishes': 2, 'responsibility': 4, 'skilful': 2, 'interruption!': 1, 'scandal."': 1, 'pleasure': 2, 'playing': 3, 'hieroglyphics': 2, "that's": 17, 'open?"': 1, 'What': 67, 'confidant--my': 1, 'stains': 6, 'cost,': 1, 'hypertext': 1, 'Peering': 1, 'despatch-box."': 2, 'wall,': 6, 'setback': 1, 'wall.': 9, 'wrist,': 1, 'telling': 10, 'Leaning': 1, 'appeals': 1, 'through': 88, 'assent,': 1, 'destruction': 1, 'yourselves': 1, 'indicating': 1, 'existence': 5, 'suffer': 2, 'father."': 3, 'Trinity': 2, 'SAW': 1, 'port.': 1, 'Arson.': 1, 'biscuit,': 1, 'thrilling': 1, '"Heavens,': 1, 'bosom': 3, 'late': 23, 'pavements,': 1, 'detected': 2, 'Documents,': 1, '2.': 3, 'corrupt': 1, 'toes.': 1, "coroner's": 1, 'good': 71, 'Mount-James,': 5, 'him--indeed,': 1, 'Mount-James.': 1, 'seeking': 1, 'masters,': 1, 'limped': 1, 'Mafia,': 1, 'walls': 4, '"Sir': 3, 'stain.': 1, 'stain,': 1, 'dealing': 3, 'stain!': 1, 'detach': 1, 'rifle,': 1, 'complain': 1, 'incoherent': 2, 'mystery': 7, 'easily': 9, 'incomplete,': 1, 'escort,': 1, 'recommend?"': 1, 'Randall,"': 1, 'tigerskin': 1, 'ashen': 1, 'ashes': 2, 'right-hand': 3, 'habits': 3, 'also.': 8, 'pass?"': 1, 'boisterous': 1, 'pen.': 1, "'never.'": 1, 'possession.': 3, 'exquisite': 1, 'harm': 12, 'everyone': 2, 'difficult,': 2, 'mental': 3, 'difficult.': 1, 'house': 57, 'energy': 6, 'hard': 18, 'caravan.': 1, 'idea': 23, 'engaging': 1, 'bull.': 1, 'extended': 3, 'connect': 4, 'fist': 1, '"Upon': 1, 'occupied,"': 1, 'allusions': 2, 'Watson--quick,': 1, 'E,': 1, 'E.': 4, 'creditor': 1, 'electronic': 27, 'childish': 5, 'projected': 3, 'seaport': 1, 'acting': 2, 'must----"': 1, 'four-wheeler,': 1, 'flowed': 1, 'four-wheeler.': 1, 'print': 5, 'three-quarter': 4, 'Inn,': 1, 'foreground': 1, 'assist': 1, 'crouched': 2, 'circumstance': 1, 'commits': 1, 'enforcing': 1, 'Leaving': 1, 'pleasant': 5, 'difficulty': 15, 'ceased,': 1, 'water."': 1, 'backed': 1, 'title-deeds,': 1, 'lighted."': 1, 'beginning': 3, 'Press,': 1, 'moulding': 1, 'demands,': 1, 'agitated': 3, 'demands.': 1, 'teeth,': 2, 'character."': 1, 'omit': 1, '"Show': 1, 'conducted': 5, 'wither': 1, 'rasped': 1, 'uppermost.': 1, 'disclaimer': 2, 'lover,': 1, 'OVERTON.': 1, 'copper': 1, 'secretary--it': 1, 'remarkable,': 2, 'Cyril': 9, 'doctor,': 3, 'doctor.': 3, 'disregarded': 1, 'welcome': 5, 'unreasoning': 1, 'matting--and': 1, 'done': 61, 'performance--very': 1, 'wager': 3, 'muscle,': <text:soft-page-break/>1, "host's": 1, 'doctor;': 1, 'Mackleton': 3, 'ransom.': 2, 'senses.': 1, 'twenty': 6, 'family,': 2, 'Lights.': 1, 'construct': 2, 'hollows': 1, 'player': 1, 'redistributing': 1, 'leash': 2, 'horizon.': 1, 'pains': 2, 'compromise': 3, 'rankled': 1, 'gesticulation': 1, 'smoothed': 1, 'power:': 1, 'craned,': 1, 'scream--a': 1, 'To-day': 2, 'rumpled,': 1, 'park': 4, 'sensation': 2, 'draped': 2, 'part': 28, 'permanent': 2, 'doctors': 2, 'believe': 28, 'captain.': 1, '"having': 1, 'links,': 1, 'elegant,': 1, 'pain.': 2, 'youth': 3, 'supposed': 1, 'treated': 4, 'cards--playing': 1, "landlady's": 1, 'Overton': 7, 'consented': 1, 'found?"': 1, 'service.': 2, 'service,': 3, 'Leave': 1, 'wizard,': 2, 'decrees': 1, 'smaller': 1, 'gale."': 1, 'Martin,': 6, 'shoulders."': 1, 'aged': 2, 'orders': 5, 'postscript:': 1, 'paths': 2, 'built': 2, 'quiet,': 4, 'dancing': 13, 'reflection,': 1, '"No,': 68, 'mother?"': 1, '"No.': 2, 'extracted': 1, "picture-dealer's": 1, 'grace,': 1, 'build': 3, 'States,': 2, 'Roaring': 1, 'insufferable': 1, 'tool': 2, 'facts.': 7, 'order.': 2, 'States.': 4, 'These,"': 1, 'three-quarter,': 1, 'eggs': 1, '"Return': 1, 'ground-floor,': 1, 'depths': 4, 'most': 122, 'age,': 4, 'inflicted,': 1, 'scrapbooks,': 1, "'83": 1, 'trifle,': 1, 'Sheep-marks': 1, 'extremely': 6, 'again."': 3, 'Taking': 1, 'goodwill': 1, 'Johnson,': 1, 'charitable': 1, 'bag,': 2, '"Now': 9, 'colonel': 2, 'DISTRIBUTOR': 1, 'weigh': 1, 'scholarship': 1, 'daresay': 9, 'path,': 8, 'transactions.': 1, '"H"': 1, 'particularly': 10, 'amaze': 1, 'followed,': 2, 'scattered': 5, 'noblest': 1, 'unshaven.': 1, 'ruffians,': 1, 'relation': 4, 'Hill': 3, 'malignant': 5, 'glossy': 1, 'carefully': 14, 'headlines': 2, 'Holdernesse': 15, 'fine': 14, 'find': 90, 'publish,': 1, 'Poor': 3, 'chimes': 1, 'restaurant.': 1, 'dividing': 1, 'nervous': 7, 'ruin': 6, 'distributed': 3, "'Mysterious": 1, 'unhappy': 7, 'free.': 1, 'fiend': 3, 'out!"': 1, "Brackenstall's": 1, 'ADVENTURE': 13, 'boulder': 1, 'probable.': 2, 'permission': 8, 'NEGLIGENCE,': 1, 'capital': 3, 'lunatic,': 1, 'latticed': 1, 'breech-lock.': 1, 'courage': 4, 'breast': 2, 'Randall': 3, 'silk': 2, 'pellet': 2, 'elapse': 1, 'resolve': 1, 'twenty,': 1, 'Grange"': 1, 'Suddenly': 5, 'Grange,': 3, 'remove': 4, 'common': 7, '1.E.': 1, 'decanter.': 1, 'it--who': 1, 'neck."': 1, 'cynical': 1, 'Morse': 9, 'ajar.': 1, 'fellow,"': 4, 'Wright': 1, 'individual': 6, 'manly': 2, 'air.': 2, 'response.': 1, 'uncourteous,': 1, 'queer,': 1, 'feared': 11, 'to-day?"': 1, 'desires': 1, 'expert': 5, 'visiting': 3, 'matting.': 1, 'kitchen,': 3, 'says."': 1, 'home--a': 1, 'smallest': 1, 'Accepting': 1, 'mouthful': 1, 'eyelids,': 1, 'Appledore': 3, 'King': 1, 'seem,"': 1, 'sprang': 25, 'commercial': 2, 'masterful': 2, 'Rhodesian': 1, 'disposal."': 2, '"not': 1, 'folding': 1, 'reverse': 2, 'Greek': 2, 'wrestling,': 1, 'envelope.': 2, 'fan,': 1, 'sons.': 2, 'foreign': 4, 'Dawson': 2, 'Yet': 8, 'telegraphing': 1, '"Well': 1, 'necktie.': 1, 'supply': 3, 'simple': 17, 'revolver,': 4, 'formed.': 1, 'bed?"': 2, 'setback."': 1, 'simply': 9, 'puffy-faced,': 1, 'asserted': 1, 'volunteered': 1, 'supple': 1, 'whimper.': 1, 'weaving': 1, 'handkerchief': 2, "moment's": 1, 'ran': 29, 'secret': 17, 'dropping': 1, 'ensured': 1, 'energy."': 1, 'meeting': 3, 'astonishment': 6, 'slips': 2, 'settling': 1, 'headache.': 1, 'recovered,': 1, 'loudly.': 1, 'remembered,': 1, 'cattle-tracks,': 1, 'cruelty': 1, 'gap': 5, 'prominently': 2, 'dwellings,': 1, 'understand': 30, 'realms': 1, 'protested.': 1, 'loyal,': 1, 'unnecessarily': 1, 'right--you': 1, 'pince-nez,': 1, 'grains':</text:p>
      <text:p text:style-name="P1"><text:s/>1, 'sagacity."': 1, 'solid': 6, 'bill': 2, 'Sandeford;': 1, 'candles,': 1, 'replaced': 4, 'sitting-room."': 1, 'Sandeford.': 1, 'Sandeford,': 3, 'hound,': 1, 'grip': 2, 'key?': 1, 'engaged."': 1, 'century': 3, 'embarks': 1, 'violently': 1, 'once.\'"': 1, 'husband.': 9, 'husband,': 2, 'desk,': 3, 'desk.': 4, 'itself': 10, 'key.': 7, 'key,': 2, 'sorry?': 1, 'human,"': 1, 'smithy.': 2, 'all-important': 1, 'hobby,': 1, 'clearly.': 1, 'counterfeited': 1, 'prayers,': 1, 'smoked,': 1, 'Thurston': 1, 'sender?"': 1, 'perpetrator': 1, 'flag,': 1, 'Norfolk,': 4, 'Norfolk.': 2, 'some,': 1, 'corridor': 4, 'lenient': 1, 'dressing-gown,': 2, 'dressing-gown.': 1, 'development': 4, 'Gutenberg-tm': 53, 'cigarette-box,': 1, 'yesterday': 10, 'moment': 31, 'nerves."': 1, 'drawback,': 1, 'blackguard.': 1, 'returns.': 1, 'suppose.': 1, 'roads?"': 1, 'please,': 2, 'pole-axed.': 1, 'students."': 1, 'task': 7, 'finesse': 2, 'craved': 1, 'apprehended."': 1, 'spent': 14, 'all?"': 2, 'flags': 1, 'withdraw': 1, 'entry': 1, 'Blackheath?"': 1, 'IRS.': 1, 'spend': 4, 'preference': 2, 'Considering': 1, 'knee-cap,': 1, 'memories.': 1, 'vindictive': 3, 'dissipated,': 1, 'matter.': 6, 'matter,': 9, 'profoundly': 1, 'guard,': 1, 'shape': 6, 'seven."': 1, 'persisted.': 1, 'canters,': 1, 'statesman,': 1, 'talk': 4, 'alternative': 4, 'lives.': 2, 'injuries': 1, 'timber': 1, 'letting': 4, 'cut': 16, 'follow?': 1, 'cup': 1, 'hated': 4, 'excites': 1, 'ally,': 1, 'unprincipled.': 1, 'coal-black': 1, 'left--here,': 1, 'overtook': 1, 'follow.': 1, 'gate,': 3, "Majesty's": 1, 'snap': 1, 'grow.': 1, 'excited': 4, 'overhanging': 1, 'see?"': 1, 'womanly': 1, 'DANCING': 1, 'Did': 7, 'big': 9, 'bid': 1, 'Married': 1, 'adventures.': 2, 'matters': 8, 'adventures,': 1, 'career.': 4, "'Hyams,'": 1, 'disappeared.': 1, '"here': 1, 'bit': 7, 'knock': 1, 'jobs,': 1, 'jobs.': 1, 'admiration.': 2, '"There': 23, 'banknotes': 1, 'matter,"': 1, 'indication': 3, <text:soft-page-break/>'"Harpooner?"': 1, "'Ragged": 1, 'flurried,': 1, '"They\'re': 1, 'foolish': 4, 'eyeglasses,': 1, 'complicated.': 1, 'yelled,': 1, 'grouped': 1, 'yelled.': 1, 'often': 11, 'absolutely': 11, 'obliged': 7, 'keys,': 1, 'magnificent': 4, 'back': 128, 'scrum': 1, 'strongest': 1, 'insincere': 1, 'candle': 6, 'warmly.': 1, 'ourselves': 12, 'garden."': 1, 'tenant.': 1, 'scale': 1, '"though': 1, 'culprit': 2, 'jagged': 1, 'that!--and': 2, 'lookout,': 1, 'pen': 4, 'Nothing': 9, '"Absolute': 1, 'pile.': 1, 'good,': 11, 'good.': 5, 'laughing': 2, 'else,"': 1, 'patient': 2, 'robbery': 1, 'surmised,': 1, 'remembered': 1, 'example,': 6, 'Its': 3, 'David': 2, '30,': 1, 'Elsie': 5, 'public.': 5, 'collector,': 1, 'public,': 4, '"Arrest': 1, 'sprinting.': 1, 'passionate': 2, 'whom?': 1, 'piles': 2, 'stated,': 1, 'drama': 1, 'piled': 1, 'ounce': 2, 'whom,': 1, 'vile': 1, 'today."': 1, 'chambers.': 1, 'there?"': 9, 'Captain': 14, 'tenants': 1, 'hope,': 3, 'relapsed': 1, 'retailer': 1, 'these?"': 2, 'boy,': 5, 'framed': 2, 'inhospitable': 1, 'superintendent': 1, 'lesson': 3, 'dining-table.': 1, 'dining-room."': 1, 'lumber-rooms': 1, 'philosophic': 1, 'abortive.': 1, 'me!--but': 1, 'errand': 1, 'overpower': 1, 'Street,': 18, 'life,"': 1, 'Street.': 12, 'corkscrew.': 1, 'forward': 16, 'glow': 1, 'Occasionally,': 1, 'frame.': 1, 'drowned.': 1, 'frame,': 1, 'vehicle': 1, 'hoped': 5, 'boys': 2, 'exhaustion--possibly': 1, 'cooperation,': 1, 'hopes': 7, 'directed': 6, 'darkness,': 1, 'description."': 1, 'for."': 3, 'appeared--since': 1, 'eighteen': 3, 'gold-rimmed': 1, 'clips': 2, 'lurking."': 1, 'sake,\'"': 1, 'SLANEY.': 1, 'groove': 1, 'hopes,': 1, 'disappeared': 6, 'hopes.': 2, 'sort': 15, 'curt': 1, 'constant': 1, 'expedition': 1, 'Perhaps': 7, 'flow': 1, 'Dr.': 53, 'Cross': 6, 'self-possession': 1, 'single': 12, 'perseverance.': 1, 'letters.': 5, "'COME.'": 1, 'bracket': 2, "different.'": 1, 'Murder': 2, 'failure.': 1, 'http://www.pglaf.org.': 1, 'Manor': 1, 'May': 5, 'succeeded.': 1, 'succeeded,': 2, 'dimmed': 1, 'keyhole,': 1, 'banker.': 1, 'speculation.': 1, 'speculation,': 1, 'agreeable.': 1, 'ugly,': 1, 'inscribed.': 1, 'honourable.': 1, 'orders,': 1, 'think--and': 1, 'succeeded;': 1, 'pipe.': 4, 'Case': 1, 'applied?': 1, 'lend': 2, 'neck.': 3, 'heir': 4, 'neck,': 2, 'free-will.': 2, 'prepared': 18, 'lens': 2, 'intensified': 1, 'signals.': 1, 'Horrified': 1, 'utterly': 9, 'hansom': 2, 'widower,': 1, 'rallied': 1, 'insincerity': 1, 'scouting': 1, 'statesman': 3, '"What,': 5, 'strolled': 1, 'amused': 5, 'cavity': 1, 'ascertained': 3, 'implied': 1, '2007': 1, 'Anna!"': 2, 'carved': 1, 'failures': 1, 'broadened,': 1, 'consequences,': 1, 'station?': 1, 'dogged': 2, 'happy.': 1, 'restraining': 1, 'eyeglasses?"': 1, 'tested': 1, 'strong.': 1, 'dinghy.': 1, 'intricate': 2, 'grays': 1, 'vicious': 1, '1.E.9.': 3, 'kneeling,': 1, 'he?"': 5, 'Islander': 1, 'Someone': 2, 'graver': 2, 'suave': 1, 'ill-treating': 1, 'literary': 2, '"Why,': 8, 'body.': 1, 'blaze': 3, 'masculine': 1, 'alight': 1, 'pat?"': 1, '"Look': 4, 'fatal': 4, 'welted': 1, 'with?"': 1, 'gray.': 1, 'presently': 2, 'Elsie?': 1, 'more?"': 1, 'good-bye': 1, 'brokers,': 1, 'putting': 8, 'law."': 1, 'accuse': 2, 'Neligan': 6, 'Elsie.': 1, 'Elsie,': 1, 'Ionides,': 1, 'reason."': 1, 'arrange': 5, 'entire': 3, '[This': 1, 'help.': 1, 'charts,': 1, 'chap,': 1, 'mottled': 2, 'believed,': 2, 'grave.': 1, 'marvellous!"': 1, 'lapse': 1, 'safe,': 6, 'safe.': 2, 'other,': 8, 'other.': 9, 'Saltire--a': 1, 'object,': 2, 'Moriarty."': 1, 'crop': 1, 'tries.': 1, 'blood-stain,': 1, 'uncomfortable': 1, 'beast.': 1, 'Brixton.': 2, 'here!"': 2, 'laws.': 1, 'situated."': 1, 'Norway': 1, "remains--'Stand": 1, 'majority--were': 1, 'formats': 2, 'zest': 1, 'giving': 7, 'busy,': 1, 'affectionately,': 1, 'enjoyed': 1, 'access': 11, 'sir--yes.': 1, 'start."': 1, 'housekeeper."': 1, 'comes."': 1, 'irreparable': 2, 'European': 13, 'honours.': 1, 'exercise': 5, 'body': 16, 'mews': 1, 'exchange': 1, 'Grace,"': 1, 'Professor': 19, 'spatulate': 1, "partner's": 1, 'river,': 1, 'entered.': 5, 'bachelor': 1, 'objects': 5, 'LESLIE': 1, 'others': 9, 'tremor': 1, 'safes': 1, 'extreme': 2, 'lemon,': 1, 'remark': 3, 'lodgers."': 1, 'objected.': 1, 'biographies': 1, 'ours?"': 1, 'below?"': 1, 'tantalus': 1, 'definite."': 1, 'later': 32, 'Wright--there': 1, 'Or,': 1, '3.': 2, '1.C.': 1, 'elsewhere."': 3, 'principally': 1, 'climb': 2, 'vigil,': 2, 'composed': 1, 'possible,"': 1, 'named': 10, "'C.P.R.'": 1, 'Brothers': 1, 'Coram.': 1, 'prize,': 1, 'extracted.': 1, 'private': 16, "Elrige's,": 1, '"Blood."': 1, 'KNOW': 3, 'Answer': 1, 'scandal': 9, "days'": 1, '"Madam,"': 1, 'sheer.': 1, 'knickerbockers,': 1, 'conviction--"I': 1, '#108]': 1, 'readable': 2, '1901': 1, 'injured,': 2, 'prisoner,': 2, 'butler': 6, 'themselves': 10, "Staunton--you've": 1, 'charcoal': 1, 'excitedly': 1, 'snatching': 1, 'resolution.': 1, 'name.': 7, 'name,': 11, 'pursuing': 3, 'supplying': 1, 'bell."': 1, 'train': 12, 'ashamed': 2, 'out?': 1, 'arranging': 1, 'broad-pointed': 1, 'name:': 1, 'half,': 1, 'account': 34, 'inclinations': 1, 'panelling,': 1, 'massive,': 1, 'run,': 1, 'gruff': 2, 'exhilaration': 1, 'handled."': 1, 'obvious': 14, 'praise': 2, 'closing': 2, 'run.': 1, 'fetch': 1, 'butter-dishes': 1, 'me--a': 1, 'resumed.': 1, 'fringe': 1, 'reserved': 2, 'water?': 1, 'judge': 1, 'Regent': 1, 'genuine.': 1, '"Were': 2, 'high,': 3, 'high.': 1, 'discoloured.': 1, 'building,': 1, 'contempt': 1, 'magnificently': 1, 'ticks,': 1, 'curving': 1, 'daring': 1, 'me--I': 1, 'says,': 2, 'acted--how': 1, 'says.': 1, 'hesitation.': 1, 'regions': 1, 'line.': 3, 'lamp': 10, 'line,': 5, <text:soft-page-break/>'forest': 1, 'reeking': 1, 'sealed.': 1, 'sealed,': 1, 'musical,': 1, 'stock': 2, 'profile': 1, 'stable-boy,': 1, '"Gloves,"': 1, 'ABE': 1, 'about?': 1, 'return.': 2, 'reserve,': 1, 'England,': 4, 'collection': 4, 'England.': 6, 'Williamson': 5, 'leisure': 2, 'http://pglaf.org/fundraising.': 1, 'trifling': 5, 'chasing': 1, 'Tut,': 1, 'gone,': 2, 'out,': 19, 'sit': 14, 'lines': 6, 'correspond': 3, 'winner.': 1, 'sidelong': 1, 'linen': 1, 'chief': 2, 'deigning': 1, 'Moriarty.': 2, 'hold.': 2, 'furious': 3, 'lined': 10, 'committed,': 3, 'respectable': 1, 'wanted.': 4, 'Cabul.': 1, 'REFUND': 1, 'Strand.': 1, 'justifiable': 1, 'ungracious,': 1, 'consideration.': 1, 'symbols': 3, 'repentant': 1, 'Milverton!': 1, "'For": 1, 'morning,"': 2, 'Dixon,': 3, 'abyss?"': 1, 'Milverton,': 6, 'done!"': 1, 'parson.': 1, 'burning': 4, 'cudgel': 1, 'me?"': 5, 'hark': 2, 'Director': 1, 'missing,': 2, 'willing': 1, 'publication': 5, 'staircase.': 1, 'footmarks.': 2, 'ruffians': 1, 'criminal': 20, 'stopped,': 3, 'stopped.': 1, 'tickled': 1, 'have.': 1, 'greater': 3, 'wood-stack,': 1, 'back!"': 1, 'agreed.': 1, 'salver.': 1, 'mention': 2, 'cutting': 2, 'repassed': 1, 'insisting': 1, 'kindness': 2, 'forgotten,': 1, 'day': 45, 'forgotten.': 1, 'stone-flagged': 1, 'frayed': 3, 'Murillo,': 1, 'thrill': 2, 'quick-witted,': 1, 'drive."': 1, 'arrives,': 1, 'warned': 2, 'least,': 4, 'identified': 3, 'blazing': 3, 'bowed.': 2, 'virulent': 1, 'disregard': 1, 'speech.': 1, 'uninteresting': 1, 'sober,': 1, 'From': 18, 'dreaming': 1, 'notice."': 1, 'hurdles': 1, 'hateful--and': 1, 'succession,': 1, 'most.': 1, 'satisfied': 4, "don't!": 1, 'own,"': 1, 'twice': 11, 'Sussex': 2, 'Heir': 1, 'cure.': 1, 'wholly': 1, 'stub': 1, '"Check': 1, 'Alexandrian': 1, 'flushing': 1, 'lecture': 1, 'right,"': 1, 'backward,': 1, 'red': 22, 'approached': 12, '"Ha!"': 1, 'frank': 6, 'matter."': 7, 'result!"': 1, 'excitable,': 1, 'voyage,': 1, 'keenness,"': 1, 'Alexis': 1, 'early': 22, 'seaman,': 2, 'retriever': 1, 'deception,': 1, 'deception.': 2, 'yard': 4, 'over--I': 1, 'parish,': 1, 'rope,': 1, 'deprived': 2, 'appeared.': 4, 'Dukes--was': 1, 'accessory,': 1, 'disgust.': 1, 'hedge,': 4, 'retain': 1, 'retail': 1, 'unrolling': 1, 'south': 8, 'complete.': 1, 'complete,': 1, 'finest': 1, 'SHIKARI,"': 1, 'day?"': 2, 'braced': 1, 'better."': 1, 'brute':</text:p>
      <text:p text:style-name="P1"><text:s/>4, 'child,': 3, 'Australia,': 2, 'drawing?"': 1, 'reached': 29, 'reliable': 2, 'owning': 1, 'secretary!"': 1, '"None."': 2, 'doubtings': 1, 'guessed--nor': 1, 'denying': 2, 'love,': 1, 'pots': 1, 'researches.': 1, 'lamentable': 1, 'conscience.': 1, 'labourer.': 1, 'astonishing,"': 1, 'pocket.': 9, 'ferocity': 1, '"Take': 2, 'cabin': 1, 'Sydenham.': 1, 'unscrupulous': 1, 'bulldog': 1, 'else."': 2, 'explanation': 15, 'nobody': 3, 'dreary': 1, '"See': 3, 'mantelpiece': 3, '"Anyhow,': 1, 'wiser.': 2, 'pedigree.': 1, 'observed': 21, 'upon?': 1, 'treatise': 2, 'professor--it': 2, 'Armstrong.': 2, 'flashed': 1, 'heavens,': 4, 'establishment,': 1, 'establishment.': 4, 'imprisonment,': 1, 'loves': 2, 'ruffian.': 1, 'visited': 4, 'obvious.': 1, 'heavens!': 3, 'departed.': 1, 'countries': 1, 'here:"': 1, 'blended.': 1, 'comfortable': 1, 'disappointment.': 3, 'echoed.': 1, '"It\'s': 15, "Premier's": 2, 'dancing-men': 1, 'unlikely': 4, 'have': 917, 'miserable': 1, 'countryman': 1, 'curved': 6, 'keener': 3, 'apparently': 4, 'cards.': 2, 'budge': 1, 'suggestion,"': 1, 'Middle': 1, 'billiards': 1, 'schoolmaster': 1, 'concerns': 2, 'expected,': 2, 'expected.': 1, "usual--that's": 1, 'desperate,': 1, 'dismay.': 2, 'Siberia': 1, "Harker's": 2, 'unless': 16, 'terrible.': 1, 'motherly': 1, 'corn-chandler.': 1, 'Carston': 1, 'business.': 4, 'business,': 14, 'curve,': 3, 'Without': 4, 'eight': 8, "Colonna's": 1, 'handbag': 1, 'seven-thirty.': 1, 'her,': 26, 'firelight': 1, 'inexorable': 3, 'enthusiastic': 1, 'gather': 5, 'request': 3, 'searching.': 1, 'performed,': 1, 'absurd': 11, 'occasion': 7, 'character,"': 1, 'Saturday': 4, 'saying,': 2, 'recess': 1, 'mould."': 1, 'settee': 1, 'text': 1, 'services.': 3, 'photograph?': 1, 'bathing': 1, 'benefit,': 2, 'minute--one': 1, 'impresses': 1, 'traitor': 1, 'BUT': 1, 'agile,': 1, 'saturated': 1, 'photograph.': 2, 'staff': 1, 'camp.': 1, 'cycle,': 2, 'knowledge': 12, 'downstairs': 3, 'madman': 1, '"Unfortunately,': 2, 'GIBRALTAR.': 1, 'loafers': 1, 'GIBRALTAR,': 1, 'unable': 7, 'York': 2, 'Murder!': 1, 'good-night."': 1, 'photographs': 2, 'can."': 5, 'married!"': 1, 'delirious': 1, 'beat': 3, 'murder--a': 1, 'soil--simple,': 1, 'kit,': 1, 'bear': 9, 'reputations': 1, 'MEET': 1, 'Farm."': 1, 'V,': 1, 'semi-military': 1, 'bring.': 1, '"noiseless': 1, 'anything.': 6, 'anything,': 2, 'control.': 1, 'Camden': 1, 'including': 8, 'fixed': 10, '"Now,': 13, 'lied--said': 1, 'straight,': 3, 'RETURN': 3, '"Aha!': 1, 'racked': 1, 'yielded--to': 1, 'intensity': 2, 'blood-stain': 2, 'fate,': 2, 'awaits': 3, 'Again,': 3, 'depends--well,': 1, "master's": 4, 'clearing': 3, 'remarkable-looking': 1, 'Lee,': 3, 'trusted': 1, 'anything?"': 2, 'progress': 3, 'July': 1, 'dirty': 1, 'helped.': 1, 'fulfilled.': 1, 'forgiveness.': 1, 'exclaimed,': 1, 'weak': 3, 'sorrow': 1, 'shelf.': 2, 'shelf,': 2, 'thanks.': 1, 'theatre-goers': 1, 'thanks,': 1, 'ease,': 1, 'Close': 1, 'longitudinal': 1, 'another--it': 1, '"Susan': 1, 'hunters.': 1, 'instant': 52, '"Think': 1, 'whirling,': 1, 'taking': 11, 'MERCHANTIBILITY': 1, '"Meaning': 1, 'equal': 2, 'attributed': 1, '"Would': 2, 'fulfilled': 1, 'assure': <text:soft-page-break/>18, 'predispose': 1, 'faces.': 1, 'powerful,': 1, 'passing': 7, 'shelf."': 1, 'glorious': 1, 'vicar,': 1, "Who's": 2, 'statues': 4, 'cunning,': 1, '"Do': 5, 'overcoat': 4, 'reasoning:': 1, 'USE': 1, 'commend': 4, 'Nature,': 1, 'slithery,': 1, 'laugh': 2, 'byways': 1, 'manhood': 2, 'reasoning,': 1, 'done.': 10, '14th,': 1, 'flourishing': 1, 'pouring': 3, 'deliberation': 1, 'tremendous': 3, "it's": 22, 'muddy': 3, 'letter?"': 4, 'copies': 7, 'far?"': 1, 'adequate.': 1, 'gaze': 2, 'devoting': 1, "lady's": 18, 'curtain': 6, 'copied': 5, 'jumping-pit': 1, 'home.': 5, 'composed,': 1, 'home,': 5, 'Pringle,': 1, 'heart."': 3, 'perplexed': 1, 'PROVIDED': 1, '1.A.': 1, 'looked,': 1, 'glasses,': 3, 'Brothers,': 4, 'glasses.': 4, 'assert': 2, 'finished': 8, 'there,"': 1, 'card-gains.': 1, 'too--there': 1, 'arose,': 1, 'general': 7, 'brandy."': 1, 'Dene': 3, 'volunteer': 1, 'sideboard.': 1, 'sideboard,': 2, 'world.': 2, 'composure,': 1, 'appearance': 10, 'value': 6, 'master,': 5, 'accidental."': 1, 'Examine': 1, 'loudly,"': 1, 'venomous': 1, 'Volunteer': 2, 'grasped': 4, 'Farnham': 2, 'originator': 1, 'cock-sure,': 1, 'sister.': 1, 'almost': 16, 'started,': 2, 'public-house.': 1, 'Imperial': 1, 'helped': 7, 'question?"': 1, 'shame.': 1, 'utterly.': 1, 'creak': 2, 'claimed': 1, 'partner': 2, 'bloodless': 1, 'grind': 1, 'whirl': 1, 'hound': 2, 'Return': 3, 'though!': 1, 'Staunton': 14, 'pinion': 1, 'untoward': 1, 'landmarks': 1, 'administration': 1, 'defiant': 1, 'Joint.': 1, 'well-grown': 1, 'insane,': 1, 'infer': 2, 'injured': 2, 'material': 4, 'selfish': 1, 'Russo-German': 1, 'James.': 1, 'Holmes?"': 20, 'Watson--all': 1, 'planet."': 1, 'spitting': 1, 'double--a': 1, 'judgment': 2, 'Order': 1, 'tighter': 1, 'insure': 3, 'recourse': 1, 'builder': 3, 'nothing--nothing': 1, 'thought': 72, 'sufferings': 1, 'exceedingly': 9, 'sets': 1, 'position': 11, 'raving': 1, 'usual': 8, 'Yoxley': 7, 'stores': 1, 'believe."': 3, 'companions.': 1, 'Office.': 1, 'domestic': 2, 'event--the': 1, 'bushes,': 3, 'bushes.': 3, 'liberty.': 1, 'liberty,': 2, 'Gill': 2, 'Foundation."': 1, 'work,': 10, 'work.': 14, 'raised,': 1, 'vengeance,': 1, 'shoes,': 3, 'onward': 3, 'Carey.': 3, 'add': 5, 'work;': 1, 'slits': 1, 'bowed,': 1, 'smoked,"': 1, 'sympathies,': 1, 'gaiters.': 1, 'ought': 4, 'along,"': 1, 'footholds': 1, 'loss,': 1, 'crowd.': 1, 'adorned."': 1, 'darting,': 1, 'seat.': 2, 'elapsed': 1, 'blue-veined': 1, 'Officer': 1, 'connected--MUST': 1, 'Release': 1, 'Theresa,': 2, 'seen?"': 1, 'train.': 4, 'was?"': 1, 'mental,': 1, 'capacities': 1, 'like': 88, 'success': 1, 'haunches': 1, 'crawled': 3, "night's": 4, 'TREE': 1, 'Adair?"': 1, 'admitted': 4, 'journalist': 2, 'heed': 1, 'works': 29, 'soft': 7, 'heel': 1, 'creeping,': 1, 'accessible': 1, 'worth,': 1, 'mushroomed': 1, 'sealskin': 1, 'classical': 1, 'alive': 3, 'neighbours,': 1, 'hair': 8, 'knows,': 1, 'solemnize': 1, 'convey': 3, 'proper': 2, 'whined': 2, '"Quite': 9, 'happens': 4, 'SIR': 1, 'glad,': 1, 'hurricane': 1, 'pleasant,': 3, 'rattle.': 1, 'rumpled': 2, 'discretion': 5, 'masked': 2, 'bustling': 1, 'results.': 4, 'board,': 1, 'Bagatelle': 2, 'regain': 2, 'crocuses': 1, 'Heaven': 2, 'slight': 5, 'stuff,': 1, 'Baker': 23, 'buttoned': 1, 'host': 1, 'expire': 1, 'although': 4, 'worthy': 6, 'snapped': 4, 'KILLED': 1, 'panel': 1, 'door,"': 2, 'chain.': 2, 'about': 154, 'Gilchrist?"': 1, 'actual': 4, 'morning."': 6, 'certainty': 2, 'coat-of-arms': 1, "morning.'": 2, 'glade': 1, 'deepens': 1, 'mantelpiece,': 2, 'coachman': 1, '"Yes,"': 9, 'frank?"': 1, 'chain:': 1, 'introduced': 4, 'happen.': 2, "speaker's": 1, 'uncle?"': 1, 'awkward.': 1, 'tumble-down': 1, 'opportunities.': 1, 'aloud:': 2, 'obliterated': 2, 'Two': 7, 'socks': 1, 'When?"': 1, 'guard': 2, 'compartments--he': 1, 'manner,"': 1, 'female': 1, 'Quarter?"': 1, 'aloud.': 3, 'gray-headed': 1, 'minute,': 1, 'narrow-chested': 1, 'rushed': 18, 'well-spoken': 1, 'distinguish."': 1, 'Blackheath': 1, '"Good-morning,': 1, 'own."': 1, 'minute!': 1, 'spread': 2, '"Then,': 1, 'McFarlane': 10, 'has."': 1, 'minutes."': 2, 'rough-looking': 3, "You've": 1, 'gorse-bushes.': 1, '"We\'ll': 2, 'chatting': 1, 'Lestrade."': 2, 'bus': 1, 'sequel': 2, 'preparations': 2, 'variety,"': 1, 'children.': 1, 'match.': 1, 'children,': 1, 'match,': 4, 'Doctor?"': 1, 'forenoon': 2, 'wise': 1, 'students,': 1, 'glory': 2, 'wish': 20, 'itself?"': 1, 'Excellent,': 1, 'stable-yard': 1, 'leech': 1, 'been!"': 1, 'minutes': 20, 'someone.': 2, 'Desiring': 1, 'better,"': 2, 'supreme': 2, 'rabbits': 2, 'pin': 1, 'robbery?"': 1, 'pig': 2, 'Carruthers': 13, 'check-book.': 1, 'jay,': 1, 'shooting': 1, 'proceeds': 1, 'accident,': 5, 'accident.': 1, '46': 1, 'dressed': 10, 'claiming': 1, 'detail': 5, 'detain': 1, '4.': 2, 'yell--the': 1, 'anyhow!': 1, 'special': 5, 'ledge': 5, 'cashed': 1, 'inexplicable.': 1, 'Naples,': 1, 'out': 231, 'anyhow.': 2, 'anyhow,': 2, 'gallant': 1, 'proceed,': 1, 'conveys': 1, '"Have': 20, 'indeed,': 15, 'draught': 3, 'period,': 1, 'death?': 1, 'southerly': 2, 'bundle': 4, 'soldier."': 1, 'April': 1, 'shrank': 2, 'death,': 3, 'gloriously': 1, 'death.': 4, 'prize': 1, 'shod--old': 1, 'object?"': 1, 'draft.': 1, 'bulwark': 1, '"Halloa!': 5, 'resolution': 2, 'neglected.': 1, 'coherent': 1, 'ours."': 1, 'pocketbook--an': 1, 'Volunteers': 1, 'pupil': 2, 'Johannesburg.': 1, 'yell': 3, 'Johannesburg,': 1, 'news.': 2, 'news,': 3, 'mysteries,': 2, 'ever,': 2, 'POPULI,': 1, 'ever.': 4, 'suffer.': 1, 'donate,': 1, 'doubt--Great': 1, "detective's": 2, 'tears.': 1, 'Updated': 1, 'catch': 6, 'sleep': 7, 'appetite': 2, 'hate': 1, 'yonder': 2, <text:soft-page-break/>'admiration,': 1, 'muzzle': 3, 'patches': 1, 'account."': 1, 'sallow': 2, 'explicit."': 1, "Bentley's": 1, 'patched': 3, 'outline."': 1, 'chairs?"': 1, 'under': 51, 'tweed': 2, 'pride': 3, 'rascals': 1, 'food.': 2, 'ordnance': 1, 'try."': 1, 'exempt': 2, 'risk': 5, 'Henri': 3, 'rise': 4, 'lurk': 1, 'slippered': 1, 'house-maid': 1, 'phial': 1, 'she--the': 1, 'every': 73, 'hat,': 4, 'Henry': 1, 'hat!': 1, 'established.': 1, 'trailer': 1, 'arguments.': 1, 'name!"': 1, 'gown': 1, 'yet--"': 1, 'problems.': 1, "argument's": 1, 'expenses,': 2, 'you--I': 1, 'Station': 2, 'permission.': 1, 'relics': 1, 'Jove,': 2, 'Jove!': 4, 'violin-case,': 1, 'disappearance."': 1, 'sounds,': 1, 'There,': 2, 'notebooks,': 1, 'parted': 3, 'bicycle': 19, 'shoulders.': 6, 'faintest': 1, 'shoulders,': 3, 'touch,': 1, 'direct': 3, 'confederate--and': 1, 'louder': 2, 'expressive': 3, 'ransack': 1, 'shining': 9, 'blue': 13, 'army': 1, 'hide': 6, 'century.': 2, 'key?"': 1, 'solemn': 3, 'terms,': 3, 'beaten': 1, 'queenly': 2, 'revolver': 18, 'supplied': 2, 'reasoning': 3, 'characters,': 1, 'mischievous': 1, 'leave,': 1, 'conduct': 8, 'supplies': 1, 'remarkable.': 2, '"Seen': 1,</text:p>
      <text:p text:style-name="P1"><text:s/>'Barons': 1, 'kicked': 2, 'night--we': 1, 'Holiness': 1, 'half-past': 9, 'Ras,': 2, 'stared': 14, 'hundreds': 8, 'wedding,': 1, 'represented': 3, 'path': 16, 'eleven-twenty': 1, 'through,': 1, 'through.': 4, 'inches--from': 1, 'property': 7, 'hunting': 2, 'hideously': 1, 'worse.': 1, 'leaves': 5, 'changed': 2, 'refreshment."': 1, 'culminate': 1, 'HORACE': 1, 'red,': 1, 'assassin--an': 1, 'mistake': 6, 'settled': 4, 'midway': 1, 'ventured': 2, 'company.': 4, 'swearing': 1, 'Petty': 1, 'despatched."': 1, 'stray': 1, 'straw': 2, "Shaw,'": 1, 'equipment.': 2, 'visibly': 1, 'root': 1, 'feelings': 2, 'visible': 3, 'iconoclast': 1, "'95.": 1, 'SUCH': 1, 'Pompey!': 1, "Palmer's,": 1, 'turf.': 1, "'95,": 3, 'couch': 1, 'would': 390, 'Thence': 1, 'June': 2, 'understand."': 1, 'fairy-tales?': 1, 'distributing': 6, 'Houses': 1, 'noting': 1, 'spike': 1, 'confederate,': 3, 'used,': 1, 'used.': 1, 'preserved': 4, 'boomed': 2, 'sorrow!': 1, 'tenors': 1, 'engaged,': 2, 'Hayes?"': 1, 'Parisian': 1, 'naive': 1, 'this!"': 1, 'sorrow,': 1, 'grief': 4, 'crimson': 4, 'feeling.': 1, 'know--nothing': 1, 'excellent': 18, 'Oldacre,': 5, 'off,': 7, 'Oldacre.': 3, 'must': 188, 'shoot': 2, 'good-morning,': 1, 'join': 4, 'decent,': 1, 'candelabra': 1, 'tremendously': 1, 'House,': 4, "Holmes.'": 1, 'GRANGE': 1, "wit's": 3, 'perform,': 1, 'crushed.': 1, 'lichen-studded': 1, 'ruddy,': 1, 'although,': 1, 'my': 798, 'disappearance.': 2, 'quarrel': 2, 'inscription': 3, 'is."': 6, 'decanter': 2, 'estate': 1, 'buttons,': 1, 'flying,': 1, 'remounted--he': 1, '"By': 17, 'coincidence."': 1, 'Lord': 30, 'not."': 14, 'mouth.': 9, 'harmonium': 1, 'guarantee': 1, 'ceremony': 1, 'wishes----"': 1, 'end': 52, 'bunk': 1, 'sitting': 4, 'damages.': 1, 'concise:': 1, 'occurred?"': 1, 'gate': 6, 'widespread': 3, 'Lodge,': 2, 'personality.': 1, 'loose,': 1, 'badly': 5, 'moisten': 1, 'assistance.': 4, 'drawers.': 2, 'traces.': 2, 'belated': 2, 'delicacy': 2, 'lump': 1, 'hence': 1, 'lot': 1, 'Owns': 1, 'hurt!"': 1, '"Nothing."': 1, 'fellows,': 1, 'parallel': 1, 'fellows.': 1, 'alarm.': 1, 'Yard,"': 1, 'Heath;': 1, 'agents.': 1, 'splendid': 4, 'amid': 4, 'no--of': 1, 'acknowledged': 1, 'Japanese': 1, 'writer.': 1, 'Heath,': 1, 'jungle': 1, 'Heath.': 2, 'enter': 8, 'roused': 1, 'accusation?': 1, 'Beyond': 1, 'foot."': 1, 'Englishman.': 1, 'hated.': 1, 'over': 143, 'rascal.': 4, 'loose-box': 1, 'underside': 1, 'rascal!': 1, 'whistled.': 1, 'clapped': 4, 'glances': 1, 'beside': 21, 'Sebastian': 2, 'entrances': 1, 'Alighting': 1, 'knocking,': 1, 'knocking.': 1, 'expectations': 1, 'Here': 26, 'writing': 14, 'perfectly,': 1, 'tramp': 4, 'glanced': 14, 'Herr': 1, 'darkness.': 1, 'smouldering': 1, 'Hollows.': 1, 'indebted': 2, 'prevented': 2, 'plaster': 8, 'history.': 1, 'thumb."': 2, 'expect.': 1, 'woman."': 1, 'carefully,': 2, 'carefully.': 2, 'Hill.': 1, 'extent.': 1, 'Hill,': 1, 'extent,': 2, 'writing-tables,': 1, 'shadows': 1, 'gloom': 2, 'crime--a': 1, 'pale-faced,': 1, 'whip,': 1, 'morning--two': 1, 'expectation,': 1, '"Tell': 3, 'each': 51, 'insensible.': 1, 'insensible,': 1, 'superiors.': 1, 'glance.': 1, 'notifies': 1, 'man--stooped,': 1, 'EXPRESS': 1, 'provisions.': 1, 'Anyone': 1, 'impossible,"': 1, 'practising': 1, 'Riding': 5, 'forced.': 1, 'crisp': 1, 'forced,': 1, 'driving': 2, 'list!': 1, 'smoker,': 1, 'washed': 1, 'day.': 8, 'day,': 10, 'Fraser--for': 1, 'needs."': 1, 'lain': 3, 'got': 74, 'newly': 2, 'twenty-five': 2, 'Hooliganism': 1, 'splashed': 1, 'expert,': 1, 'brow-beaten': 1, 'associate': 2, 'hours,"': 1, 'hang': 2, 'WORSHIP,': 1, 'IMPLIED,': 1, 'eternal': 2, 'sorcerer!': 1, 'free': 16, 'went.': 1, 'Rugger': 1, 'masterpiece': 1, 'cloth.': 1, 'rain': 4, "Chubb's": 1, 'North': 4, 'hearth-rug.': 1, 'wanted': 11, 'acrobat': 1, 'identity.': 2, 'go.': 9, 'Tosca--an': 1, 'inanition.': 1, 'blackmailing': 1, 'privacy': 1, 'days': 28, '"this': 1, 'go?': 1, 'Embassy': 1, 'Eduardo': 8, 'Carefully': 1, 'got?"': 1, 'fever.': 1, 'key': 20, 'rang': 4, 'already': 45, 'speeding': 1, 'Working': 1, 'too.': 2, 'researches': 3, 'too,': 8, 'curtain?': 1, 'hearing': 1, 'mouse-coloured': 1, 'grief,': 3, 'friends."': 1, 'sharpest': 1, 'budges': 1, 'curtain,': 1, 'defect': 2, 'top': 15, 'well!"': 1, 'putty-like': 1, 'Scott!"': 1, 'too': 49, 'wildly': 4, 'Afghan': 1, 'behind.': 1, 'ciphers,': 1, <text:soft-page-break/>'reparation': 1, 'murder': 19, 'indiscreet': 3, 'knitted': 1, 'ran,': 2, 'narrative:': 2, 'anaemic': 1, 'serve': 5, 'took': 66, 'embellish': 1, 'solicitor': 1, 'ankle': 2, 'farther."': 1, 'Thames': 1, 'included,': 1, 'included.': 1, 'wardrobe': 1, 'abandoning': 1, 'brushed': 1, 'inspector.': 5, 'narrative.': 2, 'inspector,': 6, 'Surrey': 1, '"Certainly,': 3, 'probable,': 3, 'reclining': 1, 'frankly': 6, 'sitting-room,': 4, 'answer,"': 1, 'whispers.': 1, 'Only': 15, 'door."': 10, 'testimonials,': 1, 'height,': 4, 'rotten': 1, 'knifed': 1, 'to.': 7, 'to,': 6, '"Yes."': 5, 'watering-places': 1, 'fashion': 4, 'that?"': 12, '2006]': 1, 'Gresham': 1, 'talking': 6, 'rat': 2, 'must."': 1, 'ocean': 1, 'INDEMNITY': 1, 'cottages': 1, 'thoroughly': 3, '-': 7, 'face-coverings,': 1, 'thorough': 1, 'situated': 1, "Let's": 1, 'explanations': 1, 'contact': 5, 'letter--for': 1, 'laughed': 11, 'imagined.': 1, 'hour."': 2, 'rider': 3, 'discolourations,': 1, 'protection."': 1, "girl's": 2, 'shallow': 1, 'screw,': 1, 'though': 23, 'alternative?"': 2, 'outrage--to': 1, 'Lestrade,"': 3, 'deserted.': 1, 'poker': 2, 'rumble': 1, 'mournfully.': 1, 'glimpses': 2, '[said': 2, 'plenty': 2, 'coil': 1, 'contain': 4, 'inexcusable': 1, 'voyages."': 1, 'hound--and': 1, 'her."': 5, 'narrative,': 2, 'on!"': 2, 'partition': 1, 'metal': 2, 'letters,': 7, 'pedestalled': 1, 'manner."': 1, 'reputation': 12, 'Rooms': 1, 'editions,': 1, 'letters;': 1, 'photograph?"': 1, 'flog': 1, 'levying': 1, 'Eat': 1, 'Force."': 1, 'fields."': 1, 'bait': 1, 'Theatre.': 1, 'knock,': 1, 'proceedings.': 1, 'random': 1, 'quivering.': 1, 'Large,': 1, 'queer': 7, 'earth': 9, 'SCHOOL.': 1, 'Listen,': 1, 'ruin.': 1, 'never,': 1, 'proposed': 2, 'spite': 3, 'shot,': 2, 'shot.': 2, 'Moor,': 1, 'Maynooth': 1, 'nervous,': 2, 'carving': 1, '(1881);': 1, 'supremacy': 1, 'meretricious,': 1, 'finger-ends,': 1, 'lodge': 2, 'announce': 1, 'mine."': 2, 'anger,': 1, 'anger.': 3, 'borrowed': 1, 'mixture': 2, 'present."': 1, 'jail--once': 1, '"You': 124, 'solution.': 5, 'vague,"': 1, 'solution,': 1, 'watch': 4, 'austere,': 1, 'blinking': 2, 'good,"': 3, '"San': 1, 'prostrated': 1, 'arrival,': 1, 'wedding': 4, 'report': 15, 'knocks': 1, 'Quarter': 1, '"Godfrey': 1, 'about,': 2, 'overbearing': 1, 'cheating.': 1, 'Norway.': 1, 'boggling': 1, 'night--a': 1, '"Every': 1, 'progress.': 3, 'delay,': 1, 'shots': 4, 'delay.': 1, 'peasant,': 1, 'thanks': 2, 'cigar,': 1, 'new.': 2, 'presuming': 1, 'swept': 4, 'habit': 5, 'disappeared."': 2, 'swears': 1, 'study."': 1, 'creature.': 1, 'richer': 1, 'detection': 1, 'happened--August': 1, 'forger,"': 1, 'submitted': 1, 'upturned': 2, 'bargain.': 1, 'unselfish,': 1, 'bargain,': 1, 'easily--I': 1, 'tracks?"': 1, 'Road.': 2, 'Road,': 7, 'face,': 30, 'game.': 1, 'face.': 29, 'serenely.': 1, 'player,': 1, 'continually': 2, 'mud': 1, 'Italians': 1, 'finger': 10, 'game?': 1, 'approach': 5, 'display,': 1, 'primness,': 1, 'discovery': 5, "giant's": 1, 'Confess,': 1, 'I,"': 2, 'deposed': 1, 'crimes,': 1, 'however': 4, 'boss': 1, 'now."': 3, 'curiosity.': 2, 'news': 15, 'flowering': 3, 'rows': 1, 'holds': 1, 'improve': 1, 'faced': 1, 'pocketbook.': 2, 'fragrance': 1, '(b)': 1, 'irregular': 5, 'fault': 5, 'to-night,"': 1, 'H,': 1, 'faces': 5, 'operating': 1, 'Three-Quarter': 1, 'expense': 1, 'Southampton.': 1, 'monograph': 1, 'book.': 4, 'self-respect': 1, 'that--but,': 1, 'GIVE': 1, 'confide': 2, 'betting': 2, 'student.': 1, '"and': 5, 'majestic': 1, 'trust': 17, 'worse--and': 1, 'applause.': 1, 'aback': 1, 'applause,': 1, 'knife,': 6, 'surely,"': 1, '"you': 6, 'teacher.': 1, 'ascertain,': 1, 'tomfoolery."': 1, 'Hall."': 5, 'been': 398, 'quickly': 8, 'were,': 4, 'confident': 1, 'beer': 1, 'trampled': 1, 'deep,': 3, 'expected': 4, 'eleven-thirty,': 1, 'poker,': 2, "'J.H.N.'": 2, 'brightened.': 1, "Wasn't": 1, 'glided': 1, 'YOU,"': 1, 'craft': 1, 'ancestors,': 1, 'deductible': 1, 'yes,"': 1, 'confidence.': 6, 'confidence,': 4, 'Milverton': 20, 'place-kick,': 1, 'morose.': 1, 'captive,': 1, 'think,"': 1, '"Once': 2, 'watercourse': 2, 'rope.': 1, 'stopping': 1, 'Follow': 1, 'foot.': 1, 'Internationals.': 1, 'pyramid': 1, 'provocative': 1, 'positive,': 1, 'irresolute,': 1, 'character,': 5, 'character.': 3, 'brutal': 4, 'ramifications': 1, 'peak.': 1, 'Tell': 4, 'containing': 5, 'heart.': 7, '"A': 29, 'heart,': 1, 'alarm,': 2, 'suggest': 9, 'wound': 3, '"I': 348, 'forehead': 2, 'GUTENBERG': 3, 'complex': 6, 'landsman.': 1, 'medium,': 2, 'several': 38, 'breaks': 1, 'screw': 4, 'expert.': 1, 'numerical': 1, 'greeted': 2, 'expense,': 1, 'proves,': 1, 'F3.': 1, 'characters': 2, 'lick!': 1, 'insisted': 1, 'made,': 2, 'case?"': 3, 'made.': 1, 'cycle': 2, 'handle-bar': 1, 'shortly': 6, 'incredulity': 1, "mother's": 3, 'possessed': 2, 'knew."': 1, '"Fool': 1, 'wood-pile': 2, 'Hilton': 23, 'greatest': 6, 'incapable': 1, 'mother': 7, 'hearts': 1, 'possesses': 1, 'shadowed': 2, 'Canal': 1, 'indulgently.': 1, 'afraid,': 1, 'departed': 3, 'burn.': 1, 'associated)': 1, 'enjoy': 3, 'done--had': 1, 'bruise': 1, "republicans--that's": 1, 'backwater': 1, 'perfect.': 1, 'advance.': 1, 'ruined."': 1, 'band,': 1, 'Herder': 1, 'best."': 1, 'bull-dog': 1, 'means."': 1, 'enlighten': 1, 'tolerably': 1, 'bad?"': 1, 'flap.': 1, 'office.': 2, 'office,': 2, 'scruple': 1, 'advanced': 8, 'police-station.': 2, 'cowardly': 1, 'swarthy,': 1, 'breakfasted': 2, 'gave': 47, 'features.': 10, 'features,': 3, 'hook-nosed': 1, 'D': 1, 'thumb.': 2, 'James': 22, 'thumb,': 2, 'den,': 1, 'spanned': 1, 'features?': 1, 'peaty,': 1, 'descending': 1, 'Suez': 1, 'solve,"': 1, 'appearing': 1, 'burns':</text:p>
      <text:p text:style-name="P1"><text:soft-page-break/><text:s/>1, 'speaks,': 1, 'savagely': 1, 'rumor': 2, 'apart': 1, 'slightest.': 1, 'brutality': 1, 'gift': 1, 'hunt': 2, '50': 1, 'Yard."': 2, 'specific': 1, '5,': 1, 'stretched,': 2, '5.': 2, 'officer': 3, 'arbitrary': 1, 'hung': 3, 'act--he': 1, 'collar,': 1, 'opinions,': 1, 'homeward,': 1, 'Again': 9, 'body."': 1, 'Police-constable': 1, 'lamp.': 1, 'refinement': 1, 'KNEW': 1, 'flamed.': 1, 'inaction.': 1, "Hopkins's": 4, 'seems,': 1, 'clubs': 1, 'mingled': 1, 'clawed': 2, 'Histon,': 1, 'roamed': 1, 'escape': 5, 'indirect': 1, 'guess': 4, 'doorstep': 2, 'HE': 1, 'nobleman': 3, 'securities': 9, 'Peeping': 1, 'proceeding': 2, 'effort,': 5, 'effort.': 2, 'armed': 2, 'dressed.': 1, 'sunshine.': 2, 'everything': 14, 'attack.': 1, 'son."': 2, '3:30': 1, 'readily': 2, "son.'": 1, '427': 3, 'He': 408, 'cord': 5, 'To-morrow,': 1, "Cubitt's": 3, 'any)': 1, 'club,': 2, 'club.': 1, 'collar.': 3, 'place."': 1, 'newcomer': 1, 'impound': 1, 'Emperor': 1, 'permitted': 5, 'chapter': 1, 'best,': 1, 'man?"': 4, 'attacks': 1, 'little,"': 1, 'choke': 1, 'dinner': 3, 'companion,': 1, 'Beverley,': 1, 'companion.': 6, 'efforts': 10, 'Still': 2, 'halt,': 1, 'handcuffs,': 1, 'plump,': 1, 'presence': 16, 'puzzle': 2, 'slow-witted': 1, 'credited': 1, 'carafe': 1, 'difference.': 1, 'knuckles.': 1, 'Brackenstall.': 2, 'headquarters': 1, 'chair--Holmes': 1, 'existed': 1, 'rely': 1, 'villain,': 2, 'watch,': 1, 'occurred.': 8, 'murdered.': 1, 'occurred,': 2, 'charges.': 1, 'sunlight': 3, 'class': 3, 'stuck': 1, 'striding': 1, 'generosity."': 1, 'clasp': 1, 'Midlands': 1, 'cylinder.': 1, "Staunton's": 5, 'lad,"': 1, 'head': 43, 'lamp,': 2, 'amateur': 2, 'Norwood': 7, 'Pince-Nez': 1, 'attempted': 4, 'blade.': 1, 'surplice,': 1, 'pricked': 2, 'illuminating': 1, 'hear': 42, '*****': 2, 'objects,': 1, 'sustained': 2, 'removed': 5, 'hands,': 11, 'forborne': 1, 'hands.': 21, 'lodge-keeper.': 1, 'counsel': 2, "o'clock,": 7, "o'clock.": 2, 'lashed': 2, 'Von': 2, 'impossible."': 2, 'bids': 1, 'bargain': 2, 'ruined': 7, '"Plain': 2, 'so?"': 5, 'penal': 1, 'trim': 2, 'me--and': 1, 'effigy.': 1, 'Blackheath,': 3, 'examination."': 2, 'off--ashamed': 1, 'fury': 1, 'wealthy': 4, 'Hudson': 8, 'suspicions': 4, 'barrels': 1, 'impressive,': 1, 'diamond': 1, 'pull.': 1, 'shines': 1, 'securities?"': 1, 'simply.': 1, 'willingly': 2, 'pipe': 9, 'Cyril."': 1, 'outstretched': 3, 'faithful': 1, 'Sergius,': 1, 'no': 358, 'R,': 1, "'Fire!'?": 1, 'when': 239, 'individuals,': 1, 'tin': 5, 'setting': 1, 'stagnant': 1, 'extraordinary,': 2, 'papers': 49, 'moustache,': 4, 'vanished': 2, 'moustache.': 1, 'unbalanced': 1, 'picture': 2, 'affected."': 1, 'effect."': 2, 'football': 3, 'fiercely': 1, 'mentioned?"': 1, 'suspicion.': 3, 'dark,': 11, 'dark.': 1, 'flushed': 7, 'night?"': 2, 'invitation."': 1, 'WESTMINSTER': 1, 'would--I': 1, 'to-day': 1, 'longer': 8, 'bullet': 12, 'contrary,': 2, 'paper,': 11, 'paper.': 9, 'yacht': 3, 'landed': 1, 'income-tax.': 1, 'uncovered': 1, 'seem."': 1, 'longed': 2, 'remarked': 3, 'serious': 14, 'intimacy': 1, 'backward': 3, 'Contributions': 1, 'asperities': 1, 'unfurnished,': 1, 'winnings': 1, 'Earl,"': 1, 'remarkable': 35, 'affair': 18, 'Smith?"': 1, 'rob': 1, 'varying': 1, 'focus': 1, 'leads': 3, 'signed,': 1, 'dressed,': 6, 'printer."': 1, 'Stain': 1, 'displaying': 2, 'discern': 1, 'methods,': 4, 'inverse': 1, 'confidentially?"': 1, 'questions?': 1, 'Mitton': 3, 'contemplating': 1, 'passage': 11, 'abhorrent': 1, 'post.': 1, 'charge': 18, 'post,': 1, 'promoting': 2, 'Affairs,': 1, 'addressed,': 1, 'discovering': 1, 'month,': 1, 'hour,"': 3, 'questions,': 3, 'sheath-knife,': 1, 'FULL': 2, 'inhuman': 1, 'advantage': 3, '"Shall': 1, 'thawed': 1, 'unfamiliar': 1, 'lead,': 1, 'alternative.': 3, 'alternative,': 2, 'congrat----"': 1, 'convict': 1, 'shoes?"': 1, 'bestow."': 1, 'winning.': 1, 'cool': 4, 'furrow.': 1, 'baccy-pouch': 1, 'clouds': 1, 'best.': 1, 'policeman': 5, 'brother': 3, 'couched': 1, 'embroidered': 1, 'Unless': 2, 'quick': 8, 'desperately.': 1, '426': 1, 'opalescent': 1, 'stands.': 1, 'application': 1, 'outdated': 1, 'says': 5, 'device?"': 1, "Harker's.": 1, 'slowed': 5, 'journalistic': 1, 'hair,': 3, 'Italians,': 1, 'hair.': 3, 'cab.': 1, 'beseeching': 1, 'good-humour.': 1, 'Red': 2, 'brougham,': 1, 'stands': 9, 'exam,': 1, 'contracted': 2, 'Public': 1, 'colouring,': 1, 'stuffed': 2, 'goes': 11, 'brawl': 1, 'reply': 3, 'guilt.': 1, 'class?"': 1, 'Norwich,': 2, 'true,': 6, 'afterwards.': 4, 'afterwards,': 3, 'say:': 1, 'intended,': 1, 'water': 5, 'evident': 19, '"Pull': 1, 'hoarse': 3, 'say.': 12, 'say,': 22, 'distractedly,': 1, 'yesterday--that': 1, '"must,': 1, 'viewed,': 1, 'thirty': 2, 'healthy': 3, 'guilty': 7, 'six.': 2, 'blandest': 2, 'descended': 3, 'Foundation"': 1, 'lamps': 3, 'stand,': 2, 'Austerlitz,': 1, 'treasure."': 1, 'myself.': 6, 'humour': 2, 'myself,': 8, 'myself.\'"': 1, "It's": 15, 'Williamson?': 1, 'word--never': 1, 'reverently,': 1, 'Therefore': 1, 'case?': 1, '1st': 2, 'dinner--he': 1, 'lawn,': 2, 'Williamson,': 3, 'crisis': 4, 'Williamson.': 1, 'handled': 2, 'Montpellier,': 1, 'continuous': 2, 'district.': 1, 'fifty-pound': 1, 'Family': 1, 'memory': 1, 'presents."': 1, 'redistribution.': 1, 'smeared': 1, 'roared': 2, 'These': 12, 'Eva': 2, 'dining-room,': 2, 'herself--so': 1, 'limitation': 3, 'shard': 1, 'three.': 1, 'employee': 1, 'three,': 3, 'banked': 1, 'comments.': 1, 'employed': 3, 'it--of': 1, 'Language:': 1, 'cases': 14, 'inhabit': 1, 'MILVERTON,': 1, 'belong': 1, 'and,': 28, 'injustice.': 2, 'trackers': 1, 'German': 11, 'ill?"': 2, 'means,': 1, 'wrong.': 8, 'means.': 1, 'wrong,': 1, 'sport,': <text:soft-page-break/>1, 'explanations,': 2, 'explanations.': 1, 'modifies': 1, 'wrong?': 1, 'plum': 1, 'unconditional': 1, 'attain': 2, 'distress.': 2, 'performer': 1, 'representation.': 1, 'figure': 19, 'twitchings': 1, 'light-gray': 1, 'expectant': 1, 'Thus,': 1, 'stroke': 2, 'dropped': 17, 'one--while': 1, 'brows.': 1, 'bicycle,"': 1, 'news?"': 3, 'papers."': 2, 'forth--which': 1, 'Tarlton.': 1, 'Missing': 1, 'inclosed': 1, 'secured': 6, 'watching': 2, 'innumerable': 1, '1': 1, 'Hall,"': 1, 'pleaded,': 1, 'equal,"': 1, 'fourth': 2, 'H.': 1, 'struck,': 1, "gentleman's": 3, 'demoniacal': 1, 'management': 1, 'clattered': 1, 'game-cock': 1, 'information': 17, 'observations.': 1, 'devil--God': 1, 'millionaire,': 1, 'tipped': 1, 'roads."': 1, '"Holmes,"': 1, 'instruments.': 1, 'gentleman,"': 1, 'beg,': 1, 'speak,': 3, 'drained': 1, 'succeeded': 4, 'bad--quite': 1, 'amuse': 1, 'capricious--that': 1, 'enemies,': 3, 'infringement,': 1, 'reservations,': 1, 'inform': 7, '"Neither': 1, 'gone?"': 1, 'glancing': 1, 'exultantly.': 1, 'Morton': 2, 'easy.': 2, 'lamented': 2, 'enemies?': 1, 'permission,': 1, 'doubt."': 1, 'August,': 1, 'acts': 1, 'circumstances.': 2, 'furnished': 6, 'LESTRADE.': 1, 'midnight': 4, 'burglary': 1, 'conversation.': 3, 'dismissed': 2, 'weather,': 1, 'weather.': 1, 'blocked': 1, 'ungloved': 1, 'Soames:': 1, "he's": 2, 'rumoured': 1, 'comic': 1, 'top-knot.': 1, 'frenzy,': 1, 'Soames.': 3, 'souls,': 1, 'Soames,': 10, 'corner.': 4, 'corner,': 3, 'farmer': 1, "Soames'": 1, 'Italian': 9, 'heels,': 3, 'Soames!': 1, 'heels.': 4, '"What': 61, 'lonely': 10, '"Forgive': 1, 'victory,"': 1, 'conservatory': 1, 'obtaining': 3, 'delighted': 2, 'cowering': 1, 'grows': 2, '"Undoubtedly': 2, 'term': 2, '1.E.1.': 2, 'Hopkins,': 22, 'name': 50, 'Hopkins.': 15, 'rendering': 1, 'opera': 1, 'corners': 1, 'possibilities': 1, 'soon,': 1, 'over--so': 1, 'Hopkins?': 1, 'PUNITIVE': 1, 'telegraphic': 1, 'ape,': 1, "mustn't": 1, 'tap-room': 1, 'Charlington': 13, "tutor's": 1, 'Granting': 1, 'busts': 14, 'ejaculation': 4, 'never.': 1, 'gaps': 1, '"No': 23, 'article."': 1, 'begun': 6, 'tumultuous': 1, 'intended': 3, 'exclamation': 3, 'Chicago,': 1, 'he--or': 1, 'Madrid,': 1, 'thus:': 1, 'profit': 8, 'cut-throats': 1, 'factory': 2, 'away."': 1, "shouldn't": 1, 'rain,': 1, 'INCLUDING': 1, 'edifices': 1, 'whispered,': 2, 'doing."': 1, 'whispered.': 5, 'points,"': 2, 'END': 2, 'theory': 15, 'Verner': 1, 'dispatched': 6, 'barbed-headed': 1, 'bust.': 3, 'bust,': 3, 'services."': 1, 'rooms--the': 1, 'civilly': 1, "Williamson's": 1, 'Ferrers': 1, 'importance.': 1, 'impose': 1, 'deep-set': 4, 'imagines.': 1, 'turn': 23, 'waters,"': 1, 'OTHER': 1, 'place': 21, 'assizes': 1, 'swing': 2, 'factor,': 1, 'turf': 1, 'view': 16, 'indispensable': 1, 'Speak': 1, 'origin': 1, 'Armstrong,': 5, 'be?"': 2, 'satisfactory.': 1, 'anxiety.': 4, 'blacker': 1, 'Hammersmith.': 1, 'temper.': 1, 'array': 2, 'release.': 1, 'millions': 1, 'tingling': 1, 'given': 23, 'necessarily': 4, 'Woodley': 15, 'card.': 2, 'district': 1, '"And': 44, 'driven,': 1, 'Palmer': 2, '(despatches),': 1, 'hieroglyphics:': 1, 'returns': 1, 'SEA': 7, 'witnessed.': 1, 'Such': 7, 'white': 25, 'insane.': 1, 'divined,': 1, 'gives': 4, 'million,': 1, 'exploring': 1, 'treasure.': 1, 'Minister,': 1, 'circulated': 1, 'point?"': 3, 'hut': 5, 'released': 1, 'conversing': 1, 'Holmes!"': 6, 'Send': 1, 'editions': 5, 'ill-advised': 1, 'copy': 19, 'holder': 1, 'intrinsically': 1, 'population': 1, 'wide': 4, '(c)': 1, 'unfortunately': 1, 'hut,': 6, 'require': 1, 'diplomatic': 1, 'return,': 2, 'after-taste': 1, 'brutal,': 1, 'cards': 4, 'Florence,': 1, 'outcome': 2, 'earth.': 1, 'published': 1, 'and': 2810, 'round.': 6, 'indirectly,': 1, 'confessed': 3, 'round,': 6, 'visitor,': 2, 'negotiate."': 1, 'Grange': 6, 'having.': 1, 'fall.': 2, 'medium': 3, 'suspense': 1, 'blunder': 1, 'pry': 1, 'stolid': 1, '"Saddle': 1, 'prosperity': 1, 'confirmation': 1, 'astonishingly': 1, 'silhouette': 1, "'Varsity,": 1, 'transcription': 1, 'joking,': 1, 'ideas': 1, 'useless.': 1, 'were.': 4, 'sir!"': 2, 'late,': 2, 'delay."': 1, 'blood-stains': 2, 'late!': 3, 'act,': 1, 'blunt': 1, 'bravado.': 1, 'pencil,': 5, 'urge': 2, 'sure': 48, 'act.': 1, 'sell.': 1, 'was--it': 1, 'mate,': 1, 'clearer': 1, 'falls': 1, 'visitors': 3, 'donation': 1, ':--"and': 1, 'hesitated.':</text:p>
      <text:p text:style-name="P1"><text:s/>2, 'clatter': 3, 'envelopes,': 1, 'searcher.': 1, 'dried-up': 1, 'strength,': 2, 'strength.': 2, 'Whoever': 1, 'considered': 3, 'blood-stain.': 1, 'proud': 8, 'science.': 1, 'hungry': 1, 'need,': 1, 'idea.': 2, '"Bannister': 1, 'idea,': 1, 'uncle': 3, 'senior': 1, 'confederacy,': 2, 'cuddled': 1, 'London,': 27, 'leads,': 1, 'detective': 9, 'monstrous': 3, 'clerk.': 1, 'maddening,': 1, 'prisoner.': 3, 'cheap': 1, 'trod': 1, 'villainy,"': 1, 'Campden': 1, 'check."': 1, 'uncle,': 2, 'narrow,': 1, 'blue-eyed': 1, 'untidiness,': 1, 'plentifully': 1, 'countryside,': 1, 'written': 13, 'joke,': 5, 'crime': 29, 'wood': 9, 'orphan,': 1, 'humans.': 1, 'ears."': 1, 'Turning': 2, 'lighted': 2, 'station-master': 1, 'H': 1, 'indistinct': 1, 'admiration': 4, 'stared.': 1, 'late!"': 2, 'make.': 1, 'Cornwall,': 1, 'courtly,': 1, 'hedge': 4, 'AUGUSTUS': 2, 'portiere': 1, 'neither': 11, 'reveal': 1, 'regarding': 1, 'incident--a': 1, 'cross-purposes,"': 1, 'workman': 2, 'AFTER': 1, 'fainted': 4, 'hit,': 1, 'naked': 1, 'expecting.': 1, 'hoped,': 1, 'hoped.': 1, 'dough': 1, 'marrow,': 1, 'Concealment': 1, 'melancholy.': 2, '"Gone': 1, 'busts!': 1, 'newspapers.': 1, 'related?"': 1, 'imposing': 1, 'Colonel': 11, 'somebody': 1, 'world,"': 1, 'strained."': 1, <text:soft-page-break/>'vigorous.': 1, 'college': 3, 'wineglasses?"': 1, 'knocked,': 3, 'obtained,': 2, 'mud-stained': 1, 'corridor,': 6, 'all."': 8, 'Halloa!': 5, 'detect': 1, 'voluntary': 1, 'farmers': 2, 'ways': 5, 'subsequent': 3, 'definite': 5, '84116,': 1, 'weapons': 1, 'outside': 25, 'lion--witness': 1, 'whatever.': 2, 'recorded,': 1, 'Bangalore': 1, 'hurrying': 4, 'arrival': 2, 'patches,': 1, 'cross-examine': 1, 'rumours': 1, 'void': 1, 'shapes.': 1, 'Puritan--a': 1, 'connection.': 1, 'sacked': 1, 'hempen': 1, 'acres.': 1, 'emotional': 1, 'harshly': 1, 'busts.': 2, 'come': 130, 'way:': 2, 'acquiring': 1, 'impunity."': 1, 'vices.': 1, 'his,': 5, 'his.': 1, 'quiet': 11, 'weapon,': 2, 'much--only': 1, 'lazily,': 1, 'way.': 14, 'way,': 27, 'right--just': 1, 'way!': 3, 'surface.': 4, 'saw."': 1, 'duty': 10, 'squirrel,': 1, 'details."': 1, 'Dovercourt.': 1, 'afterwards': 7, 'brightly': 1, 'twice-told': 1, 'armchair': 4, 'period': 2, 'insist': 3, 'satisfaction': 2, '"There,': 2, 'Hilda.': 5, "guide's": 1, 'Hilda!': 1, 'bizarre': 1, 'Bad,': 1, 'Daulat': 2, 'shop,': 3, 'shop.': 2, 'wax-coloured': 1, 'But': 126, 'Oldacre': 14, 'fierce,': 1, 'declining': 1, 'peaceful': 2, 'cords': 1, 'hardly': 40, 'letter,"': 1, 'discover,"': 1, 'direction': 16, '"Morally,': 1, 'performing,': 3, '"Ah!"': 2, 'Not?': 1, 'blessing': 1, 'implored': 4, 'TWO': 1, 'tiger': 4, 'minister': 1, 'brick,': 1, 'stake!"': 1, 'heather-tufted': 1, 'careful': 5, 'WAS': 2, 'spirit': 3, 'sniff': 1, 'case': 73, 'myself': 39, 'cord,': 2, 'Wilder----"': 1, 'Hector': 4, 'life?': 1, 'clearly,': 2, 'disappeared,': 3, 'premature': 1, 'fiercer': 1, 'cast': 7, 'life.': 17, 'life,': 10, 'Open': 1, 'disappeared?': 1, 'Additional': 1, 'Bank,': 1, 'person.': 11, 'person,': 16, 'Palmer-tired,': 1, 'drive.': 3, 'mind?"': 3, 'recounted': 1, 'someone': 18, 'examiners.': 1, 'HOLMES:': 1, 'hieroglyphic:': 1, 'impossibility,': 1, "'lever,'": 1, 'I?': 3, 'author': 1, 'glade.': 1, 'granted': 1, 'XXX': 1, 'locking': 1, 'Cairns': 2, 'check': 9, 'dining-room': 5, 'I,': 16, 'I.': 15, 'I!': 1, 'grain': 1, 'constructed': 1, 'events': 10, 'week': 8, 'ship?"': 1, 'IS': 4, 'refusal': 2, 'driver': 2, 'couple.': 2, 'muffled': 1, 'couple,': 1, 'driven': 6, 'persons': 3, 'delicate': 7, 'IN': 3, 'events.': 1, 'events,': 3, 'IF': 1, 'event.': 1, 'o\'clock."': 1, 'gibes': 1, 'parlour,': 1, 'minimize': 1, 'purposeful': 1, 'Is': 12, 'maltreated': 1, 'bow,': 1, 'It': 312, 'she?"': 1, "Pickwick's": 1, 'without': 68, 'thefts,': 1, 'In': 74, 'termination': 1, 'model': 1, 'reward': 4, 'whereas': 1, 'If': 89, '"Never."': 1, 'desolate': 1, 'tip': 2, 'actions': 1, 'violent': 5, 'grizzly-haired': 1, 'kill': 1, 'Chiltern': 2, 'fineness': 1, 'ask."': 1, 'before--about': 1, 'kneeling': 3, 'captured': 2, 'charmed': 1, 'blow': 17, 'unceremonious': 1, 'happiness,': 2, 'widest': 2, 'hint': 6, 'possible.': 5, 'rose': 22, 'possible,': 1, 'seems': 25, 'except': 6, 'clay,': 1, 'to-day."': 2, 'hind': 3, 'catastrophe?': 1, 'flashing': 2, 'cork.': 1, 'bones.': 1, 'guide.': 1, 'guide,': 2, 'kills': 2, 'Adair': 9, 'Many': 4, 'far."': 1, 'Terrible': 1, 'action,': 3, 'action.': 3, 'address,': 2, 'footmarks."': 1, 'capture,': 1, 'ES.': 1, 'confined': 1, 'accepted': 2, 'faulty.': 1, 'furniture': 3, '"Was': 9, 'prey.': 1, 'premises.': 1, 'builder,"': 1, 'death-wound.': 1, 'distinguished.': 1, 'donations': 11, 'Something': 4, 'always': 45, 'woman,': 23, 'woman.': 5, 'dinner."': 1, 'reduced': 2, 'scored': 2, '"Possibly."': 1, 'CATULLUS,': 1, 'shillings': 2, 'West': 2, 'Since': 3, 'Reuben': 6, 'calling': 1, 'ghastly.': 1, 'snatched': 8, 'respect': 5, 'International': 1, 'narrowed': 1, 'Listen': 1, 'Knowing': 2, 'provided': 4, 'Cairns."': 1, 'mood': 1, 'concentration,': 1, 'freer': 1, 'token': 1, 'legal': 6, 'moon': 1, 'moor': 5, 'sense.': 1, '"Now,"': 1, 'porter': 9, 'others--the': 1, "miles'": 1, 'also,': 6, 'miles,': 5, 'moor,': 5, 'nails': 1, 'inspect': 1, 'communicate': 4, 'money--who': 1, 'intrusted': 1, "'Why,": 1, 'withheld?': 1, 'mister,': 1, 'shilling.': 1, 'possession,': 1, 'NAPOLEONS': 1, 'unseen.': 1, 'unseen,': 2, 'shocking': 2, 'certain.': 2, 'on': 474, 'pen,': 2, 'zealous': 1, 'of': 2852, 'bent,': 1, 'discussed': 1, 'own,': 5, 'whence': 3, 'stop.': 2, 'stand': 10, 'free,': 1, '1.E.3.': 1, 'lantern': 2, 'or': 273, 'amber': 1, 'vicar': 1, 'Yes,': 19, 'doing,"': 1, 'before."': 1, 'occasions,': 1, 'add?"': 2, 'instruments': 1, 'cursed': 2, 'bull?': 1, 'rising': 7, 'Saxon': 1, 'names.': 1, 'rise,': 1, 'certain,': 1, 'Opposite': 2, 'satisfied.': 1, 'halted,': 2, 'strictly': 2, 'there': 288, 'disposed': 1, 'pocket."': 3, 'strict': 3, 'temperament.': 1, 'living?"': 1, 'ORIGIN': 1, 'lady?"': 1, 'potentate--was': 1, 'mischief': 1, 'illuminated': 1, 'sofa': 2, 'account.': 1, 'account,': 3, 'clasp-knife': 1, 'younger': 5, 'amongst': 1, 'cabinet': 1, 'it?"': 25, 'monomania,"': 1, 'tracks.': 3, 'instrument,': 1, 'curse,': 1, 'rouse': 3, 'annoyance.': 1, 'baldness,': 1, 'wholesale': 2, 'eBook': 5, 'tiptoe': 1, 'connoisseur,"': 1, '9:13.': 1, 'dressing-gown': 5, 'grass': 11, 'disadvantages,': 1, 'creeping': 1, 'Special': 1, 'recognizing': 1, 'strongly': 5, 'enfeebled': 1, 'ruffian': 4, "Holmes's": 49, 'words:': 1, 'stock.': 1, 'taste': 3, 'frighten': 1, 'bullet,': 5, 'concoction.': 1, 'owner,': 1, 'track?"': 1, 'high-spirited': 2, 'words.': 7, 'research.': 2, 'words,': 6, 'final;': 1, 'occupied,': 1, 'plans."': 1, 'cantering,': 1, 'protruded': 1, 'love-gages': 1, 'heather': 1, 'downstairs,': 2, 'rubbed': 6, 'downstairs.': 5, 'condition."': 1, 'gaunt,': 2, 'compel': 1, 'Fall.': 2, 'rubber': 1, 'Doctor,': 3, 'listened,': 1, 'odd.': 1, <text:soft-page-break/>'residence': 4, 'stalwart': 1, 'loose--but': 1, 'requested': 1, 'North."': 1, 'separate': 4, 'symbol': 2, 'includes': 3, 'START': 1, 'bounded': 3, 'fasten': 1, 'included': 2, 'brass': 2, 'scrutiny': 1, 'face--a': 2, '3:15,': 1, 'unresponsive': 1, 'undoubted': 1, 'calls': 1, 'wife': 23, 'invest': 3, 'odds': 1, 'dog': 7, 'curve': 5, 'stacks': 1, 'action--the': 1, 'inscrutable.': 1, 'paper;': 1, 'Brackenstall,': 2, 'Pompey,"': 1, 'all': 308, 'does."': 1, 'powder-marking': 1, 'lack': 2, 'son,': 1, 'son.': 2, 'seals': 2, 'brow,': 2, "'Remember,": 1, 'sundial.': 2, 'dish': 2, 'follow': 21, 'Milverton--a': 1, 'wakened': 1, 'glimpse': 9, 'wanton': 1, 'catastrophe': 1, 'homage': 1, 'few,': 1, '"Madness,': 1, 'opportunities': 1, 'revengeful': 1, 'grab': 1, 'Lancaster."': 1, "Carey's": 2, 'tethered': 1, 'belonging': 1, 'woman': 42, 'everyone,': 2, 'worse': 6, 'far': 57, 'there."': 7, 'ticked': 1, 'thin-lipped': 1, 'avoid."': 1, 'induce': 3, 'seal,': 1, 'sons': 1, 'worst': 10, '***': 6, 'awful': 3, 'dapper': 3, 'importance,': 1, 'dictation,': 1, 'pursuing.': 1, 'list': 2, 'occurs': 1, 'singularly': 4, 'weak,': 1, 'undone': 1, 'UNICORN': 1, 'owner.': 1, 'watch-chain': 1, '"\'Neither': 1, 'delicate----"': 1, 'direction.': 8, 'ten': 25, 'direction,': 4, 'packet."': 1, 'tea': 3, 'ran]:': 1, 'reins': 2, 'should,': 2, 'should.': 1, 'design': 1, "Gilchrist's": 2, 'East': 5, 'remarkably': 3, 'bully': 3, 'will': 333, 'what': 205, 'necessary.': 1, 'hesitation': 1, 'calmly.': 1, 'freely,': 1, 'sun': 4, 'sum': 8, 'rascal': 3, 'eminent': 1, 'was."': 1, 'crush': 1, '"Criminals?"': 1, 'row': 1, 'guns': 1, 'Pull': 2, 'Susan': 4, 'owns': 2, 'varnish': 2, 'FITNESS': 1, 'when,': 7, 'compressed': 1, 'landed,': 1, 'directions': 1, 'outstretched,': 2, 'epitome': 1, 'outstretched.': 1, 'tragedy': 8, 'gun,': 2, "nobody's": 1, 'extraordinary': 14, 'boded': 1, 'attitude,': 1, 'allows': 1, 'perceive.': 1, 'rope."': 1, 'abnormally': 1, 'print,"': 1, 'horrified': 4, 'must,': 5, 'chain': 5, 'eagle-eyed,': 1, 'references,': 1, 'judging."': 1, "'Varsity": 2, 'disposition': 1, 'photographs,': 1, 'suddenly': 21, 'Serve': 1, 'solitude': 1, 'dwelling-rooms,': 1, 'horse!': 1, 'Too': 1, 'presume,': 4, 'know.': 8, 'know,': 16, 'witness,': 1, 'herring': 1, 'grim,': 1, 'horse,': 4, 'rises': 2, 'proceed': 3, 'peep.': 1, 'educations,': 1, 'all,"': 1, 'faint': 2, 'rose.': 1, 'gestures.': 1, 'rustic': 2, 'resources,"': 1, 'one?"': 2, 'turn.': 1, 'unthinkable': 1, 'minor': 1, 'waxen': 1, 'flat': 4, 'flaw': 4, 'knows': 13, 'Tobacco': 1, 'a-lying': 1, 'waxed': 1, '"Technically,': 1, 'sender,': 1, 'occur,': 1, 'languidly': 2, 'stick': 11, 'questions.': 3, 'known': 49, 'injuries,': 1, 'glad': 26, 'presumed': 1, 'trifling,': 1, 'market.': 1, 'berth': 1, 'market,': 1, 'shielded': 1, 'policemen': 5, "'The": 4, 'Inn': 2, 'palimpsest.': 2, 'wine-glasses,': 1, 'nervousness,': 1, 'inquire.': 1, 'brown': 2, "E's": 2, 'conspire': 1, 'whatever,"': 1, 'enacted.': 2, 'arise': 3, 'treasured': 1, 'pond': 2, 'swung': 5, 'nodded.': 1, 'suggestive.': 1, 'concept': 2,</text:p>
      <text:p text:style-name="P1"><text:s/>'influenced': 1, 'thud': 1, 'court': 2, 'Anything': 1, 'rather': 32, 'breaking': 4, 'audacity': 1, 'letter."': 3, 'parted.': 1, 'missing--especially': 1, 'occasionally': 5, "wrong--it's": 1, '"Last': 1, 'estates,': 1, 'hers.': 3, 'simplicity': 1, "We've": 1, 'rogues': 2, 'precipitous.': 1, 'Foreign': 1, 'reflect': 1, 'not?': 5, 'concocted."': 1, 'lighting': 4, 'adventure': 6, 'carotid': 1, 'concentrating': 1, 'conclusive."': 1, 'proclaimed': 1, 'position."': 1, 'handsome,': 5, 'explain.': 1, 'handsome.': 2, 'short': 23, 'dot': 1, 'prefers': 1, 'side."': 3, 'departure': 2, 'supervision': 1, 'exhibited': 1, 'quarters,': 1, 'quarters.': 2, 'unecclesiastical.': 1, 'shade': 2, 'music.': 1, 'twenty-mile': 1, 'hand?"': 1, 'would.': 3, '"\'What,': 1, 'would,': 5, "don't": 64, '"if': 1, 'developed': 2, 'pack.\'"': 1, 'mission': 4, 'cross': 4, 'Chesterton,': 1, 'scientist': 1, 'pretext': 1, '"it': 5, 'avenue': 2, 'inquiries': 10, 'thirtieth': 1, 'Full': 1, 'March': 3, 'Disappearance': 2, 'already,': 1, 'inward': 3, 'border': 2, 'quoted,': 1, 'harmless': 2, 'parts': 3, 'nephew.': 1, 'justified,"': 2, 'scuffle,': 1, 'might': 88, 'truth."': 4, 'easy-going': 1, 'return': 26, 'reappearance': 1, 'entirely,"': 1, 'little,': 10, 'unclasping': 1, "'SS.": 1, 'HAVE': 2, 'http://www.gutenberg.org': 1, 'hunter': 1, 'L': 1, 'speechless': 1, 'box--his': 1, 'left?"': 1, 'cannot."': 1, 'hunted': 3, 'shifty,': 1, 'adventurous': 1, 'bigger': 1, 'instructions': 1, 'remarkable?': 1, 'inaction,': 1, 'level': 3, 'thing."': 1, 'mastered': 3, 'cross-questioned,': 1, 'residing': 1, '"Personally': 1, 'weight': 6, 'flames.': 1, 'interviews': 1, 'recapitulate': 1, 'expect': 21, 'undertake': 3, 'Mycroft.': 1, 'stimulus,': 1, 'Mycroft,': 1, 'clue!"': 1, 'shrubbery.': 1, 'shrubbery,': 3, 'More': 3, 'cigarette-ends': 1, 'chaffed': 1, 'imploring': 3, 'cottages,': 1, 'cleared,': 4, 'half-humorous': 1, 'health': 1, 'end."': 3, 'Hargreave,': 1, 'congenial': 3, 'induced': 1, 'Dook': 1, 'Coram': 2, 'madman?': 1, 'Seldom': 2, 'unexplained': 1, 'essential.': 2, 'trail."': 1, 'outcast': 1, 'draghound': 1, 'heads': 3, 'teach': 3, 'accuracy--I': 1, 'Block': 1, 'thrown': 11, 'thread': 1, 'question,"': 1, 'alluded': 1, 'landsmen': 1, "year's": 1, 'lodge-keeper,': 1, 'remedies,"': 1, 'committed."': 2, 'drama."': 1, 'mark."': 1, 'consequence': 1, 'fallen': 7, 'throws': 1, 'colouring': 1, '"My,': 1, 'dine': 1, 'limestone': 1, 'mine,"': 1, 'feel': 19, 'later."': 1, 'Hugh': 1, 'none--not': 1, 'fancy': 12, 'feet': 27, 'sympathy': <text:soft-page-break/>5, 'sailor': 5, 'Indian': 7, 'least': 22, 'blank': 4, 'bed."': 2, '(1884).': 1, 'molests': 1, 'passes': 3, 'story': 29, 'breathless': 1, 'gates.': 1, 'responsible.': 1, 'gates,': 1, 'unemotional.': 1, 'risk.': 2, 'leading': 6, 'kin,': 1, 'grime': 1, 'speech,': 1, 'exhortation': 1, 'points,': 2, 'points.': 2, 'grimy': 1, 'numerous,': 1, 'moat': 1, 'property,': 1, 'store': 2, 'cleaners.': 1, 'option': 1, 'relieved': 2, 'hotel': 3, 'imprinted': 1, 'India,': 1, 'disturbance': 1, '"When': 17, 'defiantly': 1, 'from?': 1, 'convinced': 20, 'Britain': 2, 'information,': 3, 'NOVO': 1, 'gurgle.': 1, 'kind': 10, 'plainly,': 1, 'double': 6, 'suppose,': 5, 'hang,': 1, 'states': 4, 'beneath,': 1, 'coast,': 1, 'magnificent.': 1, 'stale': 2, 'lease': 1, 'possession."': 2, 'scrip,': 1, 'season.': 1, 'justly': 1, 'strengthen': 2, 'part,': 1, 'suspicious': 3, 'Hampstead.': 2, 'bookworm': 1, 'Hampstead,': 1, 'gale': 1, 'oaken': 5, 'cleaned': 1, 'fall."': 1, 'Ivy': 1, 'institution,': 1, 'nights': 3, "landlord's": 1, 'oak': 3, 'face--crafty,': 1, 'window.': 24, 'window,': 30, 'finding': 8, "me.'": 1, 'puffing': 2, 'me."': 15, 'added': 2, 'electric': 7, 'bands': 1, '"Argentine,"': 1, 'any': 193, 'Blackheath."': 2, 'Hudson,': 5, 'Hudson.': 2, 'Heath': 1, 'react': 1, 'cigarette': 8, 'Ruston.': 1, 'nothing': 111, 'cattle.': 1, 'uniform,': 1, 'tongue.': 1, 'uniform.': 1, 'stately': 6, 'German,': 1, 'German.': 1, 'windows': 7, '"you\'re': 1, 'Elriges': 1, 'natural,': 2, 'night?': 2, 'dissolved': 1, 'scantily': 1, 'sculptor,': 1, 'match."': 1, 'Street."': 2, 'pegs.': 1, 'night,': 28, 'night.': 23, 'hurried,': 2, 'rakish': 1, 'beard,': 5, 'beard.': 4, '"Dundee,': 1, 'staying."': 1, 'fond': 3, 'gravely.': 1, 'to-day,': 3, 'to-day.': 5, 'breech,': 1, 'ill-timed.': 1, 'inquired.': 1, 'Amateur': 1, 'cried': 33, 'securing': 1, 'grotesque': 5, 'unpardonable': 1, 'penalty': 1, 'likely?"': 1, 'betray': 2, 'hot-headed': 1, 'only.': 1, 'signifies."': 1, 'windings': 1, 'production,"': 1, 'his': 1266, 'hit': 5, 'pearl,': 4, 'invoke': 1, 'shingle-roofed,': 1, 'penny!': 1, 'whistle': 1, 'hid': 4, 'Both': 4, 'shared': 5, 'journey,': 4, 'journey.': 4, 'stone.': 1, 'stone,': 1, 'chimed,': 1, 'keenest': 1, 'THIS': 6, 'sprightly--very': 1, 'long-suffering,': 1, 'fallacy?"': 1, 'long-suffering.': 1, "will,'": 1, 'investigate': 3, 'will,"': 1, 'earnestness,': 2, 'you!"': 6, 'precaution': 4, 'wrote': 24, 'drink,': 1, 'Watson--abduction!': 1, 'earnestness.': 1, 'city.': 2, 'city,': 1, 'intelligence': 2, 'himself,"': 2, 'date,': 1, 'smithy."': 1, 'bare': 2, 'are': 351, 'Africa.': 2, 'cleverly': 1, 'chambers': 1, 'despatch-box,': 1, 'leaving,': 1, 'arm': 8, 'find.': 2, 'spirited': 1, 'find,': 2, 'learns': 1, 'advanced,': 1, 'vain."': 1, 'user': 2, 'Hopkins': 25, 'surmounted': 1, 'Farm,': 1, 'slapped': 1, 'drooping': 1, 'find?': 1, 'various': 6, "other's": 1, 'numerous': 2, 'plethoric': 1, '"that': 13, 'after.': 2, 'recently': 1, 'creating': 3, 'chamber,': 3, 'Be': 1, 'sold': 6, 'attention': 29, 'days.': 4, 'blackthorn': 2, 'days,': 4, 'succeed': 4, 'DONATIONS': 1, 'African': 3, 'betrayed': 2, 'downfall--not,': 1, 'prelude': 2, 'bar,': 1, 'AND': 1, 'head,': 15, 'prescription': 1, 'jackal,': 1, 'license': 2, 'isn\'t."': 1, 'door--surprise': 1, 'Hilda': 5, 'Far': 5, 'blazed': 1, 'became': 12, 'ungenerous': 1, 'however,': 43, 'Chiswick': 2, 'Borgias."': 1, 'finds': 2, 'flies': 1, 'host,': 1, 'knew,': 6, 'eighty--cram': 1, 'knew.': 1, 'diagrams,': 1, 'reasons': 3, 'broker,': 2, 'sweep': 2, 'village': 7, 'inferences,': 1, 'simpler': 2, 'there,': 29, 'startling': 3, 'there.': 17, 'dun': 1, "'US,'": 1, 'bachelor,': 2, 'political': 3, 'due': 9, 'surely,': 1, 'whom': 41, 'there?': 3, 'them,"': 1, 'brick': 1, 'woke': 1, 'affectionate': 1, 'flight': 5, 'Barnicot': 4, 'police?"': 1, 'precision': 1, 'well-made': 1, 'vaguely': 1, 'reason.': 4, 'reason,': 5, 'purse."': 1, 'plants': 1, 'confess.': 1, 'stolen': 2, 'noticeable': 1, 'happens,': 1, 'frozen': 3, 'lips.': 7, 'lips,': 3, 'batch': 1, 'conscious.': 1, 'Inspector.': 1, 'who,': 2, 'untenanted': 1, 'self-contained,': 1, 'moustache': 3, 'parents,': 2, 'succeeded."': 1, 'City': 1, 'Manor,': 1, 'blurted': 1, "Godfrey's": 1, 'settles': 2, 'ecstasy': 2, 'frieze': 1, 'frantic': 3, 'rival,': 1, 'remarked,': 3, 'remarked.': 2, 'anguish': 1, 'currents': 1, 'Co.': 1, 'away.': 10, 'lengthy': 2, 'away,': 9, 'fate': 10, 'windows,': 3, 'windows.': 5, 'solid,': 1, 'away?': 1, 'share.': 1, 'Adventure': 15, 'strangers': 4, 'top."': 1, 'annoyed,': 1, 'cutlets': 1, 'higher': 1, 'About': 4, 'pouches': 1, 'wayward,': 1, 'cartridge': 1, 'amusement.': 1, 'table."': 3, 'crushed': 1, 'convinced,"': 1, 'Dear': 5, 'brooding': 3, 'moving': 7, 'YOU': 9, 'six-fifteen': 1, 'weird': 2, 'coachman----"': 1, 'daughter,': 5, 'lower': 4, 'daughter.': 1, 'people,': 3, 'people.': 1, 'cheek': 2, 'Seizing': 1, 'analysis': 2, 'dared': 6, 'two-edged': 1, '{sic}': 2, 'edge': 9, 'machinery': 1, '"These': 5, 'T': 1, 'endeavour': 1, '"Under': 2, 'straight.': 1, 'places.': 1, 'mood,': 1, 'inclusive,': 1, 'excited,"': 1, 'disappearance?': 1, 'Suspicion': 2, "We're": 1, 'questions': 6, 'complain.': 1, 'felt,': 1, 'Eustace': 9, 'silvery': 1, 'case,': 26, 'profitable': 3, 'colder': 1, 'observant': 2, 'workers': 1, 'case.': 15, 'drooped': 1, 'shape.': 1, "butcher's": 1, 'speedily': 1, 'corroborates': 1, 'profitably': 1, 'offices,': 1, 'associations': 1, 'complaint': 2, 'Last': 2, 'question,': 5, 'question.': 6, 'interval,': 1, 'LIABILITY,': 1, 'alternatives?"': 1, 'French,': 1, 'position,"': 1, 'necessary': 9, 'stand."': 1, 'swelling,': 1, 'shaped': 1, 'Mitton,': 3, 'pane,"': 1, <text:soft-page-break/>'facts,': 1, 'collect': 2, 'pity!': 1, 'DOES': 1, 'business@pglaf.org.': 1, 'since?"': 1, 'table.': 32, 'essential': 5, 'table,': 15, 'courting.': 1, 'perpetual': 1, 'France?"': 1, 'refuse,': 1, 'pedalled': 1, 'start?"': 1, 'e-mail)': 1, 'incriminate': 1, 'understood': 13, 'litter': 1, '"we': 3, 'lawn.': 2, "dead--there's": 1, 'pumpkin.': 1, 'Email': 1, 'EMPTY': 1, 'gradually': 4, 'glove,': 1, 'women,': 2, 'women.': 1, 'nickel-plated': 1, 'it--if': 1, 'generations': 1, 'seller': 1, '"His': 6, 'violin,': 2, 'fragments': 2, 'payments': 3, 'loud,': 2, 'secretary,': 6, 'secretary.': 4, 'amounted,': 1, 'refused': 5, 'consolation': 2, 'upraised': 2, 'agitated,': 3, 'requirements,': 1, 'agitated.': 1, 'requirements.': 1, 'intense': 7, 'vivid': 2, 'screams.': 1, 'temple': 1, 'cautious': 2, 'bristling': 4, 'age.': 3, 'eyelashes,': 1, 'boxes,': 1, 'frightful': 2, 'stricken': 1, 'EIN': 1, 'NN': 2, 'here."': 8, 'paroxysm': 2, 'hatred': 7, "'Come": 1, 'plan': 3, 'incident,': 2, 'Chatham': 4, 'Midland': 1, 'to-night,': 4, 'note?"': 1, 'trusted.': 1, 'Everything': 2, 'piteous': 1, 'rapid': 3, 'Cambridge,': 3, 'drifted': 1, 'Cambridge.': 3, '"Our': 5, 'impressed': 5, 'landscape,': 1, 'conceivably': 3, 'harpoons.': 1, 'drugget': 4, 'question': 13, 'column': 1, 'fast': 4, 'creaked': 1, 'nothing."': 3, 'Every': 6, '"Feeling': 1, 'second-floor': 1, 'conceivable': 2, 'analyze': 1, 'sections': 2, 'disappearance--and': 1, 'intently,': 2, 'mountains': 1, 'intently.': 3, 'understands': 1, 'scuffle': 2, 'cloth': 3, 'gave!': 1, 'clergyman."': 1, 'forbidding': 1, 'encourages': 1, 'hammer.': 1, 'junior': 1, 'shutters': 1, 'fled.': 2, 'hush': 2, 'gallantry': 1, 'consist': 1, 'characteristic': 1, "hasn't": 2, 'unlock': 1, 'etc.': 1, 'called': 24, 'specimens--Great': 1, 'promises----"':</text:p>
      <text:p text:style-name="P1"><text:s/>1, 'bell': 3, 'housekeeper.': 3, 'housekeeper,': 6, 'dismay': 3, 'gales.': 1, 'tap,': 1, 'breast.': 1, 'problem.': 2, 'breast,': 3, 'warning': 3, 'skippered': 1, 'later,"': 1, 'generate.': 1, 'user,': 1, 'knowledge.': 1, 'danger,': 2, 'knowledge,': 1, 'scrutinized': 1, 'provide,': 1, 'image': 2, 'peace': 3, 'towers': 2, 'faculties,': 1, 'dining-room.': 2, 'billiard-cue': 1, 'unjustifiable': 1, 'mock': 1, '"Not': 17, 'stake,': 1, 'Monday,': 2, 'envelope': 4, 'tied,': 1, 'problems': 2, 'stake.': 1, 'Pitt': 4, 'meaning': 4, 'aviary,': 1, 'allowing': 1, 'vigil': 2, 'silver,': 3, 'back?': 1, "bed,'": 1, 'marriage."': 1, 'purposes.': 1, 'path.': 11, 'wildness': 1, 'back.': 13, 'departs': 2, 'evil.': 1, 'narrative': 2, 'once': 95, 'filled.': 1, 'obscurities': 1, 'tut,': 1, 'plaster.': 1, 'issued': 1, '"Plural?"': 1, 'http://pglaf.org/donate': 1, 'resistance': 2, 'Lee.': 1, 'laughed.': 2, 'bedroom,': 6, 'gang': 8, 'bedroom.': 8, 'winds': 1, 'sake.': 1, 'contributions': 1, 'magnifying': 3, 'officials': 2, 'rigidity': 2, 'break?': 1, 'peering': 4, 'deal,': 4, 'Joint': 1, 'Impossible!': 1, 'obstinate': 1, 'note,': 2, 'note.': 1, 'me,"': 11, 'breach': 3, 'include': 2, 'abode': 1, 'cupboard,': 3, 'breathing': 2, 'wished': 11, 'wind.': 1, "stationer's.": 1, 'failed.': 1, 'failed,': 1, 'P': 1, 'seizes': 2, 'drinking': 1, 'Thorneycroft': 2, 'redistribute': 1, '1.F.3.': 1, 'paternity': 1, '1.F.3,': 3, 'aid."': 1, 'quietly.': 1, 'notes': 7, 'quietly,': 2, 'agency,': 1, 'language.': 1, 'language,': 1, 'deals': 2, 'tenderness': 1, 'Street,"': 1, "week's": 1, 'warranties': 1, 'dealt': 1, 'away?"': 1, 'noted': 1, 'Odd,': 1, 'concluded': 3, '"Naturally,': 1, 'theory,"': 1, 'PLEASE': 1, "work's": 1, 'procession': 1, 'answer."': 4, 'back--you!': 1, 'Arrest': 1, 'State': 2, 'askance,': 1, 'wanting."': 1, '"Half-past': 1, 'abominable': 1, 'handle.': 1, 'Sections': 1, 'folk': 5, 'tragedy.': 6, 'universities': 1, 'hourly': 1, 'Bannister': 7, 'secrets.': 1, 'suggest.': 1, "man's": 34, 'slur': 1, 'waiting': 7, "Agatha--that's": 1, 'telegrams.': 1, 'large,': 6, 'heartily.': 1, 'AGREEMENT': 1, 'indescribably': 1, 'Watson,"': 24, 'journal': 1, 'decanters': 1, 'kindly,': 1, 'chose': 2, 'degree': 1, 'Light': 1, "mistress's": 1, 'pushing': 2, 'abhorrent,': 1, 'youngest': 2, 'desired': 5, 'bed;': 1, 'bench,': 1, 'swirled': 2, 'separation': 1, 'entry.': 1, 'miser': 1, 'cyclist': 11, 'Heavens,': 1, 'larger': 2, '"He': 28, 'smithy,': 1, 'leaving': 18, 'passages': 2, 'suggests': 1, 'will."': 2, 'neckcloth.': 1, 'Pall': 2, 'submerged': 1, 'bibliophile,': 1, 'gainer,': 1, 'initials': 8, 'morning--well,': 1, "undertaker's": 1, 'up-to-date': 1, 'stockholders': 1, 'slinging': 1, 'spy': 1, 'forbid': 1, 'confession': 5, 'mister,"': 1, 'himself."': 2, 'Hammersmith': 2, 'guilty--if': 1, 'Exit': 1, 'apply': 1, 'journalist,': 1, 'Harker,': 2, 'Margate': 1, 'Harker.': 2, 'ape': 1, 'use': 30, 'fee': 8, 'from': 492, 'stream': 2, 'consumption': 2, '&amp;': 7, 'splinter,': 1, 'she;': 1, 'matted': 1, 'few': 83, 'examination': 17, 'six-foot': 1, 'attribute': 1, 'gentry,': 1, '"\'Holdernesse,': 1, 'possession': 7, 'Lane': 4, 'clever': 3, 'hard,': 5, 'outhouse,': 1, 'hard.': 1, 'binding.': 1, 'inclined': 5, 'hall."': 1, 'impress': 2, 'messenger,': 2, 'oblige': 1, 'depth': 1, 'certain?"': 1, 'rabbit': 1, 'body?': 1, 'startling,': 1, 'women': 6, 'Affair': 1, 'impulse,': 2, 'fro,': 1, 'duster': 1, 'us.': 38, 'us,': 33, 'drawing,"': 1, 'ice,': 2, 'mister!': 1, 'anywhere': 2, 'stables?"': 1, 'Staunton?"': 2, 'us?': 1, 'us;': 1, 'enhanced.': 1, 'proof': 3, 'return."': 1, 'tap': 2, 'thirsty': 1, 'spying': 1, 'inaccessible': 1, 'tax': 7, 'Holmes--you': 1, 'going,"': 1, 'deal-topped': 1, 'villain': 3, 'mask.': 1, 'something': 52, 'silver."': 1, 'Australian': 2, '"Seven': 1, 'sir': 1, 'united': 2, 'King,': <text:soft-page-break/>3, "Oldacre's": 2, 'six': 21, 'parlour': 2, 'fortunate': 2, 'unquestionably': 1, 'unites': 1, 'desire,': 2, 'instead': 6, 'struggled': 1, 'sin': 1, 'typewriter': 1, 'puppets': 1, 'express': 7, 'cupboard': 3, 'attend': 1, 'lived?"': 1, 'immersed': 3, '"Yes?': 1, 'tact': 1, 'I?"': 1, 'masks': 1, '"Yes;': 1, 'PROJECT': 4, 'abuse': 1, 'wrist': 2, 'try?"': 1, '"has': 1, 'disproved': 1, '"Yes,': 93, 'footpath': 2, 'Australia.': 1, '1883': 1, 'constables,': 1, 'light': 47, 'ruffian,': 3, 'interrupted': 2, 'struggle.': 4, 'struggle,': 1, 'promptings': 1, 'crawling': 1, 'summer.': 2, 'irregularity': 1, 'preparing': 1, 'suppose?': 1, 'beauties': 1, 'stamped': 2, 'Ronald,': 1, 'interpreted': 1, 'understand?"': 1, 'whilst': 2, '131': 2, 'Oriental': 1, 'looks': 5, 'abstruse': 2, 'nowadays.': 1, 'superior': 1, "professor,'": 1, 'heavily,': 1, '($1': 1, 'Half-past': 1, 'lithe,': 2, 'world!': 1, 'restrain': 1, 'choose': 5, 'court,': 1, 'covered': 13, 'freely': 5, 'article.': 1, '"Whatever': 1, 'world,': 5, 'happened,': 5, 'scholarship.': 1, 'happened.': 2, 'practice': 2, 'devoured': 1, 'flew': 5, 'Can': 6, 'Cam': 1, 'unfortunate,': 1, 'fled': 4, "Milverton's": 9, 'articles': 5, 'speaks': 1, 'movements,': 1, 'movements.': 2, 'profound': 2, 'yesterday.': 3, 'yesterday,': 6, 'ship.': 4, "deer's": 1, 'ship,': 1, '"Are': 2, 'trap': 6, 'dogmatic': 1, '8,': 3, 'tapestry-hung': 1, 'whist,': 1, 'mishandled': 1, 'Next': 2, 'laurel-clumped': 1, 'feet."': 1, 'Which': 2, 'our': 277, 'breakfast?"': 1, 'Unemployed.': 1, 'visit,"': 1, 'Freemason,': 1, 'workman,': 2, 'cell.': 1, 'sentiment': 1, 'assured,': 1, 'pursued,': 1, 'treasure-trove.': 1, 'Street?"': 1, 'Nearly': 1, 'performs': 1, 'exporting': 1, 'frankness': 1, 'promoted,': 1, 'disclose': 2, 'problem."': 1, 'This': 74, 'arrived.': 1, 'unobtrusive': 1, 'tenement': 1, 'white-gloved': 1, 'bawl': 1, 'streaming': 1, 'van': 1, 'dogs!': 1, 'stupidity': 1, 'enough!"': 1, 'tenant': 2, 'additional': 4, 'support.': 2, 'comrade': 3, 'overtake': 4, 'organic': 1, 'phrases': 1, 'walls.': 2, 'behaviour.': 1, 'conversation': 2, 'regaining': 1, 'follows:': 3, 'cut--a': 1, 'however."': 1, 'twitching.': 1, 'solution."': 2, 'lads.': 1, 'pay."': 1, 'listless': 2, 'Electrical': 1, 'yet--well,': 1, 'representations': 1, 'enormity': 1, 'smoothing': 1, 'evening--mistook': 1, 'faint,': 1, 'presence."': 1, 'faint.': 2, 'case,"': 5, 'droop': 1, 'unknown': 4, 'Italian,': 1, 'proved,': 3, 'proved.': 1, 'their': 67, '1500': 1, 'enough.': 9, 'enough,': 14, 'inner': 3, 'destination,': 1, 'umbrella,': 1, 'consoling': 1, 'shelf': 2, 'reversed': 2, 'moved!"': 1, '"Perhaps': 7, 'learned.': 1, 'regards': 1, 'come."': 1, 'displaying,': 2, '20th."': 1, 'speak.': 1, 'not?"': 10, 'retreat,': 2, 'frugal': 2, 'here,"': 5, 'arouse': 2, 'humours': 1, 'candles': 1, 'Peter': 26, 'sculpture': 1, 'creditors': 1, 'opened."': 1, 'unaccountable': 1, 'sea': 1, '$5,000)': 1, 'atones': 1, '"LESTRADE."': 1, 'carpet-bag,': 1, 'westward': 1, 'heat.': 2, 'waiting-room': 1, 'him--secret': 1, 'gloomily': 2, 'comes,': 1, 'linked': 2, 'pallor': 1, 'reaches': 1, 'afraid': 10, 'angle': 3, 'blind."': 2, 'florid': 1, 'After': 12, 'tread.': 1, 'dress--he': 1, 'which': 695, 'plantation': 1, 'once."': 4, 'willful': 1, "once.'": 1, 'pitiful?': 1, 'reared.': 1, 'centre': 11, 'who': 255, 'demure': 1, 'Lucretia': 1, 'airgun?': 1, 'ribbons.': 1, 'Gregory': 1, 'alarmed': 1, 'short!"': 1, 'why': 29, "husband's": 10, 'injuries.': 1, 'deny': 4, 'incident?"': 2, 'fang': 1, '"No."': 8, 'intersected': 3, 'questioned': 1, 'dilemma.': 1, 'looked': 71, '1.E': 1, 'reek.': 1, '1.C': 1, 'everything,"': 2, 'dying': 4, '"medium-looking': 1, '1.E.7.': 1, 'no,': 13, 'word!': 1, 'chances': 1, 'please': 6, 'agreed': 3, 'word.': 5, 'one,': 20, 'drooping,': 1, 'one.': 27, 'purely': 2, 'considerable,': 1, 'porter,': 2, 'kitchen.': 1, 'utter': 4, 'fear': 31, 'darkest': 1, 'feat': 1, 'pleased': 3, 'chanced': 2, 'nearer': 3, 'true.': 5, 'Squatted': 1, 'GLOBE': 1, 'disposal!"': 1, 'Quarter,': 1, 'surroundings': 2, 'Quarter.': 1, 'know."': 3, 'Dorking?': 1, 'slinking': 2, 'studded': 1, 'three-roomed': 1, 'local': 12, 'spun': 1, 'depressed,': 1, 'THY': 1, 'depressed.': 1, 'Ph.D.,': 1, 'burglars': 7, 'made': 92, 'circumstances,': 3, 'chance.': 2, 'words': 15, 'chance,': 2, 'self-evident': 1, "maker's": 2, 'THE': 39, 'epilogue.': 1, '"Lattice-paned,': 1, 'burned': 7, 'swindle': 1, 'donate': 1, 'Kentish': 1, 'ended': 16, 'wanted,': 2, 'GOLDEN': 1, 'married': 14, 'affluent': 1, 'inquiries."': 3, 'ashes.': 1, 'to-night.': 3, "Harding's": 1, 'watched."': 1, "Gutenberg's": 1, 'biscuits.': 1, 'manufacturers.': 1, 'deceived': 1, 'Grace.': 4, 'available': 2, 'Grace,': 9, 'finish,"': 1, 'whom?"': 2, 'acquired': 2, "Barnicot's,": 1, 'fantastically': 1, 'Grace?': 1, 'hut.': 4, 'DAMAGES': 2, 'violet': 1, 'eh?"': 3, 'luminous': 1, 'know--may': 1, 'sight,"': 1, 'realized,"': 1, 'hardship': 1, 'ground,': 2, 'ground.': 3, '"Moriarty': 1, 'here?"': 8, 'carriage': 15, 'solidity.': 1, 'genius': 2, 'sportsman,': 1, 'identification': 1, 'closed': 15, 'Constabulary,': 1, 'stories': 1, 'bought': 4, 'fell.': 2, 'opening': 4, 'joy': 3, 'recorded.': 1, 'sacrilege,': 1, 'job': 4, 'Carey,': 8, 'hypothesis': 2, 'NO': 2, 'swift': 4, 'sonorous': 1, 'burgled': 1, 'commands': 1, 'eyes,': 15, 'suspicious,': 1, 'incessantly,': 1, 'incessantly.': 1, 'twitching': 4, "HOLMES'": 1, 'corroborative': 1, 'this?': 2, 'HOLMES,': 1, '1.F.1.': 1, 'safely': 2, 'morning?"': 3, 'grounds': 9, 'anyhow,"': 1, 'wall': 14, 'Pope--down': 1, 'that,"': 4, '1872;': 1, 'walk': 18, 'numbers.': 1, <text:soft-page-break/>'subscribe': 1, 'Finally': 7, 'bothered': 2, 'Doncaster?': 1, 'minutely.': 2, 'table': 21, 'practitioner,': 1, 'chuckle,': 1, 'how?"': 1, 'withdrawn': 2, 'Ministers--that': 1, 'unhappiness': 2, 'room?"': 5, 'platform': 1, 'shares."': 2, 'decent': 1, 'trademark': 3, 'valet----"': 1, 'lineament,': 1, 'tutor': 4, 'choice.': 1, 'offers': 1, 'Uppingham': 1, 'Watson."': 9, 'pathway,': 1, 'Castle,': 1, 'dressing-table': 1, 'sufficient': 5, 'mute.': 1, 'document."': 1, "peep!'": 1, 'ensuring': 1, 'deeds--possibly': 1, 'improved': 1, 'torment,':</text:p>
      <text:p text:style-name="P1"><text:s/>1, 'present': 20, 'chips,': 1, '"Kindly': 1, 'abandoned': 1, 'unlike': 1, 'fearful': 2, 'tiara': 1, 'agreement,': 6, 'hypothesis,': 2, 'Eton': 2, 'chart,': 1, 'is?"': 2, 'fisher.': 1, 'envelope,': 1, 'wild': 9, 'indiscretion,': 1, '"But': 50, 'bird.': 1, 'throng.': 1, 'red-handed.': 1, 'outspoken,': 1, 'thus': 2, 'non': 1, 'PGLAF),': 1, 'despatch-box': 3, 'days."': 3, 'Hope': 6, 'shoes,"': 1, 'apart.': 1, 'perhaps': 10, 'vintage': 1, 'these,': 2, 'these.': 2, 'member': 5, 'wasted,': 1, 'wasted.': 2, 'geographical': 1, 'largest': 2, 'inch': 5, 'gets': 2, 'these?': 1, 'difficult': 10, 'goloshes,': 1, 'rake': 1, 'thirty-six,"': 1, 'photograph,': 1, 'audience.': 1, 'phenomenon,': 1, 'conceived': 1, 'mutual': 2, 'menacing,': 1, 'beast': 3, 'indeed!"': 2, 'student': 5, 'pedal': 1, 'whale': 1, 'laborious': 2, 'scales.': 1, 'La': 1, 'knee.': 3, 'fighting': 1, 'light-blue': 1, 'States': 4, 'object."': 1, 'A.M.': 1, 'workingman.': 1, 'knee,': 1, 'Moran': 9, 'undertaken': 1, 'lace--he': 1, '"Still': 2, 'bending': 3, 'creditors.': 1, '"To-morrow': 1, 'creditors,': 1, 'riveted': 1, 'Then,': 14, 'heavily': 2, 'seconds,': 2, 'only,': 1, 'obtain': 6, 'nests,"': 1, 'cries': 3, 'recollection': 3, 'keyhole."': 1, 'rooms.': 2, 'pleasures.': 1, 'rooms,': 4, 'Tower': 1, 'happiness': 1, 'Suddenly,': 2, 'this"--:': 1, 'neighbourhood,': 5, 'remonstrances.': 1, 'point': 33, 'discuss': 4, 'arresting': 1, 'revolver.': 3, 'hastening': 1, 'book': 9, 'this"--.': 1, 'earnestly': 3, 'dust-streaks': 1, 'surprised.': 2, 'surprised,': 4, 'came.': 4, 'fanciful."': 1, 'came,': 6, 'disappearance?"': 1, 'silence.': 5, 'defiant,': 1, 'Chesterfield': 2, 'know': 125, 'presume': 3, 'press': 2, '"You\'ll': 3, "P.C.'--half": 1, '"but': 7, 'LIMITED': 3, 'swan.': 1, 'presence.': 5, 'despondent.': 1, 'Within': 2, '99712.,': 1, 'Hopkins!': 2, 'agents': 3, 'Inspector': 18, 'sloping': 2, 'toilet.': 1, 'Quick,': 2, "murmured--'it": 1, 'grating;': 1, 'investigation."': 3, 'headquarters.': 1, 'because': 18, 'shabby': 1, 'sequence': 2, 'scared': 2, 'eleven."': 2, 'searching': 2, 'live,"': 1, 'dismissal,': 1, 'expected."': 1, 'past,': 4, 'past.': 4, 'schoolmaster.': 1, 'employment': 4, 'gables': 1, 'leaden': 1, 'ravaged': 1, 'leaf': 3, 'lead': 9, 'American.': 2, 'American,': 2, 'sake,': 8, 'philosopher': 1, 'instantaneous': 2, '1.F.2.': 1, 'shirt-front': 1, 'Moriarty': 8, 'professor."': 1, 'leader': 1, 'STANLEY': 1, 'mania': 2, 'murderer': 6, 'devoted.': 1, 'dangling': 1, "death's": 1, 'grimly.': 1, 'heels."': 1, 'murdered': 8, 'conveyed': 2, 'crazy!"': 1, 'squareness': 1, 'sake]': 1, 'furtive': 3, 'swaggered': 1, 'raise': 6, 'rare': 1, 'carried': 19, '596-1887,': 1, 'getting': 19, 'himself,': 11, 'himself.': 7, 'editions?"': 1, 'courtyard,': 1, 'taken."': 1, 'courtyard.': 1, 'mine.': 9, 'mine,': 4, 'swear': 8, 'artery.': 1, 'herself,': 3, 'chemicals,': 1, 'Inquiries': 1, 'mouth,': 2, 'outset': 2, 'own': 121, 'polished': 3, 'boggy': 1, 'owe': 8, 'triumphant.': 1, 'Gelder': 6, 'weather': 4, 'promise': 13, 'Bellinger!': 1, 'Bellinger,': 1, '"Will': 1, 'excited.': 2, 'prompted': 1, '"From': 5, "nobleman's": 2, 'mad.': 2, 'transfer': 1, 'mad,': 3, 'support': 7, 'Upon': 1, 'peppery': 1, 'mechanic.': 1, 'intention': 3, '"This,': 1, 'eleven-thirty': 1, 'scintillating': 1, 'mild-mannered,': 1, 'uncontrollable': 2, 'valued.': 1, 'tinged': 2, 'volume': 1, "'97,": 1, 'College."': 1, 'indignation': 1, 'Following': 1, 'squeeze': 3, 'coffee.': 1, 'assassin."': 1, 'yet--and': 3, 'Ten': 1, 'instructive': 4, 'whether': 16, 'attempt.': 1, 'this,': 16, 'insanely.': 1, 'this.': 4, 'captain,': 1, 'record': 8, 'below': 3, 'catching': 1, 'farewell': 1, 'this:': 4, 'stirring': 1, 'distributing,': 1, 'upward,': 1, 'unfolding': 1, 'upward.': 2, 'Wells,': 1, 'eagerness': 1, 'recovered.': 2, '"Two': 2, 'jewel': 1, 'occurred."': 2, 'meaningless': 1, 'inquiry."': 1, '"so': 1, 'theatre': 1, 'kind.': 2, "visitor's": 1, 'case."': 7, 'diplomas': 1, 'incredible': 3, 'volume.': 2, 'myself."': 2, 'portion': 4, 'smears': 1, 'blue,': 1, 'other': 123, 'Five': 2, 'branch': 4, 'agent.': 1, 'gipsies': 1, 'royalties': 1, 'lettering,': 1, 'conclusion': 4, 'HOLMES': 2, 'headquarters,': 2, 'abyss.': 2, 'instant,': 13, 'accomplish': 1, '"Fire!"': 3, 'villainous': 1, 'BEFORE': 1, 'instant.': 2, 'tan': 2, 'cliff': 1, 'click.': 1, 'click,': 2, 'Company,': 1, 'horror--burst': 1, 'ranks': 1, 'space': 2, 'shall,': 1, 'Brackenstall--it': 1, 'entirely.': 1, 'entirely,': 1, 'volumes': 2, 'act."': 1, 'Co.,': 5, 'Woodley."':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9:22:58.361811962</meta:creation-date>
    <dc:date>2015-02-25T19:23:44.740355731</dc:date>
    <meta:editing-duration>P0D</meta:editing-duration>
    <meta:editing-cycles>1</meta:editing-cycles>
    <meta:document-statistic meta:table-count="0" meta:image-count="0" meta:object-count="0" meta:page-count="40" meta:paragraph-count="23" meta:word-count="31032" meta:character-count="222422" meta:non-whitespace-character-count="191797"/>
    <meta:generator>LibreOffice/4.2.7.2$Linux_X86_64 LibreOffice_project/420m0$Build-2</meta:generator>
  </office:meta>
</office:document-meta>
</file>